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100002E4F00002E4F3E81200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7.2708in" fo:margin-left="0in" table:align="left" style:writing-mode="lr-tb"/>
    </style:style>
    <style:style style:name="Tabela21.A" style:family="table-column">
      <style:table-column-properties style:column-width="0.9063in"/>
    </style:style>
    <style:style style:name="Tabela21.B" style:family="table-column">
      <style:table-column-properties style:column-width="6.3646in"/>
    </style:style>
    <style:style style:name="Tabela21.A1" style:family="table-cell">
      <style:table-cell-properties fo:padding="0.0382in" fo:border="none"/>
    </style:style>
    <style:style style:name="Tabela20" style:family="table">
      <style:table-properties style:width="5.2083in" table:align="left" style:writing-mode="lr-tb"/>
    </style:style>
    <style:style style:name="Tabela20.A" style:family="table-column">
      <style:table-column-properties style:column-width="2.0104in"/>
    </style:style>
    <style:style style:name="Tabela20.B" style:family="table-column">
      <style:table-column-properties style:column-width="1.5625in"/>
    </style:style>
    <style:style style:name="Tabela20.C" style:family="table-column">
      <style:table-column-properties style:column-width="1.6354in"/>
    </style:style>
    <style:style style:name="Tabela20.1" style:family="table-row">
      <style:table-row-properties style:min-row-height="0.0042in"/>
    </style:style>
    <style:style style:name="Tabela2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ela1" style:family="table">
      <style:table-properties style:width="7.4583in" fo:margin-left="-0.075in" table:align="left" style:writing-mode="lr-tb"/>
    </style:style>
    <style:style style:name="Tabela1.A" style:family="table-column">
      <style:table-column-properties style:column-width="7.458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075in" fo:padding-right="0.075in" fo:padding-top="0in" fo:padding-bottom="0in" fo:border="none" style:writing-mode="lr-tb">
        <style:background-image/>
      </style:table-cell-properties>
    </style:style>
    <style:style style:name="Tabela2" style:family="table">
      <style:table-properties style:width="6.0896in" fo:margin-left="0.0354in" table:align="left" style:writing-mode="lr-tb"/>
    </style:style>
    <style:style style:name="Tabela2.A" style:family="table-column">
      <style:table-column-properties style:column-width="0.2465in"/>
    </style:style>
    <style:style style:name="Tabela2.B" style:family="table-column">
      <style:table-column-properties style:column-width="5.8431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" style:family="table">
      <style:table-properties style:width="6.0896in" fo:margin-left="0.0319in" table:align="left" style:writing-mode="lr-tb"/>
    </style:style>
    <style:style style:name="Tabela3.A" style:family="table-column">
      <style:table-column-properties style:column-width="6.0896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" style:family="table">
      <style:table-properties style:width="6.0896in" fo:margin-left="0.0354in" table:align="left" style:writing-mode="lr-tb"/>
    </style:style>
    <style:style style:name="Tabela4.A" style:family="table-column">
      <style:table-column-properties style:column-width="0.2465in"/>
    </style:style>
    <style:style style:name="Tabela4.B" style:family="table-column">
      <style:table-column-properties style:column-width="5.8431in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" style:family="table">
      <style:table-properties style:width="6.0896in" fo:margin-left="0.0319in" table:align="left" style:writing-mode="lr-tb"/>
    </style:style>
    <style:style style:name="Tabela5.A" style:family="table-column">
      <style:table-column-properties style:column-width="6.0896in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" style:family="table">
      <style:table-properties style:width="6.0896in" fo:margin-left="0.0354in" table:align="left" style:writing-mode="lr-tb"/>
    </style:style>
    <style:style style:name="Tabela6.A" style:family="table-column">
      <style:table-column-properties style:column-width="0.2465in"/>
    </style:style>
    <style:style style:name="Tabela6.B" style:family="table-column">
      <style:table-column-properties style:column-width="5.8431in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" style:family="table">
      <style:table-properties style:width="6.0896in" fo:margin-left="0.0319in" table:align="left" style:writing-mode="lr-tb"/>
    </style:style>
    <style:style style:name="Tabela7.A" style:family="table-column">
      <style:table-column-properties style:column-width="6.0896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8" style:family="table">
      <style:table-properties style:width="6.0896in" fo:margin-left="0.0354in" table:align="left" style:writing-mode="lr-tb"/>
    </style:style>
    <style:style style:name="Tabela8.A" style:family="table-column">
      <style:table-column-properties style:column-width="0.2465in"/>
    </style:style>
    <style:style style:name="Tabela8.B" style:family="table-column">
      <style:table-column-properties style:column-width="5.8431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9" style:family="table">
      <style:table-properties style:width="6.0896in" fo:margin-left="0.0319in" table:align="left" style:writing-mode="lr-tb"/>
    </style:style>
    <style:style style:name="Tabela9.A" style:family="table-column">
      <style:table-column-properties style:column-width="6.0896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3" style:family="table">
      <style:table-properties style:width="6.0896in" fo:margin-left="0.0354in" table:align="left" style:writing-mode="lr-tb"/>
    </style:style>
    <style:style style:name="Tabela73.A" style:family="table-column">
      <style:table-column-properties style:column-width="0.2465in"/>
    </style:style>
    <style:style style:name="Tabela73.B" style:family="table-column">
      <style:table-column-properties style:column-width="5.8431in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73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4" style:family="table">
      <style:table-properties style:width="6.0896in" fo:margin-left="0.0319in" table:align="left" style:writing-mode="lr-tb"/>
    </style:style>
    <style:style style:name="Tabela74.A" style:family="table-column">
      <style:table-column-properties style:column-width="6.0896in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0" style:family="table">
      <style:table-properties style:width="6.0896in" fo:margin-left="0.0354in" table:align="left" style:writing-mode="lr-tb"/>
    </style:style>
    <style:style style:name="Tabela10.A" style:family="table-column">
      <style:table-column-properties style:column-width="0.2465in"/>
    </style:style>
    <style:style style:name="Tabela10.B" style:family="table-column">
      <style:table-column-properties style:column-width="5.8431in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0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1" style:family="table">
      <style:table-properties style:width="6.0896in" fo:margin-left="0.0319in" table:align="left" style:writing-mode="lr-tb"/>
    </style:style>
    <style:style style:name="Tabela11.A" style:family="table-column">
      <style:table-column-properties style:column-width="6.0896in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2" style:family="table">
      <style:table-properties style:width="6.0896in" fo:margin-left="0.0354in" table:align="left" style:writing-mode="lr-tb"/>
    </style:style>
    <style:style style:name="Tabela12.A" style:family="table-column">
      <style:table-column-properties style:column-width="0.2465in"/>
    </style:style>
    <style:style style:name="Tabela12.B" style:family="table-column">
      <style:table-column-properties style:column-width="5.8431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3" style:family="table">
      <style:table-properties style:width="6.0896in" fo:margin-left="0.0319in" table:align="left" style:writing-mode="lr-tb"/>
    </style:style>
    <style:style style:name="Tabela13.A" style:family="table-column">
      <style:table-column-properties style:column-width="6.0896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4" style:family="table">
      <style:table-properties style:width="6.0896in" fo:margin-left="0.0354in" table:align="left" style:writing-mode="lr-tb"/>
    </style:style>
    <style:style style:name="Tabela14.A" style:family="table-column">
      <style:table-column-properties style:column-width="0.2465in"/>
    </style:style>
    <style:style style:name="Tabela14.B" style:family="table-column">
      <style:table-column-properties style:column-width="5.8431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5" style:family="table">
      <style:table-properties style:width="6.0896in" fo:margin-left="0.0319in" table:align="left" style:writing-mode="lr-tb"/>
    </style:style>
    <style:style style:name="Tabela15.A" style:family="table-column">
      <style:table-column-properties style:column-width="6.0896in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6" style:family="table">
      <style:table-properties style:width="6.0896in" fo:margin-left="0.0354in" table:align="left" style:writing-mode="lr-tb"/>
    </style:style>
    <style:style style:name="Tabela16.A" style:family="table-column">
      <style:table-column-properties style:column-width="0.2465in"/>
    </style:style>
    <style:style style:name="Tabela16.B" style:family="table-column">
      <style:table-column-properties style:column-width="5.8431in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7" style:family="table">
      <style:table-properties style:width="6.0896in" fo:margin-left="0.0319in" table:align="left" style:writing-mode="lr-tb"/>
    </style:style>
    <style:style style:name="Tabela17.A" style:family="table-column">
      <style:table-column-properties style:column-width="6.0896in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8" style:family="table">
      <style:table-properties style:width="6.0896in" fo:margin-left="0.0354in" table:align="left" style:writing-mode="lr-tb"/>
    </style:style>
    <style:style style:name="Tabela18.A" style:family="table-column">
      <style:table-column-properties style:column-width="0.2465in"/>
    </style:style>
    <style:style style:name="Tabela18.B" style:family="table-column">
      <style:table-column-properties style:column-width="5.8431in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1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19" style:family="table">
      <style:table-properties style:width="6.0896in" fo:margin-left="0.0319in" table:align="left" style:writing-mode="lr-tb"/>
    </style:style>
    <style:style style:name="Tabela19.A" style:family="table-column">
      <style:table-column-properties style:column-width="6.0896in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le1" style:family="table">
      <style:table-properties style:width="6.0896in" fo:margin-left="0.0354in" table:align="left" style:writing-mode="lr-tb"/>
    </style:style>
    <style:style style:name="Table1.A" style:family="table-column">
      <style:table-column-properties style:column-width="0.2465in"/>
    </style:style>
    <style:style style:name="Table1.B" style:family="table-column">
      <style:table-column-properties style:column-width="5.84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le1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le2" style:family="table">
      <style:table-properties style:width="6.0896in" fo:margin-left="0.0319in" table:align="left" style:writing-mode="lr-tb"/>
    </style:style>
    <style:style style:name="Table2.A" style:family="table-column">
      <style:table-column-properties style:column-width="6.0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2" style:family="table">
      <style:table-properties style:width="6.0896in" fo:margin-left="0.0354in" table:align="left" style:writing-mode="lr-tb"/>
    </style:style>
    <style:style style:name="Tabela22.A" style:family="table-column">
      <style:table-column-properties style:column-width="0.2465in"/>
    </style:style>
    <style:style style:name="Tabela22.B" style:family="table-column">
      <style:table-column-properties style:column-width="5.8431in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3" style:family="table">
      <style:table-properties style:width="6.0896in" fo:margin-left="0.0319in" table:align="left" style:writing-mode="lr-tb"/>
    </style:style>
    <style:style style:name="Tabela23.A" style:family="table-column">
      <style:table-column-properties style:column-width="6.0896in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4" style:family="table">
      <style:table-properties style:width="6.0896in" fo:margin-left="0.0354in" table:align="left" style:writing-mode="lr-tb"/>
    </style:style>
    <style:style style:name="Tabela24.A" style:family="table-column">
      <style:table-column-properties style:column-width="0.2465in"/>
    </style:style>
    <style:style style:name="Tabela24.B" style:family="table-column">
      <style:table-column-properties style:column-width="5.8431in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5" style:family="table">
      <style:table-properties style:width="6.0896in" fo:margin-left="0.0319in" table:align="left" style:writing-mode="lr-tb"/>
    </style:style>
    <style:style style:name="Tabela25.A" style:family="table-column">
      <style:table-column-properties style:column-width="6.0896in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6" style:family="table">
      <style:table-properties style:width="6.0896in" fo:margin-left="0.0354in" table:align="left" style:writing-mode="lr-tb"/>
    </style:style>
    <style:style style:name="Tabela26.A" style:family="table-column">
      <style:table-column-properties style:column-width="0.2465in"/>
    </style:style>
    <style:style style:name="Tabela26.B" style:family="table-column">
      <style:table-column-properties style:column-width="5.8431in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7" style:family="table">
      <style:table-properties style:width="6.0896in" fo:margin-left="0.0319in" table:align="left" style:writing-mode="lr-tb"/>
    </style:style>
    <style:style style:name="Tabela27.A" style:family="table-column">
      <style:table-column-properties style:column-width="6.0896in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8" style:family="table">
      <style:table-properties style:width="6.0896in" fo:margin-left="0.0354in" table:align="left" style:writing-mode="lr-tb"/>
    </style:style>
    <style:style style:name="Tabela28.A" style:family="table-column">
      <style:table-column-properties style:column-width="0.2465in"/>
    </style:style>
    <style:style style:name="Tabela28.B" style:family="table-column">
      <style:table-column-properties style:column-width="5.8431in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2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29" style:family="table">
      <style:table-properties style:width="6.0896in" fo:margin-left="0.0319in" table:align="left" style:writing-mode="lr-tb"/>
    </style:style>
    <style:style style:name="Tabela29.A" style:family="table-column">
      <style:table-column-properties style:column-width="6.0896in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0" style:family="table">
      <style:table-properties style:width="6.0896in" fo:margin-left="0.0354in" table:align="left" style:writing-mode="lr-tb"/>
    </style:style>
    <style:style style:name="Tabela30.A" style:family="table-column">
      <style:table-column-properties style:column-width="0.2465in"/>
    </style:style>
    <style:style style:name="Tabela30.B" style:family="table-column">
      <style:table-column-properties style:column-width="5.8431in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0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1" style:family="table">
      <style:table-properties style:width="6.0896in" fo:margin-left="0.0319in" table:align="left" style:writing-mode="lr-tb"/>
    </style:style>
    <style:style style:name="Tabela31.A" style:family="table-column">
      <style:table-column-properties style:column-width="6.0896in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2" style:family="table">
      <style:table-properties style:width="6.0896in" fo:margin-left="0.0354in" table:align="left" style:writing-mode="lr-tb"/>
    </style:style>
    <style:style style:name="Tabela32.A" style:family="table-column">
      <style:table-column-properties style:column-width="0.2465in"/>
    </style:style>
    <style:style style:name="Tabela32.B" style:family="table-column">
      <style:table-column-properties style:column-width="5.8431in"/>
    </style:style>
    <style:style style:name="Tabela32.1" style:family="table-row">
      <style:table-row-properties fo:keep-together="auto"/>
    </style:style>
    <style:style style:name="Tabela3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3" style:family="table">
      <style:table-properties style:width="6.0896in" fo:margin-left="0.0319in" table:align="left" style:writing-mode="lr-tb"/>
    </style:style>
    <style:style style:name="Tabela33.A" style:family="table-column">
      <style:table-column-properties style:column-width="6.0896in"/>
    </style:style>
    <style:style style:name="Tabela33.1" style:family="table-row">
      <style:table-row-properties fo:keep-together="auto"/>
    </style:style>
    <style:style style:name="Tabela3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4" style:family="table">
      <style:table-properties style:width="6.0896in" fo:margin-left="0.0354in" table:align="left" style:writing-mode="lr-tb"/>
    </style:style>
    <style:style style:name="Tabela34.A" style:family="table-column">
      <style:table-column-properties style:column-width="0.2465in"/>
    </style:style>
    <style:style style:name="Tabela34.B" style:family="table-column">
      <style:table-column-properties style:column-width="5.8431in"/>
    </style:style>
    <style:style style:name="Tabela34.1" style:family="table-row">
      <style:table-row-properties fo:keep-together="auto"/>
    </style:style>
    <style:style style:name="Tabela3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5" style:family="table">
      <style:table-properties style:width="6.0896in" fo:margin-left="0.0319in" table:align="left" style:writing-mode="lr-tb"/>
    </style:style>
    <style:style style:name="Tabela35.A" style:family="table-column">
      <style:table-column-properties style:column-width="6.0896in"/>
    </style:style>
    <style:style style:name="Tabela35.1" style:family="table-row">
      <style:table-row-properties fo:keep-together="auto"/>
    </style:style>
    <style:style style:name="Tabela3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9" style:family="table">
      <style:table-properties style:width="6.0896in" fo:margin-left="0.0354in" table:align="left" style:writing-mode="lr-tb"/>
    </style:style>
    <style:style style:name="Tabela59.A" style:family="table-column">
      <style:table-column-properties style:column-width="0.2465in"/>
    </style:style>
    <style:style style:name="Tabela59.B" style:family="table-column">
      <style:table-column-properties style:column-width="5.8431in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9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0" style:family="table">
      <style:table-properties style:width="6.0896in" fo:margin-left="0.0319in" table:align="left" style:writing-mode="lr-tb"/>
    </style:style>
    <style:style style:name="Tabela60.A" style:family="table-column">
      <style:table-column-properties style:column-width="6.0896in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1" style:family="table">
      <style:table-properties style:width="6.0896in" fo:margin-left="0.0354in" table:align="left" style:writing-mode="lr-tb"/>
    </style:style>
    <style:style style:name="Tabela61.A" style:family="table-column">
      <style:table-column-properties style:column-width="0.2465in"/>
    </style:style>
    <style:style style:name="Tabela61.B" style:family="table-column">
      <style:table-column-properties style:column-width="5.8431in"/>
    </style:style>
    <style:style style:name="Tabela61.1" style:family="table-row">
      <style:table-row-properties fo:keep-together="auto"/>
    </style:style>
    <style:style style:name="Tabela61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1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2" style:family="table">
      <style:table-properties style:width="6.0896in" fo:margin-left="0.0319in" table:align="left" style:writing-mode="lr-tb"/>
    </style:style>
    <style:style style:name="Tabela62.A" style:family="table-column">
      <style:table-column-properties style:column-width="6.0896in"/>
    </style:style>
    <style:style style:name="Tabela62.1" style:family="table-row">
      <style:table-row-properties fo:keep-together="auto"/>
    </style:style>
    <style:style style:name="Tabela62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3" style:family="table">
      <style:table-properties style:width="6.0896in" fo:margin-left="0.0354in" table:align="left" style:writing-mode="lr-tb"/>
    </style:style>
    <style:style style:name="Tabela63.A" style:family="table-column">
      <style:table-column-properties style:column-width="0.2465in"/>
    </style:style>
    <style:style style:name="Tabela63.B" style:family="table-column">
      <style:table-column-properties style:column-width="5.8431in"/>
    </style:style>
    <style:style style:name="Tabela63.1" style:family="table-row">
      <style:table-row-properties fo:keep-together="auto"/>
    </style:style>
    <style:style style:name="Tabela63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3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4" style:family="table">
      <style:table-properties style:width="6.0896in" fo:margin-left="0.0319in" table:align="left" style:writing-mode="lr-tb"/>
    </style:style>
    <style:style style:name="Tabela64.A" style:family="table-column">
      <style:table-column-properties style:column-width="6.0896in"/>
    </style:style>
    <style:style style:name="Tabela64.1" style:family="table-row">
      <style:table-row-properties fo:keep-together="auto"/>
    </style:style>
    <style:style style:name="Tabela64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5" style:family="table">
      <style:table-properties style:width="6.0896in" fo:margin-left="0.0354in" table:align="left" style:writing-mode="lr-tb"/>
    </style:style>
    <style:style style:name="Tabela65.A" style:family="table-column">
      <style:table-column-properties style:column-width="0.2465in"/>
    </style:style>
    <style:style style:name="Tabela65.B" style:family="table-column">
      <style:table-column-properties style:column-width="5.8431in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5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6" style:family="table">
      <style:table-properties style:width="6.0896in" fo:margin-left="0.0319in" table:align="left" style:writing-mode="lr-tb"/>
    </style:style>
    <style:style style:name="Tabela66.A" style:family="table-column">
      <style:table-column-properties style:column-width="6.0896in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7" style:family="table">
      <style:table-properties style:width="6.0896in" fo:margin-left="0.0354in" table:align="left" style:writing-mode="lr-tb"/>
    </style:style>
    <style:style style:name="Tabela67.A" style:family="table-column">
      <style:table-column-properties style:column-width="0.2465in"/>
    </style:style>
    <style:style style:name="Tabela67.B" style:family="table-column">
      <style:table-column-properties style:column-width="5.8431in"/>
    </style:style>
    <style:style style:name="Tabela67.1" style:family="table-row">
      <style:table-row-properties fo:keep-together="auto"/>
    </style:style>
    <style:style style:name="Tabela67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7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8" style:family="table">
      <style:table-properties style:width="6.0896in" fo:margin-left="0.0319in" table:align="left" style:writing-mode="lr-tb"/>
    </style:style>
    <style:style style:name="Tabela68.A" style:family="table-column">
      <style:table-column-properties style:column-width="6.0896in"/>
    </style:style>
    <style:style style:name="Tabela68.1" style:family="table-row">
      <style:table-row-properties fo:keep-together="auto"/>
    </style:style>
    <style:style style:name="Tabela68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69" style:family="table">
      <style:table-properties style:width="6.0896in" fo:margin-left="0.0354in" table:align="left" style:writing-mode="lr-tb"/>
    </style:style>
    <style:style style:name="Tabela69.A" style:family="table-column">
      <style:table-column-properties style:column-width="0.2465in"/>
    </style:style>
    <style:style style:name="Tabela69.B" style:family="table-column">
      <style:table-column-properties style:column-width="5.8431in"/>
    </style:style>
    <style:style style:name="Tabela69.1" style:family="table-row">
      <style:table-row-properties fo:keep-together="auto"/>
    </style:style>
    <style:style style:name="Tabela69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69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0" style:family="table">
      <style:table-properties style:width="6.0896in" fo:margin-left="0.0319in" table:align="left" style:writing-mode="lr-tb"/>
    </style:style>
    <style:style style:name="Tabela70.A" style:family="table-column">
      <style:table-column-properties style:column-width="6.0896in"/>
    </style:style>
    <style:style style:name="Tabela70.1" style:family="table-row">
      <style:table-row-properties fo:keep-together="auto"/>
    </style:style>
    <style:style style:name="Tabela70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6" style:family="table">
      <style:table-properties style:width="6.0896in" fo:margin-left="0.0354in" table:align="left" style:writing-mode="lr-tb"/>
    </style:style>
    <style:style style:name="Tabela36.A" style:family="table-column">
      <style:table-column-properties style:column-width="0.2465in"/>
    </style:style>
    <style:style style:name="Tabela36.B" style:family="table-column">
      <style:table-column-properties style:column-width="5.8431in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7" style:family="table">
      <style:table-properties style:width="6.0896in" fo:margin-left="0.0319in" table:align="left" style:writing-mode="lr-tb"/>
    </style:style>
    <style:style style:name="Tabela37.A" style:family="table-column">
      <style:table-column-properties style:column-width="6.0896in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8" style:family="table">
      <style:table-properties style:width="6.0896in" fo:margin-left="0.0354in" table:align="left" style:writing-mode="lr-tb"/>
    </style:style>
    <style:style style:name="Tabela38.A" style:family="table-column">
      <style:table-column-properties style:column-width="0.2465in"/>
    </style:style>
    <style:style style:name="Tabela38.B" style:family="table-column">
      <style:table-column-properties style:column-width="5.8431in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3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39" style:family="table">
      <style:table-properties style:width="6.0896in" fo:margin-left="0.0319in" table:align="left" style:writing-mode="lr-tb"/>
    </style:style>
    <style:style style:name="Tabela39.A" style:family="table-column">
      <style:table-column-properties style:column-width="6.0896in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0" style:family="table">
      <style:table-properties style:width="6.0896in" fo:margin-left="0.0354in" table:align="left" style:writing-mode="lr-tb"/>
    </style:style>
    <style:style style:name="Tabela40.A" style:family="table-column">
      <style:table-column-properties style:column-width="0.2465in"/>
    </style:style>
    <style:style style:name="Tabela40.B" style:family="table-column">
      <style:table-column-properties style:column-width="5.8431in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0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1" style:family="table">
      <style:table-properties style:width="6.0896in" fo:margin-left="0.0319in" table:align="left" style:writing-mode="lr-tb"/>
    </style:style>
    <style:style style:name="Tabela41.A" style:family="table-column">
      <style:table-column-properties style:column-width="6.0896in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2" style:family="table">
      <style:table-properties style:width="6.0896in" fo:margin-left="0.0354in" table:align="left" style:writing-mode="lr-tb"/>
    </style:style>
    <style:style style:name="Tabela42.A" style:family="table-column">
      <style:table-column-properties style:column-width="0.2465in"/>
    </style:style>
    <style:style style:name="Tabela42.B" style:family="table-column">
      <style:table-column-properties style:column-width="5.8431in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3" style:family="table">
      <style:table-properties style:width="6.0896in" fo:margin-left="0.0319in" table:align="left" style:writing-mode="lr-tb"/>
    </style:style>
    <style:style style:name="Tabela43.A" style:family="table-column">
      <style:table-column-properties style:column-width="6.0896in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1" style:family="table">
      <style:table-properties style:width="6.0896in" fo:margin-left="0.0354in" table:align="left" style:writing-mode="lr-tb"/>
    </style:style>
    <style:style style:name="Tabela71.A" style:family="table-column">
      <style:table-column-properties style:column-width="0.2465in"/>
    </style:style>
    <style:style style:name="Tabela71.B" style:family="table-column">
      <style:table-column-properties style:column-width="5.8431in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71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72" style:family="table">
      <style:table-properties style:width="6.0896in" fo:margin-left="0.0319in" table:align="left" style:writing-mode="lr-tb"/>
    </style:style>
    <style:style style:name="Tabela72.A" style:family="table-column">
      <style:table-column-properties style:column-width="6.0896in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4" style:family="table">
      <style:table-properties style:width="6.0896in" fo:margin-left="0.0354in" table:align="left" style:writing-mode="lr-tb"/>
    </style:style>
    <style:style style:name="Tabela44.A" style:family="table-column">
      <style:table-column-properties style:column-width="0.2465in"/>
    </style:style>
    <style:style style:name="Tabela44.B" style:family="table-column">
      <style:table-column-properties style:column-width="5.8431in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5" style:family="table">
      <style:table-properties style:width="6.0896in" fo:margin-left="0.0319in" table:align="left" style:writing-mode="lr-tb"/>
    </style:style>
    <style:style style:name="Tabela45.A" style:family="table-column">
      <style:table-column-properties style:column-width="6.0896in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6" style:family="table">
      <style:table-properties style:width="6.0896in" fo:margin-left="0.0354in" table:align="left" style:writing-mode="lr-tb"/>
    </style:style>
    <style:style style:name="Tabela46.A" style:family="table-column">
      <style:table-column-properties style:column-width="0.2465in"/>
    </style:style>
    <style:style style:name="Tabela46.B" style:family="table-column">
      <style:table-column-properties style:column-width="5.8431in"/>
    </style:style>
    <style:style style:name="Tabela46.1" style:family="table-row">
      <style:table-row-properties fo:keep-together="auto"/>
    </style:style>
    <style:style style:name="Tabela4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7" style:family="table">
      <style:table-properties style:width="6.0896in" fo:margin-left="0.0319in" table:align="left" style:writing-mode="lr-tb"/>
    </style:style>
    <style:style style:name="Tabela47.A" style:family="table-column">
      <style:table-column-properties style:column-width="6.0896in"/>
    </style:style>
    <style:style style:name="Tabela47.1" style:family="table-row">
      <style:table-row-properties fo:keep-together="auto"/>
    </style:style>
    <style:style style:name="Tabela4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8" style:family="table">
      <style:table-properties style:width="6.0896in" fo:margin-left="0.0354in" table:align="left" style:writing-mode="lr-tb"/>
    </style:style>
    <style:style style:name="Tabela48.A" style:family="table-column">
      <style:table-column-properties style:column-width="0.2465in"/>
    </style:style>
    <style:style style:name="Tabela48.B" style:family="table-column">
      <style:table-column-properties style:column-width="5.8431in"/>
    </style:style>
    <style:style style:name="Tabela48.1" style:family="table-row">
      <style:table-row-properties fo:keep-together="auto"/>
    </style:style>
    <style:style style:name="Tabela48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48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49" style:family="table">
      <style:table-properties style:width="6.0896in" fo:margin-left="0.0319in" table:align="left" style:writing-mode="lr-tb"/>
    </style:style>
    <style:style style:name="Tabela49.A" style:family="table-column">
      <style:table-column-properties style:column-width="6.0896in"/>
    </style:style>
    <style:style style:name="Tabela49.1" style:family="table-row">
      <style:table-row-properties fo:keep-together="auto"/>
    </style:style>
    <style:style style:name="Tabela49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0" style:family="table">
      <style:table-properties style:width="6.0896in" fo:margin-left="0.0354in" table:align="left" style:writing-mode="lr-tb"/>
    </style:style>
    <style:style style:name="Tabela50.A" style:family="table-column">
      <style:table-column-properties style:column-width="0.2465in"/>
    </style:style>
    <style:style style:name="Tabela50.B" style:family="table-column">
      <style:table-column-properties style:column-width="5.8431in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0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1" style:family="table">
      <style:table-properties style:width="6.0896in" fo:margin-left="0.0319in" table:align="left" style:writing-mode="lr-tb"/>
    </style:style>
    <style:style style:name="Tabela51.A" style:family="table-column">
      <style:table-column-properties style:column-width="6.0896in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2" style:family="table">
      <style:table-properties style:width="6.0896in" fo:margin-left="0.0354in" table:align="left" style:writing-mode="lr-tb"/>
    </style:style>
    <style:style style:name="Tabela52.A" style:family="table-column">
      <style:table-column-properties style:column-width="0.2465in"/>
    </style:style>
    <style:style style:name="Tabela52.B" style:family="table-column">
      <style:table-column-properties style:column-width="5.8431in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2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3" style:family="table">
      <style:table-properties style:width="6.0896in" fo:margin-left="0.0319in" table:align="left" style:writing-mode="lr-tb"/>
    </style:style>
    <style:style style:name="Tabela53.A" style:family="table-column">
      <style:table-column-properties style:column-width="6.0896in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4" style:family="table">
      <style:table-properties style:width="6.0896in" fo:margin-left="0.0354in" table:align="left" style:writing-mode="lr-tb"/>
    </style:style>
    <style:style style:name="Tabela54.A" style:family="table-column">
      <style:table-column-properties style:column-width="0.2465in"/>
    </style:style>
    <style:style style:name="Tabela54.B" style:family="table-column">
      <style:table-column-properties style:column-width="5.8431in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4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5" style:family="table">
      <style:table-properties style:width="6.0896in" fo:margin-left="0.0319in" table:align="left" style:writing-mode="lr-tb"/>
    </style:style>
    <style:style style:name="Tabela55.A" style:family="table-column">
      <style:table-column-properties style:column-width="6.0896in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6" style:family="table">
      <style:table-properties style:width="6.0896in" fo:margin-left="0.0354in" table:align="left" style:writing-mode="lr-tb"/>
    </style:style>
    <style:style style:name="Tabela56.A" style:family="table-column">
      <style:table-column-properties style:column-width="0.2465in"/>
    </style:style>
    <style:style style:name="Tabela56.B" style:family="table-column">
      <style:table-column-properties style:column-width="5.8431in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0396in" fo:padding-right="0.0396in" fo:padding-top="0in" fo:padding-bottom="0in" fo:border="none" style:writing-mode="lr-tb"/>
    </style:style>
    <style:style style:name="Tabela56.B1" style:family="table-cell">
      <style:table-cell-properties style:vertical-align="top" fo:background-color="#efefff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Tabela57" style:family="table">
      <style:table-properties style:width="6.0896in" fo:margin-left="0.0319in" table:align="left" style:writing-mode="lr-tb"/>
    </style:style>
    <style:style style:name="Tabela57.A" style:family="table-column">
      <style:table-column-properties style:column-width="6.0896in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0396in" fo:padding-right="0.0396in" fo:padding-top="0in" fo:padding-bottom="0in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6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7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9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0" style:family="paragraph" style:parent-style-name="Standard">
      <style:text-properties style:font-name="Verdana" fo:font-size="10pt" officeooo:paragraph-rsid="0010b34d" style:font-size-asian="10pt" style:font-name-complex="Verdana" style:font-size-complex="10pt"/>
    </style:style>
    <style:style style:name="P11" style:family="paragraph" style:parent-style-name="Standard">
      <style:text-properties style:font-name="Verdana" fo:font-size="10pt" officeooo:paragraph-rsid="00116b0a" style:font-size-asian="10pt" style:font-name-complex="Verdana" style:font-size-complex="10pt"/>
    </style:style>
    <style:style style:name="P12" style:family="paragraph" style:parent-style-name="Standard">
      <style:text-properties style:font-name="Verdana" fo:font-size="10pt" officeooo:paragraph-rsid="0012380e" style:font-size-asian="10pt" style:font-name-complex="Verdana" style:font-size-complex="10pt"/>
    </style:style>
    <style:style style:name="P13" style:family="paragraph" style:parent-style-name="Standard">
      <style:text-properties style:font-name="Verdana" fo:font-size="10pt" officeooo:paragraph-rsid="0013bfe1" style:font-size-asian="10pt" style:font-name-complex="Verdana" style:font-size-complex="10pt"/>
    </style:style>
    <style:style style:name="P14" style:family="paragraph" style:parent-style-name="Standard">
      <style:text-properties style:font-name="Verdana" fo:font-size="10pt" officeooo:paragraph-rsid="0014f1d2" style:font-size-asian="10pt" style:font-name-complex="Verdana" style:font-size-complex="10pt"/>
    </style:style>
    <style:style style:name="P15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6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17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" style:font-name-complex="Verdana"/>
    </style:style>
    <style:style style:name="P19" style:family="paragraph" style:parent-style-name="Standard">
      <style:text-properties style:font-name="Verdana" officeooo:paragraph-rsid="0010b34d" style:font-name-complex="Verdana"/>
    </style:style>
    <style:style style:name="P20" style:family="paragraph" style:parent-style-name="Standard">
      <style:text-properties style:font-name="Verdana" officeooo:paragraph-rsid="0014f1d2" style:font-name-complex="Verdana"/>
    </style:style>
    <style:style style:name="P21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24" style:family="paragraph" style:parent-style-name="Standard">
      <style:text-properties fo:font-size="10pt" officeooo:paragraph-rsid="0010b34d" style:font-size-asian="10pt" style:font-size-complex="10pt"/>
    </style:style>
    <style:style style:name="P25" style:family="paragraph" style:parent-style-name="Standard">
      <style:text-properties fo:font-size="10pt" officeooo:paragraph-rsid="00116b0a" style:font-size-asian="10pt" style:font-size-complex="10pt"/>
    </style:style>
    <style:style style:name="P26" style:family="paragraph" style:parent-style-name="Standard">
      <style:text-properties fo:font-size="10pt" officeooo:paragraph-rsid="0012380e" style:font-size-asian="10pt" style:font-size-complex="10pt"/>
    </style:style>
    <style:style style:name="P27" style:family="paragraph" style:parent-style-name="Standard">
      <style:text-properties fo:font-size="10pt" officeooo:paragraph-rsid="0013bfe1" style:font-size-asian="10pt" style:font-size-complex="10pt"/>
    </style:style>
    <style:style style:name="P28" style:family="paragraph" style:parent-style-name="Standard">
      <style:text-properties fo:font-size="10pt" officeooo:paragraph-rsid="0014f1d2" style:font-size-asian="10pt" style:font-size-complex="10pt"/>
    </style:style>
    <style:style style:name="P29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31" style:family="paragraph" style:parent-style-name="Standard">
      <style:paragraph-properties fo:orphans="0" fo:widows="0" style:text-autospace="none"/>
      <style:text-properties style:font-name="Courier New" fo:font-size="10pt" officeooo:paragraph-rsid="0010b34d" style:font-size-asian="10pt" style:font-name-complex="Courier New" style:font-size-complex="10pt"/>
    </style:style>
    <style:style style:name="P32" style:family="paragraph" style:parent-style-name="Standard">
      <style:paragraph-properties fo:orphans="0" fo:widows="0" style:text-autospace="none"/>
      <style:text-properties style:font-name="Courier New" fo:font-size="10pt" officeooo:paragraph-rsid="00116b0a" style:font-size-asian="10pt" style:font-name-complex="Courier New" style:font-size-complex="10pt"/>
    </style:style>
    <style:style style:name="P33" style:family="paragraph" style:parent-style-name="Standard">
      <style:paragraph-properties fo:orphans="0" fo:widows="0" style:text-autospace="none"/>
      <style:text-properties style:font-name="Courier New" fo:font-size="10pt" officeooo:paragraph-rsid="0012380e" style:font-size-asian="10pt" style:font-name-complex="Courier New" style:font-size-complex="10pt"/>
    </style:style>
    <style:style style:name="P34" style:family="paragraph" style:parent-style-name="Standard">
      <style:paragraph-properties fo:orphans="0" fo:widows="0" style:text-autospace="none"/>
      <style:text-properties style:font-name="Courier New" fo:font-size="10pt" officeooo:paragraph-rsid="0013bfe1" style:font-size-asian="10pt" style:font-name-complex="Courier New" style:font-size-complex="10pt"/>
    </style:style>
    <style:style style:name="P35" style:family="paragraph" style:parent-style-name="Standard">
      <style:paragraph-properties fo:orphans="0" fo:widows="0" style:text-autospace="none"/>
      <style:text-properties style:font-name="Courier New" fo:font-size="10pt" officeooo:paragraph-rsid="0014f1d2" style:font-size-asian="10pt" style:font-name-complex="Courier New" style:font-size-complex="10pt"/>
    </style:style>
    <style:style style:name="P36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37" style:family="paragraph" style:parent-style-name="Standard">
      <style:text-properties style:font-name="Courier New" fo:font-size="10pt" officeooo:paragraph-rsid="0012380e" style:font-size-asian="10pt" style:font-name-complex="Courier New" style:font-size-complex="10pt"/>
    </style:style>
    <style:style style:name="P38" style:family="paragraph" style:parent-style-name="Standard">
      <style:text-properties style:font-name="Courier New" fo:font-size="10pt" officeooo:paragraph-rsid="0013bfe1" style:font-size-asian="10pt" style:font-name-complex="Courier New" style:font-size-complex="10pt"/>
    </style:style>
    <style:style style:name="P39" style:family="paragraph" style:parent-style-name="Standard">
      <style:text-properties style:font-name="Courier New" fo:font-size="10pt" officeooo:paragraph-rsid="0014f1d2" style:font-size-asian="10pt" style:font-name-complex="Courier New" style:font-size-complex="10pt"/>
    </style:style>
    <style:style style:name="P40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41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42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43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44" style:family="paragraph" style:parent-style-name="Standard">
      <style:paragraph-properties fo:orphans="0" fo:widows="0" style:text-autospace="none"/>
      <style:text-properties style:font-name="Courier New" fo:font-size="10pt" fo:font-weight="normal" officeooo:paragraph-rsid="0010b34d" style:font-size-asian="10pt" style:font-weight-asian="normal" style:font-name-complex="Courier New" style:font-size-complex="10pt" style:font-weight-complex="normal"/>
    </style:style>
    <style:style style:name="P45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46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47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48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0b34d" style:font-size-asian="10pt" style:font-weight-asian="bold" style:font-name-complex="Courier New" style:font-size-complex="10pt" style:font-weight-complex="bold"/>
    </style:style>
    <style:style style:name="P49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16b0a" style:font-size-asian="10pt" style:font-weight-asian="bold" style:font-name-complex="Courier New" style:font-size-complex="10pt" style:font-weight-complex="bold"/>
    </style:style>
    <style:style style:name="P50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2380e" style:font-size-asian="10pt" style:font-weight-asian="bold" style:font-name-complex="Courier New" style:font-size-complex="10pt" style:font-weight-complex="bold"/>
    </style:style>
    <style:style style:name="P51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3bfe1" style:font-size-asian="10pt" style:font-weight-asian="bold" style:font-name-complex="Courier New" style:font-size-complex="10pt" style:font-weight-complex="bold"/>
    </style:style>
    <style:style style:name="P52" style:family="paragraph" style:parent-style-name="Standard">
      <style:paragraph-properties fo:orphans="0" fo:widows="0" style:text-autospace="none"/>
      <style:text-properties fo:color="#000000" style:font-name="Courier New" fo:font-size="10pt" fo:font-weight="bold" officeooo:paragraph-rsid="0014f1d2" style:font-size-asian="10pt" style:font-weight-asian="bold" style:font-name-complex="Courier New" style:font-size-complex="10pt" style:font-weight-complex="bold"/>
    </style:style>
    <style:style style:name="P53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54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55" style:family="paragraph" style:parent-style-name="Standard">
      <style:paragraph-properties style:text-autospace="none"/>
      <style:text-properties fo:color="#000000" style:font-name="Courier New" fo:font-size="10pt" officeooo:paragraph-rsid="0010b34d" style:font-size-asian="10pt" style:font-name-complex="Courier New" style:font-size-complex="10pt"/>
    </style:style>
    <style:style style:name="P56" style:family="paragraph" style:parent-style-name="Standard">
      <style:text-properties fo:color="#000000" style:font-name="Courier New" fo:font-size="10pt" officeooo:paragraph-rsid="0010b34d" style:font-size-asian="10pt" style:font-name-complex="Courier New" style:font-size-complex="10pt"/>
    </style:style>
    <style:style style:name="P57" style:family="paragraph" style:parent-style-name="Standard">
      <style:text-properties fo:color="#000000" style:font-name="Courier New" fo:font-size="10pt" officeooo:paragraph-rsid="00116b0a" style:font-size-asian="10pt" style:font-name-complex="Courier New" style:font-size-complex="10pt"/>
    </style:style>
    <style:style style:name="P58" style:family="paragraph" style:parent-style-name="Standard">
      <style:text-properties fo:color="#000000" style:font-name="Courier New" fo:font-size="10pt" officeooo:paragraph-rsid="0012380e" style:font-size-asian="10pt" style:font-name-complex="Courier New" style:font-size-complex="10pt"/>
    </style:style>
    <style:style style:name="P59" style:family="paragraph" style:parent-style-name="Standard">
      <style:text-properties fo:color="#000000" style:font-name="Courier New" fo:font-size="10pt" officeooo:paragraph-rsid="0013bfe1" style:font-size-asian="10pt" style:font-name-complex="Courier New" style:font-size-complex="10pt"/>
    </style:style>
    <style:style style:name="P60" style:family="paragraph" style:parent-style-name="Standard">
      <style:text-properties fo:color="#000000" style:font-name="Courier New" fo:font-size="10pt" officeooo:paragraph-rsid="0014f1d2" style:font-size-asian="10pt" style:font-name-complex="Courier New" style:font-size-complex="10pt"/>
    </style:style>
    <style:style style:name="P61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62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63" style:family="paragraph" style:parent-style-name="Standard">
      <style:text-properties fo:color="#000000" style:font-name="Courier New" fo:font-size="10pt" style:text-underline-style="none" officeooo:rsid="0016c73c" officeooo:paragraph-rsid="0016c73c" style:font-size-asian="10pt" style:font-name-complex="Courier New" style:font-size-complex="10pt"/>
    </style:style>
    <style:style style:name="P64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5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6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67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68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0b34d" style:font-size-asian="10pt" style:font-weight-asian="normal" style:font-name-complex="Courier New" style:font-size-complex="10pt" style:font-weight-complex="normal"/>
    </style:style>
    <style:style style:name="P69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16b0a" style:font-size-asian="10pt" style:font-weight-asian="normal" style:font-name-complex="Courier New" style:font-size-complex="10pt" style:font-weight-complex="normal"/>
    </style:style>
    <style:style style:name="P70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2380e" style:font-size-asian="10pt" style:font-weight-asian="normal" style:font-name-complex="Courier New" style:font-size-complex="10pt" style:font-weight-complex="normal"/>
    </style:style>
    <style:style style:name="P71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3bfe1" style:font-size-asian="10pt" style:font-weight-asian="normal" style:font-name-complex="Courier New" style:font-size-complex="10pt" style:font-weight-complex="normal"/>
    </style:style>
    <style:style style:name="P72" style:family="paragraph" style:parent-style-name="Standard">
      <style:paragraph-properties fo:orphans="0" fo:widows="0" style:text-autospace="none"/>
      <style:text-properties fo:color="#000000" style:font-name="Courier New" fo:font-size="10pt" fo:font-weight="normal" officeooo:paragraph-rsid="0014f1d2" style:font-size-asian="10pt" style:font-weight-asian="normal" style:font-name-complex="Courier New" style:font-size-complex="10pt" style:font-weight-complex="normal"/>
    </style:style>
    <style:style style:name="P73" style:family="paragraph" style:parent-style-name="Standard">
      <style:paragraph-properties fo:text-align="end" style:justify-single-word="false"/>
    </style:style>
    <style:style style:name="P74" style:family="paragraph" style:parent-style-name="Standard">
      <style:paragraph-properties fo:text-align="end" style:justify-single-word="false"/>
      <style:text-properties officeooo:paragraph-rsid="0010b34d"/>
    </style:style>
    <style:style style:name="P75" style:family="paragraph" style:parent-style-name="Standard">
      <style:paragraph-properties fo:text-align="end" style:justify-single-word="false"/>
      <style:text-properties officeooo:paragraph-rsid="00116b0a"/>
    </style:style>
    <style:style style:name="P76" style:family="paragraph" style:parent-style-name="Standard">
      <style:paragraph-properties fo:text-align="end" style:justify-single-word="false"/>
      <style:text-properties officeooo:paragraph-rsid="0012380e"/>
    </style:style>
    <style:style style:name="P77" style:family="paragraph" style:parent-style-name="Standard">
      <style:paragraph-properties fo:text-align="end" style:justify-single-word="false"/>
      <style:text-properties officeooo:paragraph-rsid="0013bfe1"/>
    </style:style>
    <style:style style:name="P78" style:family="paragraph" style:parent-style-name="Standard">
      <style:paragraph-properties fo:text-align="end" style:justify-single-word="false"/>
      <style:text-properties officeooo:paragraph-rsid="0014f1d2"/>
    </style:style>
    <style:style style:name="P79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80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81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0b34d" style:font-size-asian="10pt" style:font-name-complex="Courier New" style:font-size-complex="10pt"/>
    </style:style>
    <style:style style:name="P82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16b0a" style:font-size-asian="10pt" style:font-name-complex="Courier New" style:font-size-complex="10pt"/>
    </style:style>
    <style:style style:name="P83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2380e" style:font-size-asian="10pt" style:font-name-complex="Courier New" style:font-size-complex="10pt"/>
    </style:style>
    <style:style style:name="P84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3bfe1" style:font-size-asian="10pt" style:font-name-complex="Courier New" style:font-size-complex="10pt"/>
    </style:style>
    <style:style style:name="P85" style:family="paragraph" style:parent-style-name="Standard">
      <style:paragraph-properties fo:orphans="0" fo:widows="0" style:text-autospace="none"/>
      <style:text-properties fo:color="#808080" style:font-name="Courier New" fo:font-size="10pt" officeooo:paragraph-rsid="0014f1d2" style:font-size-asian="10pt" style:font-name-complex="Courier New" style:font-size-complex="10pt"/>
    </style:style>
    <style:style style:name="P86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87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88" style:family="paragraph" style:parent-style-name="Standard">
      <style:paragraph-properties style:text-autospace="none"/>
    </style:style>
    <style:style style:name="P89" style:family="paragraph" style:parent-style-name="Standard">
      <style:paragraph-properties style:text-autospace="none"/>
      <style:text-properties officeooo:paragraph-rsid="0010b34d"/>
    </style:style>
    <style:style style:name="P90" style:family="paragraph" style:parent-style-name="Standard">
      <style:paragraph-properties style:text-autospace="none"/>
      <style:text-properties officeooo:paragraph-rsid="00116b0a"/>
    </style:style>
    <style:style style:name="P91" style:family="paragraph" style:parent-style-name="Standard">
      <style:paragraph-properties style:text-autospace="none"/>
      <style:text-properties officeooo:paragraph-rsid="0014f1d2"/>
    </style:style>
    <style:style style:name="P92" style:family="paragraph" style:parent-style-name="Standard">
      <style:paragraph-properties fo:text-align="end" style:justify-single-word="false"/>
      <style:text-properties fo:color="#a0a0a0"/>
    </style:style>
    <style:style style:name="P93" style:family="paragraph" style:parent-style-name="Standard">
      <style:paragraph-properties fo:text-align="end" style:justify-single-word="false"/>
      <style:text-properties fo:color="#a0a0a0" officeooo:paragraph-rsid="0010b34d"/>
    </style:style>
    <style:style style:name="P94" style:family="paragraph" style:parent-style-name="Standard">
      <style:paragraph-properties fo:text-align="end" style:justify-single-word="false"/>
      <style:text-properties fo:color="#a0a0a0" officeooo:paragraph-rsid="00116b0a"/>
    </style:style>
    <style:style style:name="P95" style:family="paragraph" style:parent-style-name="Standard">
      <style:paragraph-properties fo:text-align="end" style:justify-single-word="false"/>
      <style:text-properties fo:color="#a0a0a0" officeooo:paragraph-rsid="0012380e"/>
    </style:style>
    <style:style style:name="P96" style:family="paragraph" style:parent-style-name="Standard">
      <style:paragraph-properties fo:text-align="end" style:justify-single-word="false"/>
      <style:text-properties fo:color="#a0a0a0" officeooo:paragraph-rsid="0013bfe1"/>
    </style:style>
    <style:style style:name="P97" style:family="paragraph" style:parent-style-name="Standard">
      <style:paragraph-properties fo:text-align="end" style:justify-single-word="false"/>
      <style:text-properties fo:color="#a0a0a0" officeooo:paragraph-rsid="0014f1d2"/>
    </style:style>
    <style:style style:name="P98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99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0b34d" style:font-size-asian="10pt" style:font-name-complex="Courier New" style:font-size-complex="10pt"/>
    </style:style>
    <style:style style:name="P100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16b0a" style:font-size-asian="10pt" style:font-name-complex="Courier New" style:font-size-complex="10pt"/>
    </style:style>
    <style:style style:name="P101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2380e" style:font-size-asian="10pt" style:font-name-complex="Courier New" style:font-size-complex="10pt"/>
    </style:style>
    <style:style style:name="P102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3bfe1" style:font-size-asian="10pt" style:font-name-complex="Courier New" style:font-size-complex="10pt"/>
    </style:style>
    <style:style style:name="P103" style:family="paragraph" style:parent-style-name="Standard">
      <style:paragraph-properties fo:orphans="0" fo:widows="0" style:text-autospace="none"/>
      <style:text-properties fo:color="#7f7f00" style:font-name="Courier New" fo:font-size="10pt" officeooo:paragraph-rsid="0014f1d2" style:font-size-asian="10pt" style:font-name-complex="Courier New" style:font-size-complex="10pt"/>
    </style:style>
    <style:style style:name="P10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10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6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0b34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16b0a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8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2380e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9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3bfe1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0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officeooo:paragraph-rsid="0014f1d2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11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112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113" style:family="paragraph" style:parent-style-name="Standard">
      <style:paragraph-properties fo:orphans="0" fo:widows="0" style:text-autospace="none"/>
      <style:text-properties fo:language="zxx" fo:country="none" officeooo:paragraph-rsid="0010b34d" style:language-asian="zxx" style:country-asian="none" style:language-complex="zxx" style:country-complex="none"/>
    </style:style>
    <style:style style:name="P114" style:family="paragraph" style:parent-style-name="Standard">
      <style:paragraph-properties fo:orphans="0" fo:widows="0" style:text-autospace="none"/>
      <style:text-properties fo:language="zxx" fo:country="none" officeooo:paragraph-rsid="00116b0a" style:language-asian="zxx" style:country-asian="none" style:language-complex="zxx" style:country-complex="none"/>
    </style:style>
    <style:style style:name="P115" style:family="paragraph" style:parent-style-name="Standard">
      <style:paragraph-properties fo:orphans="0" fo:widows="0" style:text-autospace="none"/>
      <style:text-properties fo:language="zxx" fo:country="none" officeooo:paragraph-rsid="0012380e" style:language-asian="zxx" style:country-asian="none" style:language-complex="zxx" style:country-complex="none"/>
    </style:style>
    <style:style style:name="P116" style:family="paragraph" style:parent-style-name="Standard">
      <style:paragraph-properties fo:orphans="0" fo:widows="0" style:text-autospace="none"/>
      <style:text-properties fo:language="zxx" fo:country="none" officeooo:paragraph-rsid="0013bfe1" style:language-asian="zxx" style:country-asian="none" style:language-complex="zxx" style:country-complex="none"/>
    </style:style>
    <style:style style:name="P117" style:family="paragraph" style:parent-style-name="Standard">
      <style:paragraph-properties fo:orphans="0" fo:widows="0" style:text-autospace="none"/>
      <style:text-properties fo:language="zxx" fo:country="none" officeooo:paragraph-rsid="0014f1d2" style:language-asian="zxx" style:country-asian="none" style:language-complex="zxx" style:country-complex="none"/>
    </style:style>
    <style:style style:name="P118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119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0" style:family="paragraph" style:parent-style-name="Standard">
      <style:paragraph-properties fo:orphans="0" fo:widows="0" style:text-autospace="none"/>
      <style:text-properties fo:language="zxx" fo:country="none" fo:font-weight="normal" officeooo:paragraph-rsid="0010b34d" style:language-asian="zxx" style:country-asian="none" style:font-weight-asian="normal" style:language-complex="zxx" style:country-complex="none" style:font-weight-complex="normal"/>
    </style:style>
    <style:style style:name="P121" style:family="paragraph" style:parent-style-name="Standard">
      <style:paragraph-properties fo:orphans="0" fo:widows="0" style:text-autospace="none"/>
      <style:text-properties fo:language="zxx" fo:country="none" fo:font-weight="normal" officeooo:paragraph-rsid="00116b0a" style:language-asian="zxx" style:country-asian="none" style:font-weight-asian="normal" style:language-complex="zxx" style:country-complex="none" style:font-weight-complex="normal"/>
    </style:style>
    <style:style style:name="P122" style:family="paragraph" style:parent-style-name="Standard">
      <style:paragraph-properties fo:orphans="0" fo:widows="0" style:text-autospace="none"/>
      <style:text-properties fo:language="zxx" fo:country="none" fo:font-weight="normal" officeooo:paragraph-rsid="0012380e" style:language-asian="zxx" style:country-asian="none" style:font-weight-asian="normal" style:language-complex="zxx" style:country-complex="none" style:font-weight-complex="normal"/>
    </style:style>
    <style:style style:name="P123" style:family="paragraph" style:parent-style-name="Standard">
      <style:paragraph-properties fo:orphans="0" fo:widows="0" style:text-autospace="none"/>
      <style:text-properties fo:language="zxx" fo:country="none" fo:font-weight="normal" officeooo:paragraph-rsid="0013bfe1" style:language-asian="zxx" style:country-asian="none" style:font-weight-asian="normal" style:language-complex="zxx" style:country-complex="none" style:font-weight-complex="normal"/>
    </style:style>
    <style:style style:name="P124" style:family="paragraph" style:parent-style-name="Standard">
      <style:paragraph-properties fo:orphans="0" fo:widows="0" style:text-autospace="none"/>
      <style:text-properties fo:language="zxx" fo:country="none" fo:font-weight="normal" officeooo:paragraph-rsid="0014f1d2" style:language-asian="zxx" style:country-asian="none" style:font-weight-asian="normal" style:language-complex="zxx" style:country-complex="none" style:font-weight-complex="normal"/>
    </style:style>
    <style:style style:name="P125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126" style:family="paragraph" style:parent-style-name="Standard">
      <style:paragraph-properties fo:orphans="0" fo:widows="0" style:text-autospace="none"/>
      <style:text-properties style:font-name="Courier New1" fo:font-size="9.75pt" fo:font-weight="bold" officeooo:paragraph-rsid="00116b0a" style:font-size-asian="10pt" style:font-weight-asian="bold" style:font-name-complex="Courier New" style:font-size-complex="10pt" style:font-weight-complex="bold"/>
    </style:style>
    <style:style style:name="P127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128" style:family="paragraph" style:parent-style-name="Standard">
      <style:paragraph-properties fo:orphans="0" fo:widows="0" style:text-autospace="none"/>
      <style:text-properties style:font-name="Courier New1" fo:font-size="9.75pt" officeooo:paragraph-rsid="0012380e" style:font-size-asian="10pt" style:font-name-complex="Courier New" style:font-size-complex="10pt"/>
    </style:style>
    <style:style style:name="P129" style:family="paragraph" style:parent-style-name="Standard">
      <style:paragraph-properties fo:orphans="0" fo:widows="0" style:text-autospace="none"/>
      <style:text-properties style:font-name="Courier New1" fo:font-size="9.75pt" officeooo:paragraph-rsid="0013bfe1" style:font-size-asian="10pt" style:font-name-complex="Courier New" style:font-size-complex="10pt"/>
    </style:style>
    <style:style style:name="P130" style:family="paragraph" style:parent-style-name="Standard">
      <style:paragraph-properties fo:orphans="0" fo:widows="0" style:text-autospace="none"/>
      <style:text-properties style:font-name="Courier New1" fo:font-size="9.75pt" officeooo:paragraph-rsid="0014f1d2" style:font-size-asian="10pt" style:font-name-complex="Courier New" style:font-size-complex="10pt"/>
    </style:style>
    <style:style style:name="P131" style:family="paragraph" style:parent-style-name="Standard">
      <style:text-properties officeooo:paragraph-rsid="0010b34d"/>
    </style:style>
    <style:style style:name="P132" style:family="paragraph" style:parent-style-name="Standard">
      <style:text-properties officeooo:paragraph-rsid="00116b0a"/>
    </style:style>
    <style:style style:name="P133" style:family="paragraph" style:parent-style-name="Standard">
      <style:text-properties officeooo:paragraph-rsid="0012380e"/>
    </style:style>
    <style:style style:name="P134" style:family="paragraph" style:parent-style-name="Standard">
      <style:text-properties officeooo:paragraph-rsid="0013bfe1"/>
    </style:style>
    <style:style style:name="P135" style:family="paragraph" style:parent-style-name="Standard">
      <style:text-properties officeooo:paragraph-rsid="0014f1d2"/>
    </style:style>
    <style:style style:name="P136" style:family="paragraph" style:parent-style-name="Standard">
      <style:text-properties officeooo:paragraph-rsid="0023ac41"/>
    </style:style>
    <style:style style:name="P137" style:family="paragraph" style:parent-style-name="Standard">
      <style:text-properties officeooo:paragraph-rsid="00260d9d"/>
    </style:style>
    <style:style style:name="P138" style:family="paragraph" style:parent-style-name="Footer">
      <style:paragraph-properties fo:text-align="end" style:justify-single-word="false"/>
    </style:style>
    <style:style style:name="P139" style:family="paragraph" style:parent-style-name="Standard">
      <style:paragraph-properties fo:margin-left="0in" fo:margin-right="0in" fo:text-indent="0in" style:auto-text-indent="false"/>
      <style:text-properties style:font-name="Courier New2" fo:font-size="10pt" style:font-size-asian="10pt" style:font-name-complex="Verdana" style:font-size-complex="10pt"/>
    </style:style>
    <style:style style:name="P140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141" style:family="paragraph" style:parent-style-name="Heading_20_1" style:master-page-name="">
      <loext:graphic-properties draw:fill="none"/>
      <style:paragraph-properties fo:margin-left="0in" fo:margin-right="0in" fo:orphans="2" fo:widows="2" fo:text-indent="0in" style:auto-text-indent="false" style:page-number="auto" fo:keep-with-next="always" style:writing-mode="lr-tb"/>
    </style:style>
    <style:style style:name="P142" style:family="paragraph">
      <loext:graphic-properties draw:fill="none" draw:fill-color="#ffffff"/>
      <style:paragraph-properties fo:text-align="center" style:writing-mode="lr-tb"/>
    </style:style>
    <style:style style:name="P14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2" style:family="text">
      <style:text-properties style:font-name="Verdana" fo:font-size="9pt" style:text-underline-style="none" style:font-size-asian="9pt" style:font-name-complex="Verdana" style:font-size-complex="9pt"/>
    </style:style>
    <style:style style:name="T3" style:family="text">
      <style:text-properties style:font-name="Verdana" fo:font-size="9pt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loext:char-shading-value="0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loext:char-shading-value="0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Verdana" fo:font-size="9pt" style:text-underline-style="none" fo:font-weight="bold" fo:background-color="#ffffff" loext:char-shading-value="0" style:font-name-asian="Wingdings 3" style:font-size-asian="9pt" style:font-weight-asian="bold" style:font-name-complex="Verdana" style:font-size-complex="9pt" style:font-weight-complex="bold"/>
    </style:style>
    <style:style style:name="T13" style:family="text">
      <style:text-properties fo:color="#000000" style:font-name="Verdana" fo:font-size="12pt" fo:language="pt" fo:country="BR" fo:font-weight="bold" fo:background-color="#ffffff" loext:char-shading-value="0" style:font-name-asian="Times New Roman" style:font-size-asian="12pt" style:font-weight-asian="bold" style:font-name-complex="Courier New" style:font-size-complex="12pt" style:language-complex="ar" style:country-complex="SA" style:font-weight-complex="bold"/>
    </style:style>
    <style:style style:name="T14" style:family="text">
      <style:text-properties fo:color="#000000" style:font-name="Verdana" fo:font-size="12pt" fo:language="pt" fo:country="BR" fo:font-weight="bold" officeooo:rsid="001900b0" fo:background-color="#ffffff" loext:char-shading-value="0" style:font-name-asian="Times New Roman" style:font-size-asian="12pt" style:font-weight-asian="bold" style:font-name-complex="Courier New" style:font-size-complex="12pt" style:language-complex="ar" style:country-complex="SA" style:font-weight-complex="bold"/>
    </style:style>
    <style:style style:name="T15" style:family="text">
      <style:text-properties fo:color="#000000" style:font-name="Verdana" fo:font-size="12pt" fo:language="pt" fo:country="BR" fo:font-weight="bold" fo:background-color="#ffffff" loext:char-shading-value="0" style:font-name-asian="Times New Roman" style:font-size-asian="12pt" style:font-weight-asian="bold" style:font-size-complex="12pt" style:language-complex="ar" style:country-complex="SA" style:font-weight-complex="bold"/>
    </style:style>
    <style:style style:name="T16" style:family="text">
      <style:text-properties fo:color="#000000" style:font-name="Verdana" fo:font-size="12pt" fo:language="pt" fo:country="BR" fo:font-weight="bold" style:font-name-asian="Times New Roman" style:font-size-asian="12pt" style:font-weight-asian="bold" style:font-size-complex="12pt" style:language-complex="ar" style:country-complex="SA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style:font-name-asian="Courier New" style:font-weight-asian="bold" style:font-weight-complex="bold"/>
    </style:style>
    <style:style style:name="T19" style:family="text">
      <style:text-properties fo:color="#000000" style:font-name="Courier New" style:font-name-complex="Courier New"/>
    </style:style>
    <style:style style:name="T20" style:family="text">
      <style:text-properties fo:color="#000000" style:font-name="Courier New" fo:font-size="10pt" style:font-size-asian="10pt" style:font-name-complex="Courier New" style:font-size-complex="10pt"/>
    </style:style>
    <style:style style:name="T2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fo:font-weight="bold" fo:background-color="#ffffff" loext:char-shading-value="0" style:font-size-asian="10pt" style:font-weight-asian="bold" style:font-name-complex="Courier New" style:font-size-complex="10pt" style:font-weight-complex="bold"/>
    </style:style>
    <style:style style:name="T23" style:family="text">
      <style:text-properties fo:color="#000000" style:font-name="Courier New" fo:font-weight="bold" style:font-weight-asian="bold" style:font-name-complex="Courier New" style:font-weight-complex="bold"/>
    </style:style>
    <style:style style:name="T24" style:family="text">
      <style:text-properties fo:color="#000000" style:font-name-asian="Courier New"/>
    </style:style>
    <style:style style:name="T25" style:family="text">
      <style:text-properties fo:color="#000000" fo:font-weight="normal" fo:background-color="#ffffff" loext:char-shading-value="0" style:font-weight-asian="normal" style:font-weight-complex="normal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font-name-asian="Verdana"/>
    </style:style>
    <style:style style:name="T29" style:family="text">
      <style:text-properties fo:color="#808080"/>
    </style:style>
    <style:style style:name="T30" style:family="text">
      <style:text-properties fo:color="#808080" style:font-name-asian="Courier New"/>
    </style:style>
    <style:style style:name="T31" style:family="text">
      <style:text-properties fo:color="#808080" fo:font-weight="bold" style:font-name-asian="Courier New" style:font-weight-asian="bold" style:font-weight-complex="bold"/>
    </style:style>
    <style:style style:name="T32" style:family="text">
      <style:text-properties fo:color="#808080" fo:font-weight="bold" style:font-weight-asian="bold" style:font-weight-complex="bold"/>
    </style:style>
    <style:style style:name="T33" style:family="text">
      <style:text-properties fo:color="#808080" fo:font-weight="normal" style:font-weight-asian="normal" style:font-weight-complex="normal"/>
    </style:style>
    <style:style style:name="T34" style:family="text">
      <style:text-properties fo:color="#808080" fo:font-weight="normal" style:font-name-asian="Courier New" style:font-weight-asian="normal" style:font-weight-complex="normal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fo:color="#a0a0a0"/>
    </style:style>
    <style:style style:name="T39" style:family="text">
      <style:text-properties fo:color="#a0a0a0" style:font-name="Verdana" style:font-name-complex="Verdana"/>
    </style:style>
    <style:style style:name="T40" style:family="text">
      <style:text-properties fo:color="#a0a0a0" style:font-name="Verdana" fo:font-weight="normal" fo:background-color="#ffffff" loext:char-shading-value="0" style:font-weight-asian="normal" style:font-name-complex="Verdana" style:font-weight-complex="normal"/>
    </style:style>
    <style:style style:name="T41" style:family="text">
      <style:text-properties fo:color="#a0a0a0" style:font-name="Verdana" fo:background-color="#ffffff" loext:char-shading-value="0" style:font-name-complex="Verdana"/>
    </style:style>
    <style:style style:name="T42" style:family="text">
      <style:text-properties fo:color="#a0a0a0" style:font-name="MS Shell Dlg" fo:font-size="8.5pt" style:font-size-asian="8.5pt" style:font-name-complex="MS Shell Dlg" style:font-size-complex="8.5pt"/>
    </style:style>
    <style:style style:name="T43" style:family="text">
      <style:text-properties fo:color="#00007f" fo:font-weight="bold" style:font-weight-asian="bold" style:font-weight-complex="bold"/>
    </style:style>
    <style:style style:name="T44" style:family="text">
      <style:text-properties fo:color="#00007f" fo:font-weight="bold" style:font-name-asian="Courier New" style:font-weight-asian="bold" style:font-weight-complex="bold"/>
    </style:style>
    <style:style style:name="T45" style:family="text">
      <style:text-properties fo:color="#00007f" style:font-name="Courier New" fo:font-size="10pt"/>
    </style:style>
    <style:style style:name="T46" style:family="text">
      <style:text-properties fo:font-size="10pt" fo:font-weight="bold" style:font-size-asian="10pt" style:font-weight-asian="bold" style:font-size-complex="10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9" style:family="text">
      <style:text-properties fo:color="#007f00" style:font-name="Courier New" fo:font-size="10pt" fo:background-color="#ffffff" loext:char-shading-value="0" style:font-size-asian="10pt" style:font-name-complex="Courier New" style:font-size-complex="10pt"/>
    </style:style>
    <style:style style:name="T50" style:family="text">
      <style:text-properties fo:color="#7f007f"/>
    </style:style>
    <style:style style:name="T51" style:family="text">
      <style:text-properties fo:color="#7f007f" style:font-name-asian="Courier New"/>
    </style:style>
    <style:style style:name="T52" style:family="text">
      <style:text-properties fo:font-variant="normal" fo:text-transform="none" fo:color="#00007f" style:font-name="Courier New1" fo:font-size="9.75pt" fo:letter-spacing="normal" fo:font-style="normal"/>
    </style:style>
    <style:style style:name="T53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54" style:family="text">
      <style:text-properties fo:font-variant="normal" fo:text-transform="none" fo:color="#00007f" style:font-name="Courier New1" fo:font-size="9.75pt" fo:letter-spacing="normal" fo:font-style="normal" fo:font-weight="bold" style:font-name-asian="Courier New" style:font-weight-asian="bold" style:font-weight-complex="bold"/>
    </style:style>
    <style:style style:name="T55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57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58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59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0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1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62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3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4" style:family="text">
      <style:text-properties fo:font-variant="normal" fo:text-transform="none" fo:color="#00007f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5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66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67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68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69" style:family="text">
      <style:text-properties fo:font-variant="normal" fo:text-transform="none" fo:color="#808080" style:font-name="Courier New1" fo:font-size="9.75pt" fo:letter-spacing="normal" fo:font-style="normal"/>
    </style:style>
    <style:style style:name="T70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73" style:family="text">
      <style:text-properties fo:font-variant="normal" fo:text-transform="none" fo:color="#000000" style:font-name="Courier New1" fo:font-size="9.75pt" fo:letter-spacing="normal" fo:font-style="normal"/>
    </style:style>
    <style:style style:name="T74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75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76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7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78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79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1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82" style:family="text">
      <style:text-properties fo:font-variant="normal" fo:text-transform="none" fo:color="#000000" style:font-name="Courier New1" fo:font-size="9.75pt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84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85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86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8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8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0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1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2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93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94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95" style:family="text">
      <style:text-properties fo:font-variant="normal" fo:text-transform="none" fo:letter-spacing="normal" fo:font-weight="bold" style:font-weight-asian="bold" style:font-weight-complex="bold"/>
    </style:style>
    <style:style style:name="T9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7" style:family="text">
      <style:text-properties fo:font-variant="normal" fo:text-transform="none" style:font-name="Courier New1" fo:font-size="9.75pt" fo:letter-spacing="normal" fo:font-style="normal"/>
    </style:style>
    <style:style style:name="T98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99" style:family="text">
      <style:text-properties fo:font-variant="normal" fo:text-transform="none" fo:color="#333333" fo:letter-spacing="normal" fo:font-style="normal"/>
    </style:style>
    <style:style style:name="T10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marker-end="msArrowEnd_20_5" draw:marker-end-width="0.0835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0" text:outline-level="1">Class CommandLine</text:h>
      <text:p text:style-name="P16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<draw:frame draw:style-name="fr2" draw:name="figuras2" text:anchor-type="paragraph" svg:width="0.8299in" svg:height="0.8299in" draw:z-index="7"><draw:image xlink:href="Pictures/2000002100002E4F00002E4F3E81200B.svm" xlink:type="simple" xlink:show="embed" xlink:actuate="onLoad"/></draw:frame></text:p>
          </table:table-cell>
          <table:table-cell table:style-name="Tabela21.A1" office:value-type="string">
            <text:p text:style-name="P7"><text:span text:style-name="T99">Propose: </text:span><text:span text:style-name="T98">C++ class to handle data from the command line.</text:span></text:p>
            <text:p text:style-name="P7"/>
            <text:p text:style-name="P7">Version 2.0.0</text:p>
            <text:p text:style-name="Standard"><text:span text:style-name="T8">Enzo Roberto Verlato - </text:span><text:a xlink:type="simple" xlink:href="mailto:enzover@ig.com.br" text:style-name="Internet_20_link" text:visited-style-name="Visited_20_Internet_20_Link"><text:span text:style-name="T7">enzover@ig.com.br</text:span></text:a></text:p>
            <text:p text:style-name="P1"><text:a xlink:type="simple" xlink:href="https://github.com/FreeSource" text:style-name="Internet_20_link" text:visited-style-name="Visited_20_Internet_20_Link"><text:span text:style-name="T48">https://github.com/FreeSource</text:span></text:a></text:p>
          </table:table-cell>
        </table:table-row>
      </table:table>
      <text:p text:style-name="P17">Supported and tested platforms:</text:p>
      <text:p text:style-name="P21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5"><text:span text:style-name="Máquina_20_de_20_escrever_20_HTML"><text:span text:style-name="T40">_____________________________________________________________________</text:span></text:span></text:p>
      <text:p text:style-name="P8"><text:span text:style-name="Máquina_20_de_20_escrever_20_HTML"><text:span text:style-name="T39"/></text:span></text:p>
      <text:p text:style-name="P139">Copyright (c) 2012 Enzo Roberto Verlato.</text:p>
      <text:p text:style-name="P139">Permission is granted to copy, distribute and/or modify this</text:p>
      <text:p text:style-name="P139">document under the terms of the GNU Free Documentation License,</text:p>
      <text:p text:style-name="P139">Version 1.3 or any later version published by the Free Software</text:p>
      <text:p text:style-name="P139">Foundation; with no Invariant Sections, no Front-Cover Texts and</text:p>
      <text:p text:style-name="P139">no Back-Cover Texts. <text:s/>A copy of the license is included in the</text:p>
      <text:p text:style-name="P139">section entitled "GNU Free Documentation License".</text:p>
      <text:p text:style-name="P41"><text:span text:style-name="Máquina_20_de_20_escrever_20_HTML"><text:span text:style-name="T39">_____________________________________________________________________</text:span></text:span></text:p>
      <text:p text:style-name="P41"><text:span text:style-name="Máquina_20_de_20_escrever_20_HTML"><text:span text:style-name="T39"/></text:span></text:p>
      <text:p text:style-name="P6">The standard structure of a command line:</text:p>
      <text:p text:style-name="P40"/>
      <text:p text:style-name="P1"><text:span text:style-name="T28"><text:s text:c="8"/></text:span>application full path</text:p>
      <text:p text:style-name="P45"><draw:line text:anchor-type="char" draw:z-index="5" draw:style-name="gr1" draw:text-style-name="P142" svg:x1="1.161in" svg:y1="0.0453in" svg:x2="1.3067in" svg:y2="0.3299in"><text:p/></draw:line></text:p>
      <text:p text:style-name="P1"><text:span text:style-name="T28"><text:s text:c="61"/></text:span>parameter 1</text:p>
      <text:p text:style-name="P29"><draw:line text:anchor-type="char" draw:z-index="6" draw:style-name="gr1" draw:text-style-name="P142" svg:x1="3.0469in" svg:y1="0.0126in" svg:x2="2.9217in" svg:y2="0.3146in"><text:p/></draw:line><draw:custom-shape text:anchor-type="char" draw:z-index="4" draw:style-name="gr2" draw:text-style-name="P143" svg:width="0.2504in" svg:height="2.587in" draw:transform="rotate (-1.5707963267949) translate (2.59236111111111in 0.0881944444444444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9"/>
      <text:p text:style-name="P29"><draw:custom-shape text:anchor-type="char" draw:z-index="1" draw:style-name="gr2" draw:text-style-name="P143" svg:width="0.2504in" svg:height="2.3622in" draw:transform="rotate (1.5707963267949) translate (2.65763888888889in 0.342361111111111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7">/home/enzo/My Project</text:span>/<text:span text:style-name="T27">myapp.exe</text:span> speed 100 --peripheral mouse</text:p>
      <text:p text:style-name="P29"><draw:line text:anchor-type="char" draw:z-index="3" draw:style-name="gr1" draw:text-style-name="P142" svg:x1="0.5917in" svg:y1="0.2874in" svg:x2="0.7169in" svg:y2="0.0374in"><text:p/></draw:line><draw:line text:anchor-type="char" draw:z-index="0" draw:style-name="gr1" draw:text-style-name="P142" svg:x1="2.0917in" svg:y1="0.3102in" svg:x2="2.2169in" svg:y2="0.0602in"><text:p/></draw:line></text:p>
      <text:p text:style-name="P29"><draw:line text:anchor-type="char" draw:z-index="2" draw:style-name="gr1" draw:text-style-name="P142" svg:x1="3.6827in" svg:y1="0.3299in" svg:x2="3.8079in" svg:y2="0.0799in"><text:p/></draw:line></text:p>
      <text:p text:style-name="P1"><text:span text:style-name="T28"><text:s/></text:span>application path <text:s text:c="10"/>application name</text:p>
      <text:p text:style-name="P1"><text:span text:style-name="T28"><text:s text:c="75"/></text:span>parameters</text:p>
      <text:p text:style-name="P61"/>
      <text:p text:style-name="P5">Members:</text:p>
      <text:p text:style-name="P6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3">string getCommandLine()</text:p>
            <text:p text:style-name="P63"/>
            <text:p text:style-name="P63">string getApplicationName()</text:p>
            <text:p text:style-name="P63">string getApplicationPath()</text:p>
            <text:p text:style-name="P63">string getApplicationFullPath()</text:p>
            <text:p text:style-name="P63">string getCurrentWorkingDirectory()</text:p>
            <text:p text:style-name="P63"/>
            <text:p text:style-name="P63">bool hasParameters()</text:p>
            <text:p text:style-name="P63">bool hasParameter( int parameterPosition )</text:p>
            <text:p text:style-name="P63"/>
            <text:p text:style-name="P63">int getParametersNumber()</text:p>
            <text:p text:style-name="P63">string getAllParameters()</text:p>
            <text:p text:style-name="P63">string getParameter( int parameterPosition )</text:p>
            <text:p text:style-name="P63">int getParameterAsInteger( int parameterPosition )</text:p>
            <text:p text:style-name="P63">float getParameterAsFloat( int parameterPosition )</text:p>
            <text:p text:style-name="P63"/>
            <text:p text:style-name="P63">gotoFirstParameter()</text:p>
            <text:p text:style-name="P63">bool gotoNextParameter()</text:p>
            <text:p text:style-name="P63">int getCurrentPosition()</text:p>
            <text:p text:style-name="P62"/>
            <text:p text:style-name="P63"><text:soft-page-break/>string getCurrentParameter()</text:p>
            <text:p text:style-name="P63">int getCurrentParameterAsInteger()</text:p>
            <text:p text:style-name="P63">float getCurrentParameterAsFloat()</text:p>
            <text:p text:style-name="P63"/>
            <text:p text:style-name="P63">string getFirstParameter()</text:p>
            <text:p text:style-name="P63">int getFirstParameterAsInteger()</text:p>
            <text:p text:style-name="P63">float getFirstParameterAsFloat()</text:p>
            <text:p text:style-name="P63"/>
            <text:p text:style-name="P63">string getLastParameter()</text:p>
            <text:p text:style-name="P63">int getLastParameterAsInteger()</text:p>
            <text:p text:style-name="P63">float getLastParameterAsFloat()</text:p>
            <text:p text:style-name="P63"/>
            <text:p text:style-name="P63">setOptionPrefix( string optionPrefix )</text:p>
            <text:p text:style-name="P63">setOptionPostfix( string optionPostfix )</text:p>
            <text:p text:style-name="P63"/>
            <text:p text:style-name="P63">string getOptionPrefix()</text:p>
            <text:p text:style-name="P63">string getOptionPostfix()</text:p>
            <text:p text:style-name="P63"/>
            <text:p text:style-name="P63">bool hasOption( string option )</text:p>
            <text:p text:style-name="P63"/>
            <text:p text:style-name="P63">string getOptionValue( string option )</text:p>
            <text:p text:style-name="P63">int getOptionValueAsInteger( string option )</text:p>
            <text:p text:style-name="P63">float getOptionValueAsFloat( string option )</text:p>
            <text:p text:style-name="P63"/>
            <text:p text:style-name="P63">string getOptionLongValue( string option )</text:p>
            <text:p text:style-name="P63"/>
            <text:p text:style-name="P63">optionCaseSensitive()</text:p>
            <text:p text:style-name="P63">optionCaseInsensitive()</text:p>
            <text:p text:style-name="P63">bool isOptionCaseSensitive()</text:p>
          </table:table-cell>
        </table:table-row>
      </table:table>
      <text:p text:style-name="P61"/>
      <text:h text:style-name="Heading_20_1" text:outline-level="1"><text:span text:style-name="T14">s</text:span><text:span text:style-name="T13">tring</text:span><text:span text:style-name="apple-converted-space"><text:span text:style-name="T13"> </text:span></text:span><text:span text:style-name="T13">getCommandLine</text:span><text:span text:style-name="s10"><text:span text:style-name="T13">()</text:span></text:span></text:h>
      <text:p text:style-name="Standard"><text:span text:style-name="T5">Description:</text:span><text:span text:style-name="T6"> Retrieves the command line string for the current process.</text:span></text:p>
      <text:p text:style-name="P9"/>
      <text:p text:style-name="P22"><text:span text:style-name="T4">Example:</text:span><text:span text:style-name="T19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73"><text:span text:style-name="Máquina_20_de_20_escrever_20_HTML"><text:span text:style-name="T38">13</text:span></text:span></text:p>
            <text:p text:style-name="P73"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  <text:p text:style-name="P73"><text:span text:style-name="Máquina_20_de_20_escrever_20_HTML"><text:span text:style-name="T38">24</text:span></text:span></text:p>
            <text:p text:style-name="P73"><text:span text:style-name="Máquina_20_de_20_escrever_20_HTML"><text:span text:style-name="T38">25</text:span></text:span></text:p>
          </table:table-cell>
          <table:table-cell table:style-name="Tabela2.B1" office:value-type="string">
            <text:p text:style-name="P98">#include &lt;CommandLine.h&gt;</text:p>
            <text:p text:style-name="P98"/>
            <text:p text:style-name="P98">#include &lt;windows.h&gt;</text:p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29"> </text:span>std::runtime_error;</text:p>
            <text:p text:style-name="P47"/>
            <text:p text:style-name="P67"><text:span text:style-name="T43">int</text:span> WINAPI WinMain( HINSTANCE hInstance, HINSTANCE hPrevInstance, PSTR szCmdLine, <text:span text:style-name="T43">int</text:span> iCmdShow ) <text:span text:style-name="T36">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4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112"><text:span text:style-name="T67"><text:s text:c="8"/></text:span><text:span text:style-name="T89">cout</text:span><text:span text:style-name="T67"> </text:span><text:span text:style-name="T91">&lt;&lt;</text:span><text:span text:style-name="T67"> </text:span><text:span text:style-name="T89">commandLine</text:span><text:span text:style-name="T91">.</text:span><text:span text:style-name="T89">getCommandLine</text:span><text:span text:style-name="T91">()</text:span><text:span text:style-name="T67"> </text:span><text:span text:style-name="T91">&lt;&lt;</text:span><text:span text:style-name="T67"> </text:span><text:span text:style-name="T89">endl</text:span><text:span text:style-name="T91">;</text:span></text:p>
            <text:p text:style-name="P112"><text:span text:style-name="T60"><text:s text:c="8"/>return</text:span><text:span text:style-name="T76"> EXIT_SUCCESS;</text:span><text:span text:style-name="T21"><text:line-break/> <text:s text:c="3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3"> EXIT_FAILURE;</text:span></text:p>
            <text:p text:style-name="P105"><text:s text:c="4"/>}</text:p>
            <text:p text:style-name="P46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><text:soft-page-break/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3">linux:/home/enzo # ./myapp My first example</text:p>
            <text:p text:style-name="P53">/home/enzo/myapp My first example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53"/>
      <text:h text:style-name="Heading_20_1" text:outline-level="1"><text:span text:style-name="s10"><text:span text:style-name="T13">string getApplicationName()</text:span></text:span></text:h>
      <text:p text:style-name="P9"><text:span text:style-name="T35">Description:</text:span> Retrieves the name of the application for the current process.</text:p>
      <text:p text:style-name="P9"/>
      <text:p text:style-name="P22"><text:span text:style-name="T4">Example:</text:span><text:span text:style-name="T19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73"><text:span text:style-name="Máquina_20_de_20_escrever_20_HTML"><text:span text:style-name="T38">13</text:span></text:span></text:p>
            <text:p text:style-name="P73"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</table:table-cell>
          <table:table-cell table:style-name="Tabela4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 </text:span><text:span text:style-name="T43">int</text:span><text:span text:style-name="T26"> argc, </text:span><text:span text:style-name="T43">char </text:span><text:span text:style-name="T26">*argv</text:span><text:span text:style-name="T17">[] 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4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112"><text:span text:style-name="T67"><text:s text:c="8"/></text:span><text:span text:style-name="T90">cout</text:span><text:span text:style-name="T68"> </text:span><text:span text:style-name="T90">&lt;&lt;</text:span><text:span text:style-name="T68"> </text:span><text:span text:style-name="T90">commandLine.getApplicationName</text:span><text:span text:style-name="T91">()</text:span><text:span text:style-name="T67"> </text:span><text:span text:style-name="T91">&lt;&lt;</text:span><text:span text:style-name="T67"> </text:span><text:span text:style-name="T89">endl</text:span><text:span text:style-name="T91">;</text:span></text:p>
            <text:p text:style-name="P112"><text:span text:style-name="T60"><text:s text:c="8"/>return</text:span><text:span text:style-name="T76"> EXIT_SUCCESS;</text:span><text:span text:style-name="T21"><text:line-break/> <text:s text:c="3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6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53">linux:/home/enzo # ./myapp</text:p>
            <text:p text:style-name="P53">myapp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10"><text:line-break/></text:span><text:span text:style-name="s10"><text:span text:style-name="T13">string getApplicationPath()</text:span></text:span></text:h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20"><text:line-break/></text:span></text:p>
      <text:p text:style-name="P22"><text:span text:style-name="T4">Example:</text:span><text:span text:style-name="T19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73"><text:span text:style-name="Máquina_20_de_20_escrever_20_HTML"><text:span text:style-name="T38">13</text:span></text:span></text:p>
            <text:p text:style-name="P73"><text:span text:style-name="Máquina_20_de_20_escrever_20_HTML"><text:span text:style-name="T38">14</text:span></text:span></text:p>
            <text:p text:style-name="P73"><text:soft-page-break/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</table:table-cell>
          <table:table-cell table:style-name="Tabela6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4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112"><text:soft-page-break/><text:span text:style-name="T67"><text:s text:c="8"/></text:span><text:span text:style-name="T89">cout</text:span><text:span text:style-name="T67"> </text:span><text:span text:style-name="T91">&lt;&lt;</text:span><text:span text:style-name="T67"> </text:span><text:span text:style-name="T89">commandLine</text:span><text:span text:style-name="T91">.</text:span><text:span text:style-name="T89">getApplicationPath</text:span><text:span text:style-name="T91">()</text:span><text:span text:style-name="T67"> </text:span><text:span text:style-name="T91">&lt;&lt;</text:span><text:span text:style-name="T67"> </text:span><text:span text:style-name="T89">endl</text:span><text:span text:style-name="T91">;</text:span></text:p>
            <text:p text:style-name="P112"><text:span text:style-name="T60"><text:s text:c="8"/>return</text:span><text:span text:style-name="T76"> EXIT_SUCCESS;</text:span><text:span text:style-name="T21"><text:line-break/> <text:s text:c="3"/></text:span><text:span text:style-name="T78">}</text:span></text:p>
            <text:p text:style-name="P112"><text:span text:style-name="T78"><text:s text:c="4"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6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53">linux:/home/enzo # ./myapp</text:p>
            <text:p text:style-name="P53">/home/enzo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53"/>
      <text:h text:style-name="Heading_20_1" text:outline-level="1"><text:span text:style-name="s10"><text:span text:style-name="T16">string getApplicationFullPath()</text:span></text:span></text:h>
      <text:p text:style-name="P18"><text:span text:style-name="T46">Description:</text:span> <text:span text:style-name="T47">Retrieving the application path of the current process, including the name of the program itself.</text:span></text:p>
      <text:p text:style-name="P53"/>
      <text:p text:style-name="P22"><text:span text:style-name="T4">Example:</text:span><text:span text:style-name="T19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73"><text:span text:style-name="Máquina_20_de_20_escrever_20_HTML"><text:span text:style-name="T38">13</text:span></text:span></text:p>
            <text:p text:style-name="P73"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</table:table-cell>
          <table:table-cell table:style-name="Tabela8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4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118"><text:span text:style-name="T67"><text:s text:c="8"/></text:span><text:span text:style-name="T89">cout</text:span><text:span text:style-name="T67"> </text:span><text:span text:style-name="T91">&lt;&lt;</text:span><text:span text:style-name="T67"> </text:span><text:span text:style-name="T89">commandLine</text:span><text:span text:style-name="T91">.</text:span><text:span text:style-name="T89">getApplicationFullPath</text:span><text:span text:style-name="T91">()</text:span><text:span text:style-name="T67"> </text:span><text:span text:style-name="T91">&lt;&lt;</text:span><text:span text:style-name="T67"> </text:span><text:span text:style-name="T89">endl</text:span><text:span text:style-name="T91">;</text:span></text:p>
            <text:p text:style-name="P112"><text:span text:style-name="T60"><text:s text:c="8"/>return</text:span><text:span text:style-name="T76"> EXIT_SUCCESS;</text:span><text:span text:style-name="T21"><text:line-break/> <text:s text:c="3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6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53">linux:/home/enzo # ./myapp</text:p>
            <text:p text:style-name="P53">/home/enzo/myapp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53"/>
      <text:h text:style-name="Heading_20_1" text:outline-level="1"><text:span text:style-name="s10"><text:span text:style-name="T13">string getCurrentWorkingDirectory()</text:span></text:span></text:h>
      <text:p text:style-name="P18"><text:span text:style-name="T46">Description:</text:span><text:span text:style-name="T47"> Retrieves the current working directory for the current process.</text:span></text:p>
      <text:p text:style-name="P53"/>
      <text:p text:style-name="P22"><text:span text:style-name="T4">Example:</text:span><text:span text:style-name="T19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oft-page-break/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73"><text:span text:style-name="Máquina_20_de_20_escrever_20_HTML"><text:span text:style-name="T38">13</text:span></text:span></text:p>
            <text:p text:style-name="P73"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  <text:p text:style-name="P73"><text:span text:style-name="Máquina_20_de_20_escrever_20_HTML"><text:span text:style-name="T38">24</text:span></text:span></text:p>
          </table:table-cell>
          <table:table-cell table:style-name="Tabela73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<text:soft-page-break/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4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43"><text:span text:style-name="T10"><text:s text:c="8"/>cout</text:span><text:span text:style-name="T29"> </text:span><text:span text:style-name="T10">&lt;&lt;</text:span><text:span text:style-name="T29"> </text:span><text:span text:style-name="T10">commandLine.getApplicationPath</text:span><text:span text:style-name="T17">()</text:span><text:span text:style-name="T29"> </text:span><text:span text:style-name="T10">&lt;&lt;</text:span><text:span text:style-name="T29"> </text:span><text:span text:style-name="T10">endl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CurrentWorkingDirectory</text:span><text:span text:style-name="T17">()</text:span><text:span text:style-name="T29"> </text:span><text:span text:style-name="T26">&lt;&lt;</text:span><text:span text:style-name="T29"> </text:span><text:span text:style-name="T10">endl</text:span><text:span text:style-name="T17">;</text:span></text:p>
            <text:p text:style-name="P42"><text:span text:style-name="T63"><text:s text:c="8"/>return</text:span><text:span text:style-name="T77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6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53">linux-hevv:/home/enzo/CommandLine/main # /home/enzo/myapp</text:p>
            <text:p text:style-name="P53">/home/enzo</text:p>
            <text:p text:style-name="P53">/home/enzo/CommandLine/main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10"><text:line-break/></text:span><text:span text:style-name="s10"><text:span text:style-name="T13">bool hasParameters()</text:span></text:span></text:h>
      <text:p text:style-name="P9"><text:span text:style-name="T35">Description:</text:span> Checks if the command line has parameters.</text:p>
      <text:p text:style-name="P9"/>
      <text:p text:style-name="P5">Example:</text:p>
      <text:p text:style-name="P53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  <text:p text:style-name="P92"><text:span text:style-name="Máquina_20_de_20_escrever_20_HTML">26</text:span></text:p>
            <text:p text:style-name="P92"><text:span text:style-name="Máquina_20_de_20_escrever_20_HTML">27</text:span></text:p>
            <text:p text:style-name="P92"><text:span text:style-name="Máquina_20_de_20_escrever_20_HTML">28</text:span></text:p>
          </table:table-cell>
          <table:table-cell table:style-name="Tabela10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23"><text:span text:style-name="T58">using</text:span><text:span text:style-name="T66"> </text:span><text:span text:style-name="T92">std::runtime_error;</text:span><text:span text:style-name="T23"><text:line-break/><text:line-break/></text:span><text:span text:style-name="T57">int</text:span><text:span text:style-name="T65"> </text:span><text:span text:style-name="T83">main</text:span><text:span text:style-name="T84">()</text:span><text:span text:style-name="T93"> </text:span><text:span text:style-name="T84">{</text:span><text:span text:style-name="T23"><text:line-break/></text:span><text:span text:style-name="T72"> <text:s text:c="3"/></text:span><text:span text:style-name="T56">try</text:span><text:span text:style-name="T72"> </text:span><text:span text:style-name="T80">{</text:span></text:p>
            <text:p text:style-name="P4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87"><text:span text:style-name="T95"><text:s text:c="8"/></text:span><text:span text:style-name="T53">if</text:span><text:span text:style-name="T78">(</text:span><text:span text:style-name="T96"> </text:span><text:span text:style-name="T74">commandLine</text:span><text:span text:style-name="T78">.</text:span><text:span text:style-name="T74">hasParameters</text:span><text:span text:style-name="T78">()</text:span><text:span text:style-name="T96"> </text:span><text:span text:style-name="T78">) {</text:span><text:span text:style-name="T17"><text:line-break/> <text:s text:c="5"/></text:span><text:span text:style-name="T95"><text:s text:c="6"/></text:span><text:span text:style-name="T74">cout</text:span><text:span text:style-name="T96"> </text:span><text:span text:style-name="T78">&lt;&lt;</text:span><text:span text:style-name="T96"> </text:span><text:span text:style-name="T94">"yes"</text:span><text:span text:style-name="T96"> </text:span><text:span text:style-name="T78">&lt;&lt;</text:span><text:span text:style-name="T96"> </text:span><text:span text:style-name="T74">endl</text:span><text:span text:style-name="T78">;</text:span></text:p>
            <text:p text:style-name="P105"><text:s text:c="8"/>}</text:p>
            <text:p text:style-name="P87"><text:span text:style-name="T78"><text:s text:c="7"/></text:span><text:span text:style-name="T95"><text:s/></text:span><text:span text:style-name="T53">else </text:span><text:span text:style-name="T78">{</text:span><text:span text:style-name="T17"><text:line-break/></text:span><text:span text:style-name="T85"> <text:s text:c="11"/></text:span><text:span text:style-name="T74">cout</text:span><text:span text:style-name="T96"> </text:span><text:span text:style-name="T78">&lt;&lt;</text:span><text:span text:style-name="T96"> </text:span><text:span text:style-name="T94">"no"</text:span><text:span text:style-name="T96"> </text:span><text:span text:style-name="T78">&lt;&lt;</text:span><text:span text:style-name="T96"> </text:span><text:span text:style-name="T74">endl</text:span><text:span text:style-name="T78">;</text:span></text:p>
            <text:p text:style-name="P105"><text:s text:c="8"/>}</text:p>
            <text:p text:style-name="P112"><text:span text:style-name="T60"><text:s text:c="8"/>return</text:span><text:span text:style-name="T76"> EXIT_SUCCESS;</text:span><text:span text:style-name="T21"><text:line-break/> <text:s text:c="3"/></text:span><text:span text:style-name="T78">}</text:span></text:p>
            <text:p text:style-name="P112"><text:span text:style-name="T78"><text:s text:c="4"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23"><text:span text:style-name="T81"><text:s text:c="4"/>}</text:span><text:span text:style-name="T23"><text:line-break/></text:span><text:span text:style-name="T84">}</text:span></text:p>
            <text:p text:style-name="P104"/>
          </table:table-cell>
        </table:table-row>
      </table:table>
      <text:p text:style-name="Standard"><text:soft-page-break/><text:span text:style-name="Máquina_20_de_20_escrever_20_HTML"><text:span text:style-name="T20"/></text:span></text:p>
      <text:p text:style-name="P9">Output:</text:p>
      <text:p text:style-name="P53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53">linux:/home/enzo # ./myapp parameter1 parameter2 parameter3</text:p>
            <text:p text:style-name="P53">yes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10"><text:line-break/></text:span><text:span text:style-name="s10"><text:span text:style-name="T13">bool hasParameter( int parameterPosition )</text:span></text:span></text:h>
      <text:p text:style-name="P18"><text:span text:style-name="T46">Description:</text:span> <text:span text:style-name="T47">Checks if a specified parameter exists.</text:span></text:p>
      <text:p text:style-name="P53"/>
      <text:p text:style-name="P5">Example:</text:p>
      <text:p text:style-name="P5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  <text:p text:style-name="P92"><text:span text:style-name="Máquina_20_de_20_escrever_20_HTML">26</text:span></text:p>
            <text:p text:style-name="P92"><text:span text:style-name="Máquina_20_de_20_escrever_20_HTML">27</text:span></text:p>
            <text:p text:style-name="P92"><text:span text:style-name="Máquina_20_de_20_escrever_20_HTML">28</text:span></text:p>
          </table:table-cell>
          <table:table-cell table:style-name="Tabela12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6"><text:span text:style-name="T43">using</text:span><text:span text:style-name="T32"> </text:span>std::runtime_error;</text:p>
            <text:p text:style-name="P86"/>
            <text:p text:style-name="P42"><text:span text:style-name="T43">int</text:span><text:span text:style-name="T29"> </text:span><text:span text:style-name="T10">main</text:span><text:span text:style-name="T17">() {</text:span></text:p>
            <text:p text:style-name="P65"><text:span text:style-name="T69"><text:s text:c="4"/></text:span><text:span text:style-name="T52">try</text:span><text:span text:style-name="T69"> </text:span><text:span text:style-name="T97">{</text:span></text:p>
            <text:p text:style-name="P4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87"><text:span text:style-name="T95"><text:s text:c="8"/></text:span><text:span text:style-name="T53">if</text:span><text:span text:style-name="T78">(</text:span><text:span text:style-name="T96"> </text:span><text:span text:style-name="T74">commandLine</text:span><text:span text:style-name="T78">.</text:span><text:span text:style-name="T74">hasParameter</text:span><text:span text:style-name="T78">( </text:span><text:span text:style-name="T75">2</text:span><text:span text:style-name="T78"> )</text:span><text:span text:style-name="T96"> </text:span><text:span text:style-name="T78">) {</text:span><text:span text:style-name="T17"><text:line-break/> <text:s text:c="5"/></text:span><text:span text:style-name="T95"><text:s text:c="6"/></text:span><text:span text:style-name="T74">cout</text:span><text:span text:style-name="T96"> </text:span><text:span text:style-name="T78">&lt;&lt;</text:span><text:span text:style-name="T96"> </text:span><text:span text:style-name="T94">"yes"</text:span><text:span text:style-name="T96"> </text:span><text:span text:style-name="T78">&lt;&lt;</text:span><text:span text:style-name="T96"> </text:span><text:span text:style-name="T74">endl</text:span><text:span text:style-name="T78">;</text:span></text:p>
            <text:p text:style-name="P105"><text:s text:c="8"/>}</text:p>
            <text:p text:style-name="P87"><text:span text:style-name="T78"><text:s text:c="7"/></text:span><text:span text:style-name="T95"><text:s/></text:span><text:span text:style-name="T53">else </text:span><text:span text:style-name="T78">{</text:span><text:span text:style-name="T17"><text:line-break/></text:span><text:span text:style-name="T85"> <text:s text:c="11"/></text:span><text:span text:style-name="T74">cout</text:span><text:span text:style-name="T96"> </text:span><text:span text:style-name="T78">&lt;&lt;</text:span><text:span text:style-name="T96"> </text:span><text:span text:style-name="T94">"no"</text:span><text:span text:style-name="T96"> </text:span><text:span text:style-name="T78">&lt;&lt;</text:span><text:span text:style-name="T96"> </text:span><text:span text:style-name="T74">endl</text:span><text:span text:style-name="T78">;</text:span></text:p>
            <text:p text:style-name="P105"><text:s text:c="8"/>}</text:p>
            <text:p text:style-name="P105"><text:span text:style-name="T45"><text:s text:c="8"/>return</text:span><text:span text:style-name="T100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64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3">linux:/home/enzo # ./myapp How To Pass Parameters To Main() And Use Them</text:p>
            <text:p text:style-name="P53">yes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10"><text:line-break/></text:span><text:span text:style-name="s10"><text:span text:style-name="T13">int getParametersNumber()</text:span></text:span></text:h>
      <text:p text:style-name="P22"><text:span text:style-name="T4">Description:</text:span><text:span text:style-name="T9"> Returns the total number of parameters on the command line for the current process, not including the name of the program itself.</text:span><text:span text:style-name="T19"><text:line-break/></text:span></text:p>
      <text:p text:style-name="P5">Example:</text:p>
      <text:p text:style-name="P53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oft-page-break/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</table:table-cell>
          <table:table-cell table:style-name="Tabela14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oft-page-break/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ParametersNumber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05"><text:span text:style-name="T45"><text:s text:c="8"/>return</text:span><text:span text:style-name="T100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6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3">linux:/home/enzo # ./myapp The C++ Programming Language</text:p>
            <text:p text:style-name="P53">4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53"/>
      <text:h text:style-name="Heading_20_1" text:outline-level="1"><text:span text:style-name="s10"><text:span text:style-name="T13">string getAllParameters()</text:span></text:span></text:h>
      <text:p text:style-name="P18"><text:span text:style-name="T46">Description:</text:span> <text:span text:style-name="T47">Retrieves all the parameters on the command line for the current process.</text:span></text:p>
      <text:p text:style-name="P53"/>
      <text:p text:style-name="P5">Example:</text:p>
      <text:p text:style-name="P53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</table:table-cell>
          <table:table-cell table:style-name="Tabela16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43"><text:span text:style-name="T30"><text:s text:c="8"/></text:span><text:span text:style-name="T24">cout</text:span><text:span text:style-name="T30"> </text:span><text:span text:style-name="T24">&lt;&lt;</text:span><text:span text:style-name="T30"> </text:span><text:span text:style-name="T24">commandLine.getAllParameters</text:span><text:span text:style-name="T18">()</text:span><text:span text:style-name="T30"> </text:span><text:span text:style-name="T24">&lt;&lt;</text:span><text:span text:style-name="T30"> </text:span><text:span text:style-name="T24">endl;</text:span></text:p>
            <text:p text:style-name="P105"><text:span text:style-name="T45"><text:s text:c="8"/>return</text:span><text:span text:style-name="T100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6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53">linux:/home/enzo # ./myapp High thoughts must have high language</text:p>
            <text:p text:style-name="P53">High thoughts must have high language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53"/>
      <text:h text:style-name="Heading_20_1" text:outline-level="1"><text:soft-page-break/><text:span text:style-name="s10"><text:span text:style-name="T13">string getParameter( int parameterPosition )</text:span></text:span></text:h>
      <text:p text:style-name="P18"><text:span text:style-name="T46">Description:</text:span> <text:span text:style-name="T47">Retrieves the parameter of the specified parameter position on the command line for the current process.</text:span></text:p>
      <text:p text:style-name="P53"/>
      <text:p text:style-name="P5">Example:</text:p>
      <text:p text:style-name="P53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</table:table-cell>
          <table:table-cell table:style-name="Tabela18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43"><text:span text:style-name="T30"><text:s text:c="8"/></text:span><text:span text:style-name="T24">cout</text:span><text:span text:style-name="T30"> </text:span><text:span text:style-name="T18">&lt;&lt;</text:span><text:span text:style-name="T30"> </text:span><text:span text:style-name="T24">commandLine</text:span><text:span text:style-name="T18">.</text:span><text:span text:style-name="T24">getParameter</text:span><text:span text:style-name="T18">( </text:span><text:span text:style-name="T24">2</text:span><text:span text:style-name="T18"> )</text:span><text:span text:style-name="T30"> </text:span><text:span text:style-name="T18">&lt;&lt;</text:span><text:span text:style-name="T30"> </text:span><text:span text:style-name="T24">endl</text:span><text:span text:style-name="T18">;</text:span></text:p>
            <text:p text:style-name="P105"><text:span text:style-name="T45"><text:s text:c="8"/>return</text:span><text:span text:style-name="T100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6">}</text:p>
            <text:p text:style-name="P46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53">linux:/home/enzo # ./myapp C++ evolved from C</text:p>
            <text:p text:style-name="P53">evolved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54"/>
      <text:h text:style-name="Heading_20_1" text:outline-level="1"><text:span text:style-name="s10"><text:span text:style-name="T13">int getParameterAsInteger( int parameterPosition )</text:span></text:span></text:h>
      <text:p text:style-name="P19"><text:span text:style-name="T46">Description:</text:span> <text:span text:style-name="T47">Retrieves the parameter of the specified parameter position on the command line as integer for the current process.</text:span></text:p>
      <text:p text:style-name="P56"/>
      <text:p text:style-name="P24"><text:span text:style-name="T4">Example:</text:span><text:span text:style-name="T19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4"><text:span text:style-name="Máquina_20_de_20_escrever_20_HTML"><text:span text:style-name="T38">1</text:span></text:span></text:p>
            <text:p text:style-name="P74"><text:span text:style-name="Máquina_20_de_20_escrever_20_HTML"><text:span text:style-name="T38">2</text:span></text:span></text:p>
            <text:p text:style-name="P74"><text:span text:style-name="Máquina_20_de_20_escrever_20_HTML"><text:span text:style-name="T38">3</text:span></text:span></text:p>
            <text:p text:style-name="P74"><text:span text:style-name="Máquina_20_de_20_escrever_20_HTML"><text:span text:style-name="T38">4</text:span></text:span></text:p>
            <text:p text:style-name="P74"><text:span text:style-name="Máquina_20_de_20_escrever_20_HTML"><text:span text:style-name="T38">5</text:span></text:span></text:p>
            <text:p text:style-name="P74"><text:span text:style-name="Máquina_20_de_20_escrever_20_HTML"><text:span text:style-name="T38">6</text:span></text:span></text:p>
            <text:p text:style-name="P74"><text:span text:style-name="Máquina_20_de_20_escrever_20_HTML"><text:span text:style-name="T38">7</text:span></text:span></text:p>
            <text:p text:style-name="P74"><text:span text:style-name="Máquina_20_de_20_escrever_20_HTML"><text:span text:style-name="T38">8</text:span></text:span></text:p>
            <text:p text:style-name="P74"><text:span text:style-name="Máquina_20_de_20_escrever_20_HTML"><text:span text:style-name="T38">9</text:span></text:span></text:p>
            <text:p text:style-name="P74"><text:span text:style-name="Máquina_20_de_20_escrever_20_HTML"><text:span text:style-name="T38">10</text:span></text:span></text:p>
            <text:p text:style-name="P74"><text:span text:style-name="Máquina_20_de_20_escrever_20_HTML"><text:span text:style-name="T38">11</text:span></text:span></text:p>
            <text:p text:style-name="P74"><text:span text:style-name="Máquina_20_de_20_escrever_20_HTML"><text:span text:style-name="T38">12</text:span></text:span></text:p>
            <text:p text:style-name="P74"><text:span text:style-name="Máquina_20_de_20_escrever_20_HTML"><text:span text:style-name="T38">13</text:span></text:span></text:p>
            <text:p text:style-name="P74"><text:span text:style-name="Máquina_20_de_20_escrever_20_HTML"><text:span text:style-name="T38">14</text:span></text:span></text:p>
            <text:p text:style-name="P74"><text:span text:style-name="Máquina_20_de_20_escrever_20_HTML"><text:span text:style-name="T38">15</text:span></text:span></text:p>
            <text:p text:style-name="P74"><text:span text:style-name="Máquina_20_de_20_escrever_20_HTML"><text:span text:style-name="T38">16</text:span></text:span></text:p>
            <text:p text:style-name="P74"><text:span text:style-name="Máquina_20_de_20_escrever_20_HTML"><text:span text:style-name="T38">17</text:span></text:span></text:p>
            <text:p text:style-name="P74"><text:span text:style-name="Máquina_20_de_20_escrever_20_HTML"><text:span text:style-name="T38">18</text:span></text:span></text:p>
            <text:p text:style-name="P74"><text:span text:style-name="Máquina_20_de_20_escrever_20_HTML"><text:span text:style-name="T38">19</text:span></text:span></text:p>
            <text:p text:style-name="P74"><text:span text:style-name="Máquina_20_de_20_escrever_20_HTML"><text:span text:style-name="T38">20</text:span></text:span></text:p>
            <text:p text:style-name="P74"><text:soft-page-break/><text:span text:style-name="Máquina_20_de_20_escrever_20_HTML"><text:span text:style-name="T38">21</text:span></text:span></text:p>
            <text:p text:style-name="P74"><text:span text:style-name="Máquina_20_de_20_escrever_20_HTML"><text:span text:style-name="T38">22</text:span></text:span></text:p>
          </table:table-cell>
          <table:table-cell table:style-name="Table1.B1" office:value-type="string">
            <text:p text:style-name="P99">#include &lt;CommandLine.h&gt;</text:p>
            <text:p text:style-name="P99"/>
            <text:p text:style-name="P99">#include &lt;iostream&gt;</text:p>
            <text:p text:style-name="P99">#include &lt;cstdlib&gt;</text:p>
            <text:p text:style-name="P99">#include &lt;stdexcept&gt;</text:p>
            <text:p text:style-name="P81"/>
            <text:p text:style-name="P31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1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8"><text:span text:style-name="T43">using</text:span><text:span text:style-name="T29"> </text:span>std::string;</text:p>
            <text:p text:style-name="P68"><text:span text:style-name="T43">using</text:span><text:span text:style-name="T32"> </text:span>std::runtime_error;</text:p>
            <text:p text:style-name="P81"/>
            <text:p text:style-name="P31"><text:span text:style-name="T43">int</text:span><text:span text:style-name="T29"> </text:span><text:span text:style-name="T10">main</text:span><text:span text:style-name="T17">() {</text:span></text:p>
            <text:p text:style-name="P31"><text:span text:style-name="T71"><text:s text:c="4"/></text:span><text:span text:style-name="T55">try</text:span><text:span text:style-name="T71"> </text:span><text:span text:style-name="T79">{</text:span></text:p>
            <text:p text:style-name="P31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44"><text:span text:style-name="T30"><text:s text:c="8"/></text:span><text:span text:style-name="T24">cout</text:span><text:span text:style-name="T30"> </text:span><text:span text:style-name="T24">&lt;&lt;</text:span><text:span text:style-name="T30"> </text:span><text:span text:style-name="T24">commandLine.getParameterAsInteger</text:span><text:span text:style-name="T18">(</text:span><text:span text:style-name="T24"> 2</text:span><text:span text:style-name="T30"> </text:span><text:span text:style-name="T18">)</text:span><text:span text:style-name="T30"> </text:span><text:span text:style-name="T24">&lt;&lt;</text:span><text:span text:style-name="T30"> </text:span><text:span text:style-name="T24">endl</text:span><text:span text:style-name="T18">;</text:span></text:p>
            <text:p text:style-name="P106"><text:span text:style-name="T45"><text:s text:c="8"/>return</text:span><text:span text:style-name="T100"> EXIT_SUCCESS;</text:span></text:p>
            <text:p text:style-name="P113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3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0"><text:span text:style-name="T59"><text:s text:c="8"/>return</text:span><text:span text:style-name="T78"> </text:span><text:span text:style-name="T73">EXIT_FAILURE;</text:span></text:p>
            <text:p text:style-name="P106"><text:s text:c="4"/>}</text:p>
            <text:p text:style-name="P48"><text:soft-page-break/>}</text:p>
            <text:p text:style-name="P48"/>
          </table:table-cell>
        </table:table-row>
      </table:table>
      <text:p text:style-name="P131"><text:span text:style-name="Máquina_20_de_20_escrever_20_HTML"><text:span text:style-name="T20"/></text:span></text:p>
      <text:p text:style-name="P10">Output:</text:p>
      <text:p text:style-name="P5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6">linux:/home/enzo # ./myapp --price 1.99</text:p>
            <text:p text:style-name="P56">1</text:p>
          </table:table-cell>
        </table:table-row>
      </table:table>
      <text:p text:style-name="P89"><text:span text:style-name="Máquina_20_de_20_escrever_20_HTML"><text:span text:style-name="T39">_____________________________________________________________________</text:span></text:span></text:p>
      <text:p text:style-name="P56"/>
      <text:h text:style-name="Heading_20_1" text:outline-level="1"><text:span text:style-name="s10"><text:span text:style-name="T13">float getParameterAsFloat( int parameterPosition )</text:span></text:span></text:h>
      <text:p text:style-name="P19"><text:span text:style-name="T46">Description:</text:span> <text:span text:style-name="T47">Retrieves the parameter of the specified parameter position on the command line as float for the current process.</text:span></text:p>
      <text:p text:style-name="P10"/>
      <text:p text:style-name="P24"><text:span text:style-name="T4">Example:</text:span><text:span text:style-name="T19"><text:line-break/></text:span></text:p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74"><text:span text:style-name="Máquina_20_de_20_escrever_20_HTML"><text:span text:style-name="T38">1</text:span></text:span></text:p>
            <text:p text:style-name="P74"><text:span text:style-name="Máquina_20_de_20_escrever_20_HTML"><text:span text:style-name="T38">2</text:span></text:span></text:p>
            <text:p text:style-name="P74"><text:span text:style-name="Máquina_20_de_20_escrever_20_HTML"><text:span text:style-name="T38">3</text:span></text:span></text:p>
            <text:p text:style-name="P74"><text:span text:style-name="Máquina_20_de_20_escrever_20_HTML"><text:span text:style-name="T38">4</text:span></text:span></text:p>
            <text:p text:style-name="P74"><text:span text:style-name="Máquina_20_de_20_escrever_20_HTML"><text:span text:style-name="T38">5</text:span></text:span></text:p>
            <text:p text:style-name="P74"><text:span text:style-name="Máquina_20_de_20_escrever_20_HTML"><text:span text:style-name="T38">6</text:span></text:span></text:p>
            <text:p text:style-name="P74"><text:span text:style-name="Máquina_20_de_20_escrever_20_HTML"><text:span text:style-name="T38">7</text:span></text:span></text:p>
            <text:p text:style-name="P74"><text:span text:style-name="Máquina_20_de_20_escrever_20_HTML"><text:span text:style-name="T38">8</text:span></text:span></text:p>
            <text:p text:style-name="P74"><text:span text:style-name="Máquina_20_de_20_escrever_20_HTML"><text:span text:style-name="T38">9</text:span></text:span></text:p>
            <text:p text:style-name="P74"><text:span text:style-name="Máquina_20_de_20_escrever_20_HTML"><text:span text:style-name="T38">10</text:span></text:span></text:p>
            <text:p text:style-name="P74"><text:span text:style-name="Máquina_20_de_20_escrever_20_HTML"><text:span text:style-name="T38">11</text:span></text:span></text:p>
            <text:p text:style-name="P74"><text:span text:style-name="Máquina_20_de_20_escrever_20_HTML"><text:span text:style-name="T38">12</text:span></text:span></text:p>
            <text:p text:style-name="P93"><text:span text:style-name="Máquina_20_de_20_escrever_20_HTML">13</text:span></text:p>
            <text:p text:style-name="P93"><text:span text:style-name="Máquina_20_de_20_escrever_20_HTML">14</text:span></text:p>
            <text:p text:style-name="P93"><text:span text:style-name="Máquina_20_de_20_escrever_20_HTML">15</text:span></text:p>
            <text:p text:style-name="P93"><text:span text:style-name="Máquina_20_de_20_escrever_20_HTML">16</text:span></text:p>
            <text:p text:style-name="P93"><text:span text:style-name="Máquina_20_de_20_escrever_20_HTML">17</text:span></text:p>
            <text:p text:style-name="P93"><text:span text:style-name="Máquina_20_de_20_escrever_20_HTML">18</text:span></text:p>
            <text:p text:style-name="P93"><text:span text:style-name="Máquina_20_de_20_escrever_20_HTML">19</text:span></text:p>
            <text:p text:style-name="P93"><text:span text:style-name="Máquina_20_de_20_escrever_20_HTML">20</text:span></text:p>
            <text:p text:style-name="P93"><text:span text:style-name="Máquina_20_de_20_escrever_20_HTML">21</text:span></text:p>
            <text:p text:style-name="P93"><text:span text:style-name="Máquina_20_de_20_escrever_20_HTML">22</text:span></text:p>
          </table:table-cell>
          <table:table-cell table:style-name="Tabela22.B1" office:value-type="string">
            <text:p text:style-name="P99">#include &lt;CommandLine.h&gt;</text:p>
            <text:p text:style-name="P99"/>
            <text:p text:style-name="P99">#include &lt;iostream&gt;</text:p>
            <text:p text:style-name="P99">#include &lt;cstdlib&gt;</text:p>
            <text:p text:style-name="P99">#include &lt;stdexcept&gt;</text:p>
            <text:p text:style-name="P81"/>
            <text:p text:style-name="P31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1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8"><text:span text:style-name="T43">using</text:span><text:span text:style-name="T29"> </text:span>std::string;</text:p>
            <text:p text:style-name="P68"><text:span text:style-name="T43">using</text:span><text:span text:style-name="T32"> </text:span>std::runtime_error;</text:p>
            <text:p text:style-name="P81"/>
            <text:p text:style-name="P31"><text:span text:style-name="T43">int</text:span><text:span text:style-name="T29"> </text:span><text:span text:style-name="T10">main</text:span><text:span text:style-name="T17">() {</text:span></text:p>
            <text:p text:style-name="P31"><text:span text:style-name="T71"><text:s text:c="4"/></text:span><text:span text:style-name="T55">try</text:span><text:span text:style-name="T71"> </text:span><text:span text:style-name="T79">{</text:span></text:p>
            <text:p text:style-name="P31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44"><text:span text:style-name="T30"><text:s text:c="8"/></text:span><text:span text:style-name="T24">cout</text:span><text:span text:style-name="T30"> </text:span><text:span text:style-name="T24">&lt;&lt;</text:span><text:span text:style-name="T30"> </text:span><text:span text:style-name="T24">commandLine.getParameterAsFloat</text:span><text:span text:style-name="T18">(</text:span><text:span text:style-name="T24"> 2</text:span><text:span text:style-name="T30"> </text:span><text:span text:style-name="T18">)</text:span><text:span text:style-name="T30"> </text:span><text:span text:style-name="T24">&lt;&lt;</text:span><text:span text:style-name="T30"> </text:span><text:span text:style-name="T24">endl</text:span><text:span text:style-name="T18">;</text:span></text:p>
            <text:p text:style-name="P106"><text:span text:style-name="T45"><text:s text:c="8"/>return</text:span><text:span text:style-name="T100"> EXIT_SUCCESS;</text:span></text:p>
            <text:p text:style-name="P113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3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0"><text:span text:style-name="T59"><text:s text:c="8"/>return</text:span><text:span text:style-name="T78"> </text:span><text:span text:style-name="T73">EXIT_FAILURE;</text:span></text:p>
            <text:p text:style-name="P106"><text:s text:c="4"/>}</text:p>
            <text:p text:style-name="P48">}</text:p>
            <text:p text:style-name="P48"/>
          </table:table-cell>
        </table:table-row>
      </table:table>
      <text:p text:style-name="P131"><text:span text:style-name="Máquina_20_de_20_escrever_20_HTML"><text:span text:style-name="T20"/></text:span></text:p>
      <text:p text:style-name="P10">Output:</text:p>
      <text:p text:style-name="P56"/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56">linux:/home/enzo # ./myapp --price 1.99</text:p>
            <text:p text:style-name="P56">1.99</text:p>
          </table:table-cell>
        </table:table-row>
      </table:table>
      <text:p text:style-name="P55"><text:span text:style-name="Máquina_20_de_20_escrever_20_HTML"><text:span text:style-name="T39">_____________________________________________________________________</text:span></text:span></text:p>
      <text:p text:style-name="P61"/>
      <text:h text:style-name="Heading_20_1" text:outline-level="1"><text:span text:style-name="s10"><text:span text:style-name="T13">gotoFirstParameter()</text:span></text:span></text:h>
      <text:p text:style-name="P18"><text:span text:style-name="T46">Description:</text:span> <text:span text:style-name="T47">Points to the first parameter on the command line for the current process.</text:span></text:p>
      <text:p text:style-name="Standard"><text:span text:style-name="s2"><text:span text:style-name="T49"/></text:span></text:p>
      <text:p text:style-name="P22"><text:span text:style-name="T4">Example:</text:span><text:span text:style-name="T19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oft-page-break/><text:span text:style-name="Máquina_20_de_20_escrever_20_HTML">13</text:span></text:p>
            <text:p text:style-name="P73"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  <text:p text:style-name="P73"><text:span text:style-name="Máquina_20_de_20_escrever_20_HTML"><text:span text:style-name="T38">24</text:span></text:span></text:p>
            <text:p text:style-name="P73"><text:span text:style-name="Máquina_20_de_20_escrever_20_HTML"><text:span text:style-name="T38">25</text:span></text:span></text:p>
            <text:p text:style-name="P73"><text:span text:style-name="Máquina_20_de_20_escrever_20_HTML"><text:span text:style-name="T38">26</text:span></text:span></text:p>
          </table:table-cell>
          <table:table-cell table:style-name="Tabela24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oft-page-break/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 text:c="8"/><text:span text:style-name="T10">commandLine</text:span><text:span text:style-name="T17">.</text:span><text:span text:style-name="T10">gotoNextParameter</text:span><text:span text:style-name="T17">();</text:span></text:p>
            <text:p text:style-name="P30"><text:s text:c="8"/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CurrentParameter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30"><text:span text:style-name="T24"><text:s text:c="8"/></text:span><text:span text:style-name="T10">commandLine</text:span><text:span text:style-name="T17">.</text:span><text:span text:style-name="T10">gotoFirstParameter</text:span><text:span text:style-name="T17">();</text:span></text:p>
            <text:p text:style-name="P43"><text:span text:style-name="T18"><text:s text:c="8"/></text:span><text:span text:style-name="T24">cout</text:span><text:span text:style-name="T30"> </text:span><text:span text:style-name="T24">&lt;&lt;</text:span><text:span text:style-name="T30"> </text:span><text:span text:style-name="T24">commandLine.getCurrentParameter</text:span><text:span text:style-name="T18">()</text:span><text:span text:style-name="T30"> </text:span><text:span text:style-name="T24">&lt;&lt;</text:span><text:span text:style-name="T30"> </text:span><text:span text:style-name="T24">endl;</text:span></text:p>
            <text:p text:style-name="P105"><text:span text:style-name="T45"><text:s text:c="8"/>return</text:span><text:span text:style-name="T100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53">linux:/home/enzo # ./myapp Principles and Practice using C++</text:p>
            <text:p text:style-name="P53">and</text:p>
            <text:p text:style-name="P53">Principles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Standard"><text:span text:style-name="s2"><text:span text:style-name="T49"/></text:span></text:p>
      <text:h text:style-name="Heading_20_1" text:outline-level="1"><text:span text:style-name="s10"><text:span text:style-name="T13">bool gotoNextParameter()</text:span></text:span></text:h>
      <text:p text:style-name="P18"><text:span text:style-name="T46">Description:</text:span> <text:span text:style-name="T47">Points to the next parameter on the command line for the current process. Returns false if is at the last parameter.</text:span></text:p>
      <text:p text:style-name="Standard"><text:span text:style-name="s10"><text:span text:style-name="T22"/></text:span></text:p>
      <text:p text:style-name="P22"><text:span text:style-name="T4">Example:</text:span><text:span text:style-name="T19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</table:table-cell>
          <table:table-cell table:style-name="Tabela26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43">do</text:span></text:p>
            <text:p text:style-name="P30"><text:span text:style-name="T30"><text:s text:c="12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CurrentParameter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43"><text:span text:style-name="T31"><text:s text:c="8"/></text:span><text:span text:style-name="T44">while</text:span><text:span text:style-name="T18">(</text:span><text:span text:style-name="T31"> </text:span><text:span text:style-name="T24">commandLine.gotoNextParameter</text:span><text:span text:style-name="T18">()</text:span><text:span text:style-name="T31"> </text:span><text:span text:style-name="T18">);</text:span></text:p>
            <text:p text:style-name="P125"><text:span text:style-name="T61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53">linux:/home/enzo # ./myapp GCC the GNU Compiler Collection</text:p>
            <text:p text:style-name="P53">GCC</text:p>
            <text:p text:style-name="P53">the</text:p>
            <text:p text:style-name="P53">GNU</text:p>
            <text:p text:style-name="P53">Compiler</text:p>
            <text:p text:style-name="P53"><text:soft-page-break/>Collection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Standard"><text:span text:style-name="s10"><text:span text:style-name="T22"/></text:span></text:p>
      <text:h text:style-name="Heading_20_1" text:outline-level="1"><text:span text:style-name="s10"><text:span text:style-name="T13">int getCurrentPosition()</text:span></text:span></text:h>
      <text:p text:style-name="P9"><text:span text:style-name="T35">Description:</text:span> Retrieves the current position parameter on the command line for the current process.</text:p>
      <text:p text:style-name="Standard"><text:span text:style-name="s10"><text:span text:style-name="T22"/></text:span></text:p>
      <text:p text:style-name="P22"><text:span text:style-name="T4">Example:</text:span><text:span text:style-name="T19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</table:table-cell>
          <table:table-cell table:style-name="Tabela28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43">do</text:span></text:p>
            <text:p text:style-name="P30"><text:span text:style-name="T30"><text:s text:c="12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26">getCurrentPosition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43"><text:span text:style-name="T31"><text:s text:c="8"/></text:span><text:span text:style-name="T44">while</text:span><text:span text:style-name="T18">(</text:span><text:span text:style-name="T31"> </text:span><text:span text:style-name="T24">commandLine.gotoNextParameter</text:span><text:span text:style-name="T18">()</text:span><text:span text:style-name="T31"> </text:span><text:span text:style-name="T18">);</text:span></text:p>
            <text:p text:style-name="P125"><text:span text:style-name="T61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53">linux:/home/enzo # ./myapp Principles and Practice using C++</text:p>
            <text:p text:style-name="P53">1</text:p>
            <text:p text:style-name="P53">2</text:p>
            <text:p text:style-name="P53">3</text:p>
            <text:p text:style-name="P53">4</text:p>
            <text:p text:style-name="P53">5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Standard"><text:span text:style-name="s10"><text:span text:style-name="T22"/></text:span></text:p>
      <text:h text:style-name="Heading_20_1" text:outline-level="1"><text:span text:style-name="s10"><text:span text:style-name="T13">string getCurrentParameter()</text:span></text:span></text:h>
      <text:p text:style-name="P18"><text:span text:style-name="T46">Description:</text:span> <text:span text:style-name="T47">Retrieves the current parameter on the command line for the current process.</text:span></text:p>
      <text:p text:style-name="P53"/>
      <text:p text:style-name="P22"><text:span text:style-name="T4">Example:</text:span><text:span text:style-name="T19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oft-page-break/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</table:table-cell>
          <table:table-cell table:style-name="Tabela30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oft-page-break/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43">do</text:span></text:p>
            <text:p text:style-name="P30"><text:span text:style-name="T30"><text:s text:c="12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CurrentParameter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43"><text:span text:style-name="T31"><text:s text:c="8"/></text:span><text:span text:style-name="T44">while</text:span><text:span text:style-name="T18">(</text:span><text:span text:style-name="T31"> </text:span><text:span text:style-name="T24">commandLine.gotoNextParameter</text:span><text:span text:style-name="T18">()</text:span><text:span text:style-name="T31"> </text:span><text:span text:style-name="T18">);</text:span></text:p>
            <text:p text:style-name="P125"><text:span text:style-name="T61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53">linux:/home/enzo # ./myapp Principles and Practice using C++</text:p>
            <text:p text:style-name="P53">Principles</text:p>
            <text:p text:style-name="P53">and</text:p>
            <text:p text:style-name="P53">Practice</text:p>
            <text:p text:style-name="P53">using</text:p>
            <text:p text:style-name="P53">C++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53"/>
      <text:h text:style-name="Heading_20_1" text:outline-level="1"><text:span text:style-name="s10"><text:span text:style-name="T13">int getCurrentParameterAsInteger()</text:span></text:span></text:h>
      <text:p text:style-name="P11"><text:span text:style-name="T35">Description:</text:span> Retrieves the current parameter on the command line as integer for the current process.</text:p>
      <text:p text:style-name="P25"><text:span text:style-name="T4">Example:</text:span><text:span text:style-name="T19"><text:line-break/></text:span>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75"><text:span text:style-name="Máquina_20_de_20_escrever_20_HTML"><text:span text:style-name="T38">1</text:span></text:span></text:p>
            <text:p text:style-name="P75"><text:span text:style-name="Máquina_20_de_20_escrever_20_HTML"><text:span text:style-name="T38">2</text:span></text:span></text:p>
            <text:p text:style-name="P75"><text:span text:style-name="Máquina_20_de_20_escrever_20_HTML"><text:span text:style-name="T38">3</text:span></text:span></text:p>
            <text:p text:style-name="P75"><text:span text:style-name="Máquina_20_de_20_escrever_20_HTML"><text:span text:style-name="T38">4</text:span></text:span></text:p>
            <text:p text:style-name="P75"><text:span text:style-name="Máquina_20_de_20_escrever_20_HTML"><text:span text:style-name="T38">5</text:span></text:span></text:p>
            <text:p text:style-name="P75"><text:span text:style-name="Máquina_20_de_20_escrever_20_HTML"><text:span text:style-name="T38">6</text:span></text:span></text:p>
            <text:p text:style-name="P75"><text:span text:style-name="Máquina_20_de_20_escrever_20_HTML"><text:span text:style-name="T38">7</text:span></text:span></text:p>
            <text:p text:style-name="P75"><text:span text:style-name="Máquina_20_de_20_escrever_20_HTML"><text:span text:style-name="T38">8</text:span></text:span></text:p>
            <text:p text:style-name="P75"><text:span text:style-name="Máquina_20_de_20_escrever_20_HTML"><text:span text:style-name="T38">9</text:span></text:span></text:p>
            <text:p text:style-name="P75"><text:span text:style-name="Máquina_20_de_20_escrever_20_HTML"><text:span text:style-name="T38">10</text:span></text:span></text:p>
            <text:p text:style-name="P75"><text:span text:style-name="Máquina_20_de_20_escrever_20_HTML"><text:span text:style-name="T38">11</text:span></text:span></text:p>
            <text:p text:style-name="P75"><text:span text:style-name="Máquina_20_de_20_escrever_20_HTML"><text:span text:style-name="T38">12</text:span></text:span></text:p>
            <text:p text:style-name="P94"><text:span text:style-name="Máquina_20_de_20_escrever_20_HTML">13</text:span></text:p>
            <text:p text:style-name="P94"><text:span text:style-name="Máquina_20_de_20_escrever_20_HTML">14</text:span></text:p>
            <text:p text:style-name="P94"><text:span text:style-name="Máquina_20_de_20_escrever_20_HTML">15</text:span></text:p>
            <text:p text:style-name="P94"><text:span text:style-name="Máquina_20_de_20_escrever_20_HTML">16</text:span></text:p>
            <text:p text:style-name="P94"><text:span text:style-name="Máquina_20_de_20_escrever_20_HTML">17</text:span></text:p>
            <text:p text:style-name="P94"><text:span text:style-name="Máquina_20_de_20_escrever_20_HTML">18</text:span></text:p>
            <text:p text:style-name="P94"><text:span text:style-name="Máquina_20_de_20_escrever_20_HTML">19</text:span></text:p>
            <text:p text:style-name="P94"><text:span text:style-name="Máquina_20_de_20_escrever_20_HTML">20</text:span></text:p>
            <text:p text:style-name="P94"><text:span text:style-name="Máquina_20_de_20_escrever_20_HTML">21</text:span></text:p>
            <text:p text:style-name="P94"><text:span text:style-name="Máquina_20_de_20_escrever_20_HTML">22</text:span></text:p>
          </table:table-cell>
          <table:table-cell table:style-name="Tabela32.B1" office:value-type="string">
            <text:p text:style-name="P100">#include &lt;CommandLine.h&gt;</text:p>
            <text:p text:style-name="P100"/>
            <text:p text:style-name="P100">#include &lt;iostream&gt;</text:p>
            <text:p text:style-name="P100">#include &lt;cstdlib&gt;</text:p>
            <text:p text:style-name="P100">#include &lt;stdexcept&gt;</text:p>
            <text:p text:style-name="P82"/>
            <text:p text:style-name="P32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2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9"><text:span text:style-name="T43">using</text:span><text:span text:style-name="T29"> </text:span>std::string;</text:p>
            <text:p text:style-name="P69"><text:span text:style-name="T43">using</text:span><text:span text:style-name="T32"> </text:span>std::runtime_error;</text:p>
            <text:p text:style-name="P82"/>
            <text:p text:style-name="P32"><text:span text:style-name="T43">int</text:span><text:span text:style-name="T29"> </text:span><text:span text:style-name="T10">main</text:span><text:span text:style-name="T17">() {</text:span></text:p>
            <text:p text:style-name="P32"><text:span text:style-name="T71"><text:s text:c="4"/></text:span><text:span text:style-name="T55">try</text:span><text:span text:style-name="T71"> </text:span><text:span text:style-name="T79">{</text:span></text:p>
            <text:p text:style-name="P3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2"><text:span text:style-name="T30"><text:s text:c="8"/></text:span><text:span text:style-name="T24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26">getCurrentParameterAsInteger</text:span><text:span text:style-name="T17">()</text:span><text:span text:style-name="T26"> &lt;&lt;</text:span><text:span text:style-name="T33"> </text:span><text:span text:style-name="T26">endl;</text:span><text:span text:style-name="T17"><text:line-break/></text:span><text:span text:style-name="T64"> <text:s text:c="7"/>return</text:span><text:span text:style-name="T82"> EXIT_SUCCESS;</text:span></text:p>
            <text:p text:style-name="P114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4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1"><text:span text:style-name="T59"><text:s text:c="8"/>return</text:span><text:span text:style-name="T78"> </text:span><text:span text:style-name="T73">EXIT_FAILURE;</text:span></text:p>
            <text:p text:style-name="P107"><text:s text:c="4"/>}</text:p>
            <text:p text:style-name="P49">}</text:p>
            <text:p text:style-name="P49"/>
          </table:table-cell>
        </table:table-row>
      </table:table>
      <text:p text:style-name="P132"><text:span text:style-name="Máquina_20_de_20_escrever_20_HTML"><text:span text:style-name="T20"/></text:span></text:p>
      <text:p text:style-name="P11">Output:</text:p>
      <text:p text:style-name="P57"/>
      <table:table table:name="Tabela33" table:style-name="Tabela33">
        <table:table-column table:style-name="Tabela33.A"/>
        <table:table-row table:style-name="Tabela33.1">
          <table:table-cell table:style-name="Tabela33.A1" office:value-type="string">
            <text:p text:style-name="P57">linux:/home/enzo # ./myapp 1.99 cents</text:p>
            <text:p text:style-name="P57">1</text:p>
          </table:table-cell>
        </table:table-row>
      </table:table>
      <text:p text:style-name="P90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10"><text:line-break/></text:span><text:span text:style-name="s10"><text:span text:style-name="T15">float getCurrentParameterAsFloat()</text:span></text:span></text:h>
      <text:p text:style-name="P11"><text:span text:style-name="T35">Description:</text:span> Retrieves the current parameter on the command line as float for the current process.</text:p>
      <text:p text:style-name="P57"/>
      <text:p text:style-name="P25"><text:soft-page-break/><text:span text:style-name="T4">Example:</text:span><text:span text:style-name="T19"><text:line-break/></text:span></text:p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75"><text:span text:style-name="Máquina_20_de_20_escrever_20_HTML"><text:span text:style-name="T38">1</text:span></text:span></text:p>
            <text:p text:style-name="P75"><text:span text:style-name="Máquina_20_de_20_escrever_20_HTML"><text:span text:style-name="T38">2</text:span></text:span></text:p>
            <text:p text:style-name="P75"><text:span text:style-name="Máquina_20_de_20_escrever_20_HTML"><text:span text:style-name="T38">3</text:span></text:span></text:p>
            <text:p text:style-name="P75"><text:span text:style-name="Máquina_20_de_20_escrever_20_HTML"><text:span text:style-name="T38">4</text:span></text:span></text:p>
            <text:p text:style-name="P75"><text:span text:style-name="Máquina_20_de_20_escrever_20_HTML"><text:span text:style-name="T38">5</text:span></text:span></text:p>
            <text:p text:style-name="P75"><text:span text:style-name="Máquina_20_de_20_escrever_20_HTML"><text:span text:style-name="T38">6</text:span></text:span></text:p>
            <text:p text:style-name="P75"><text:span text:style-name="Máquina_20_de_20_escrever_20_HTML"><text:span text:style-name="T38">7</text:span></text:span></text:p>
            <text:p text:style-name="P75"><text:span text:style-name="Máquina_20_de_20_escrever_20_HTML"><text:span text:style-name="T38">8</text:span></text:span></text:p>
            <text:p text:style-name="P75"><text:span text:style-name="Máquina_20_de_20_escrever_20_HTML"><text:span text:style-name="T38">9</text:span></text:span></text:p>
            <text:p text:style-name="P75"><text:span text:style-name="Máquina_20_de_20_escrever_20_HTML"><text:span text:style-name="T38">10</text:span></text:span></text:p>
            <text:p text:style-name="P75"><text:span text:style-name="Máquina_20_de_20_escrever_20_HTML"><text:span text:style-name="T38">11</text:span></text:span></text:p>
            <text:p text:style-name="P75"><text:span text:style-name="Máquina_20_de_20_escrever_20_HTML"><text:span text:style-name="T38">12</text:span></text:span></text:p>
            <text:p text:style-name="P94"><text:span text:style-name="Máquina_20_de_20_escrever_20_HTML">13</text:span></text:p>
            <text:p text:style-name="P94"><text:span text:style-name="Máquina_20_de_20_escrever_20_HTML">14</text:span></text:p>
            <text:p text:style-name="P94"><text:span text:style-name="Máquina_20_de_20_escrever_20_HTML">15</text:span></text:p>
            <text:p text:style-name="P94"><text:span text:style-name="Máquina_20_de_20_escrever_20_HTML">16</text:span></text:p>
            <text:p text:style-name="P94"><text:span text:style-name="Máquina_20_de_20_escrever_20_HTML">17</text:span></text:p>
            <text:p text:style-name="P94"><text:span text:style-name="Máquina_20_de_20_escrever_20_HTML">18</text:span></text:p>
            <text:p text:style-name="P94"><text:span text:style-name="Máquina_20_de_20_escrever_20_HTML">19</text:span></text:p>
            <text:p text:style-name="P94"><text:span text:style-name="Máquina_20_de_20_escrever_20_HTML">20</text:span></text:p>
            <text:p text:style-name="P94"><text:span text:style-name="Máquina_20_de_20_escrever_20_HTML">21</text:span></text:p>
            <text:p text:style-name="P94"><text:span text:style-name="Máquina_20_de_20_escrever_20_HTML">22</text:span></text:p>
          </table:table-cell>
          <table:table-cell table:style-name="Tabela34.B1" office:value-type="string">
            <text:p text:style-name="P100">#include &lt;CommandLine.h&gt;</text:p>
            <text:p text:style-name="P100"/>
            <text:p text:style-name="P100">#include &lt;iostream&gt;</text:p>
            <text:p text:style-name="P100">#include &lt;cstdlib&gt;</text:p>
            <text:p text:style-name="P100">#include &lt;stdexcept&gt;</text:p>
            <text:p text:style-name="P82"/>
            <text:p text:style-name="P32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2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9"><text:span text:style-name="T43">using</text:span><text:span text:style-name="T29"> </text:span>std::string;</text:p>
            <text:p text:style-name="P69"><text:span text:style-name="T43">using</text:span><text:span text:style-name="T32"> </text:span>std::runtime_error;</text:p>
            <text:p text:style-name="P82"/>
            <text:p text:style-name="P32"><text:span text:style-name="T43">int</text:span><text:span text:style-name="T29"> </text:span><text:span text:style-name="T10">main</text:span><text:span text:style-name="T17">() {</text:span></text:p>
            <text:p text:style-name="P32"><text:span text:style-name="T71"><text:s text:c="4"/></text:span><text:span text:style-name="T55">try</text:span><text:span text:style-name="T71"> </text:span><text:span text:style-name="T79">{</text:span></text:p>
            <text:p text:style-name="P3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2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26">getCurrentParameterAsFloat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6"><text:span text:style-name="T61"><text:s text:c="8"/>return</text:span><text:span text:style-name="T88"> EXIT_SUCCESS;</text:span></text:p>
            <text:p text:style-name="P114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4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1"><text:span text:style-name="T59"><text:s text:c="8"/>return</text:span><text:span text:style-name="T78"> </text:span><text:span text:style-name="T73">EXIT_FAILURE;</text:span></text:p>
            <text:p text:style-name="P107"><text:s text:c="4"/>}</text:p>
            <text:p text:style-name="P49">}</text:p>
            <text:p text:style-name="P49"/>
          </table:table-cell>
        </table:table-row>
      </table:table>
      <text:p text:style-name="P132"><text:span text:style-name="Máquina_20_de_20_escrever_20_HTML"><text:span text:style-name="T20"/></text:span></text:p>
      <text:p text:style-name="P11">Output:</text:p>
      <text:p text:style-name="P57"/>
      <table:table table:name="Tabela35" table:style-name="Tabela35">
        <table:table-column table:style-name="Tabela35.A"/>
        <table:table-row table:style-name="Tabela35.1">
          <table:table-cell table:style-name="Tabela35.A1" office:value-type="string">
            <text:p text:style-name="P57">linux:/home/enzo # ./myapp 1.99 cents</text:p>
            <text:p text:style-name="P57">1.99</text:p>
          </table:table-cell>
        </table:table-row>
      </table:table>
      <text:p text:style-name="P90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20"><text:line-break/></text:span><text:span text:style-name="s10"><text:span text:style-name="T13">string getFirstParameter()</text:span></text:span></text:h>
      <text:p text:style-name="P9"><text:span text:style-name="T35">Description:</text:span> Retrieves the first parameter on the command line for the current process.</text:p>
      <text:p text:style-name="P53"/>
      <text:p text:style-name="P22"><text:span text:style-name="T4">Example:</text:span><text:span text:style-name="T19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</table:table-cell>
          <table:table-cell table:style-name="Tabela59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;</text:span></text:p>
            <text:p text:style-name="P30"><text:span text:style-name="T26"><text:s text:c="8"/>cout</text:span><text:span text:style-name="T33"> </text:span><text:span text:style-name="T26">&lt;&lt;</text:span><text:span text:style-name="T33"> </text:span><text:span text:style-name="T26">commandLine.getFirstParameter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0"><text:s text:c="4"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60" table:style-name="Tabela60">
        <table:table-column table:style-name="Tabela60.A"/>
        <text:soft-page-break/>
        <table:table-row table:style-name="Tabela60.1">
          <table:table-cell table:style-name="Tabela60.A1" office:value-type="string">
            <text:p text:style-name="P53">linux:/home/enzo # ./myapp C++ Development Environment</text:p>
            <text:p text:style-name="P53">C++</text:p>
          </table:table-cell>
        </table:table-row>
      </table:table>
      <text:p text:style-name="P36"><text:span text:style-name="Máquina_20_de_20_escrever_20_HTML"><text:span text:style-name="T39">_____________________________________________________________________</text:span></text:span></text:p>
      <text:p text:style-name="P29"><text:span text:style-name="s5"><text:span text:style-name="T25"/></text:span></text:p>
      <text:h text:style-name="Heading_20_1" text:outline-level="1"><text:span text:style-name="s10"><text:span text:style-name="T13">string getFirstParameterAsInteger()</text:span></text:span></text:h>
      <text:p text:style-name="P12"><text:span text:style-name="T35">Description:</text:span> Retrieves the first parameter on the command line as integer for the current process.</text:p>
      <text:p text:style-name="P58"/>
      <text:p text:style-name="P26"><text:span text:style-name="T4">Example:</text:span><text:span text:style-name="T19"><text:line-break/></text:span></text:p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P76"><text:span text:style-name="Máquina_20_de_20_escrever_20_HTML"><text:span text:style-name="T38">1</text:span></text:span></text:p>
            <text:p text:style-name="P76"><text:span text:style-name="Máquina_20_de_20_escrever_20_HTML"><text:span text:style-name="T38">2</text:span></text:span></text:p>
            <text:p text:style-name="P76"><text:span text:style-name="Máquina_20_de_20_escrever_20_HTML"><text:span text:style-name="T38">3</text:span></text:span></text:p>
            <text:p text:style-name="P76"><text:span text:style-name="Máquina_20_de_20_escrever_20_HTML"><text:span text:style-name="T38">4</text:span></text:span></text:p>
            <text:p text:style-name="P76"><text:span text:style-name="Máquina_20_de_20_escrever_20_HTML"><text:span text:style-name="T38">5</text:span></text:span></text:p>
            <text:p text:style-name="P76"><text:span text:style-name="Máquina_20_de_20_escrever_20_HTML"><text:span text:style-name="T38">6</text:span></text:span></text:p>
            <text:p text:style-name="P76"><text:span text:style-name="Máquina_20_de_20_escrever_20_HTML"><text:span text:style-name="T38">7</text:span></text:span></text:p>
            <text:p text:style-name="P76"><text:span text:style-name="Máquina_20_de_20_escrever_20_HTML"><text:span text:style-name="T38">8</text:span></text:span></text:p>
            <text:p text:style-name="P76"><text:span text:style-name="Máquina_20_de_20_escrever_20_HTML"><text:span text:style-name="T38">9</text:span></text:span></text:p>
            <text:p text:style-name="P76"><text:span text:style-name="Máquina_20_de_20_escrever_20_HTML"><text:span text:style-name="T38">10</text:span></text:span></text:p>
            <text:p text:style-name="P76"><text:span text:style-name="Máquina_20_de_20_escrever_20_HTML"><text:span text:style-name="T38">11</text:span></text:span></text:p>
            <text:p text:style-name="P76"><text:span text:style-name="Máquina_20_de_20_escrever_20_HTML"><text:span text:style-name="T38">12</text:span></text:span></text:p>
            <text:p text:style-name="P95"><text:span text:style-name="Máquina_20_de_20_escrever_20_HTML">13</text:span></text:p>
            <text:p text:style-name="P95"><text:span text:style-name="Máquina_20_de_20_escrever_20_HTML">14</text:span></text:p>
            <text:p text:style-name="P95"><text:span text:style-name="Máquina_20_de_20_escrever_20_HTML">15</text:span></text:p>
            <text:p text:style-name="P95"><text:span text:style-name="Máquina_20_de_20_escrever_20_HTML">16</text:span></text:p>
            <text:p text:style-name="P95"><text:span text:style-name="Máquina_20_de_20_escrever_20_HTML">17</text:span></text:p>
            <text:p text:style-name="P95"><text:span text:style-name="Máquina_20_de_20_escrever_20_HTML">18</text:span></text:p>
            <text:p text:style-name="P95"><text:span text:style-name="Máquina_20_de_20_escrever_20_HTML">19</text:span></text:p>
            <text:p text:style-name="P95"><text:span text:style-name="Máquina_20_de_20_escrever_20_HTML">20</text:span></text:p>
            <text:p text:style-name="P95"><text:span text:style-name="Máquina_20_de_20_escrever_20_HTML">21</text:span></text:p>
            <text:p text:style-name="P95"><text:span text:style-name="Máquina_20_de_20_escrever_20_HTML">22</text:span></text:p>
          </table:table-cell>
          <table:table-cell table:style-name="Tabela61.B1" office:value-type="string">
            <text:p text:style-name="P101">#include &lt;CommandLine.h&gt;</text:p>
            <text:p text:style-name="P101"/>
            <text:p text:style-name="P101">#include &lt;iostream&gt;</text:p>
            <text:p text:style-name="P101">#include &lt;cstdlib&gt;</text:p>
            <text:p text:style-name="P101">#include &lt;stdexcept&gt;</text:p>
            <text:p text:style-name="P83"/>
            <text:p text:style-name="P33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3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70"><text:span text:style-name="T43">using</text:span><text:span text:style-name="T29"> </text:span>std::string;</text:p>
            <text:p text:style-name="P70"><text:span text:style-name="T43">using</text:span><text:span text:style-name="T32"> </text:span>std::runtime_error;</text:p>
            <text:p text:style-name="P83"/>
            <text:p text:style-name="P33"><text:span text:style-name="T43">int</text:span><text:span text:style-name="T29"> </text:span><text:span text:style-name="T10">main</text:span><text:span text:style-name="T17">() {</text:span></text:p>
            <text:p text:style-name="P33"><text:span text:style-name="T71"><text:s text:c="4"/></text:span><text:span text:style-name="T55">try</text:span><text:span text:style-name="T71"> </text:span><text:span text:style-name="T79">{</text:span></text:p>
            <text:p text:style-name="P33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3"><text:span text:style-name="T34"><text:s text:c="8"/></text:span><text:span text:style-name="T26">cout</text:span><text:span text:style-name="T33"> </text:span><text:span text:style-name="T26">&lt;&lt;</text:span><text:span text:style-name="T33"> </text:span><text:span text:style-name="T26">commandLine.getFirstParameterAsInteger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128"><text:span text:style-name="T62"><text:s text:c="8"/>return</text:span><text:span text:style-name="T88"> EXIT_SUCCESS;</text:span></text:p>
            <text:p text:style-name="P115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5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2"><text:span text:style-name="T59"><text:s text:c="8"/>return</text:span><text:span text:style-name="T78"> </text:span><text:span text:style-name="T73">EXIT_FAILURE;</text:span></text:p>
            <text:p text:style-name="P108"><text:s text:c="4"/>}</text:p>
            <text:p text:style-name="P50">}</text:p>
            <text:p text:style-name="P50"/>
          </table:table-cell>
        </table:table-row>
      </table:table>
      <text:p text:style-name="P133"><text:span text:style-name="Máquina_20_de_20_escrever_20_HTML"><text:span text:style-name="T20"/></text:span></text:p>
      <text:p text:style-name="P12">Output:</text:p>
      <text:p text:style-name="P58"/>
      <table:table table:name="Tabela62" table:style-name="Tabela62">
        <table:table-column table:style-name="Tabela62.A"/>
        <table:table-row table:style-name="Tabela62.1">
          <table:table-cell table:style-name="Tabela62.A1" office:value-type="string">
            <text:p text:style-name="P58">linux:/home/enzo # ./myapp 1.99 cents</text:p>
            <text:p text:style-name="P58">1</text:p>
          </table:table-cell>
        </table:table-row>
      </table:table>
      <text:p text:style-name="P37"><text:span text:style-name="Máquina_20_de_20_escrever_20_HTML"><text:span text:style-name="T39">_____________________________________________________________________</text:span></text:span><text:span text:style-name="T10"><text:line-break/></text:span></text:p>
      <text:h text:style-name="Heading_20_1" text:outline-level="1"><text:span text:style-name="s10"><text:span text:style-name="T13">string getFirstParameterAsFloat()</text:span></text:span></text:h>
      <text:p text:style-name="P12"><text:span text:style-name="T35">Description:</text:span> Retrieves the first parameter on the command line as float for the current process.</text:p>
      <text:p text:style-name="P58"/>
      <text:p text:style-name="P26"><text:span text:style-name="T4">Example:</text:span><text:span text:style-name="T19"><text:line-break/></text:span></text:p>
      <table:table table:name="Tabela63" table:style-name="Tabela63">
        <table:table-column table:style-name="Tabela63.A"/>
        <table:table-column table:style-name="Tabela63.B"/>
        <table:table-row table:style-name="Tabela63.1">
          <table:table-cell table:style-name="Tabela63.A1" office:value-type="string">
            <text:p text:style-name="P76"><text:span text:style-name="Máquina_20_de_20_escrever_20_HTML"><text:span text:style-name="T38">1</text:span></text:span></text:p>
            <text:p text:style-name="P76"><text:span text:style-name="Máquina_20_de_20_escrever_20_HTML"><text:span text:style-name="T38">2</text:span></text:span></text:p>
            <text:p text:style-name="P76"><text:span text:style-name="Máquina_20_de_20_escrever_20_HTML"><text:span text:style-name="T38">3</text:span></text:span></text:p>
            <text:p text:style-name="P76"><text:span text:style-name="Máquina_20_de_20_escrever_20_HTML"><text:span text:style-name="T38">4</text:span></text:span></text:p>
            <text:p text:style-name="P76"><text:span text:style-name="Máquina_20_de_20_escrever_20_HTML"><text:span text:style-name="T38">5</text:span></text:span></text:p>
            <text:p text:style-name="P76"><text:span text:style-name="Máquina_20_de_20_escrever_20_HTML"><text:span text:style-name="T38">6</text:span></text:span></text:p>
            <text:p text:style-name="P76"><text:span text:style-name="Máquina_20_de_20_escrever_20_HTML"><text:span text:style-name="T38">7</text:span></text:span></text:p>
            <text:p text:style-name="P76"><text:span text:style-name="Máquina_20_de_20_escrever_20_HTML"><text:span text:style-name="T38">8</text:span></text:span></text:p>
            <text:p text:style-name="P76"><text:span text:style-name="Máquina_20_de_20_escrever_20_HTML"><text:span text:style-name="T38">9</text:span></text:span></text:p>
            <text:p text:style-name="P76"><text:span text:style-name="Máquina_20_de_20_escrever_20_HTML"><text:span text:style-name="T38">10</text:span></text:span></text:p>
            <text:p text:style-name="P76"><text:span text:style-name="Máquina_20_de_20_escrever_20_HTML"><text:span text:style-name="T38">11</text:span></text:span></text:p>
            <text:p text:style-name="P76"><text:span text:style-name="Máquina_20_de_20_escrever_20_HTML"><text:span text:style-name="T38">12</text:span></text:span></text:p>
            <text:p text:style-name="P95"><text:span text:style-name="Máquina_20_de_20_escrever_20_HTML">13</text:span></text:p>
            <text:p text:style-name="P95"><text:span text:style-name="Máquina_20_de_20_escrever_20_HTML">14</text:span></text:p>
            <text:p text:style-name="P95"><text:span text:style-name="Máquina_20_de_20_escrever_20_HTML">15</text:span></text:p>
            <text:p text:style-name="P95"><text:span text:style-name="Máquina_20_de_20_escrever_20_HTML">16</text:span></text:p>
            <text:p text:style-name="P95"><text:span text:style-name="Máquina_20_de_20_escrever_20_HTML">17</text:span></text:p>
            <text:p text:style-name="P95"><text:span text:style-name="Máquina_20_de_20_escrever_20_HTML">18</text:span></text:p>
            <text:p text:style-name="P95"><text:span text:style-name="Máquina_20_de_20_escrever_20_HTML">19</text:span></text:p>
            <text:p text:style-name="P95"><text:soft-page-break/><text:span text:style-name="Máquina_20_de_20_escrever_20_HTML">20</text:span></text:p>
            <text:p text:style-name="P95"><text:span text:style-name="Máquina_20_de_20_escrever_20_HTML">21</text:span></text:p>
            <text:p text:style-name="P95"><text:span text:style-name="Máquina_20_de_20_escrever_20_HTML">22</text:span></text:p>
          </table:table-cell>
          <table:table-cell table:style-name="Tabela63.B1" office:value-type="string">
            <text:p text:style-name="P101">#include &lt;CommandLine.h&gt;</text:p>
            <text:p text:style-name="P101"/>
            <text:p text:style-name="P101">#include &lt;iostream&gt;</text:p>
            <text:p text:style-name="P101">#include &lt;cstdlib&gt;</text:p>
            <text:p text:style-name="P101">#include &lt;stdexcept&gt;</text:p>
            <text:p text:style-name="P83"/>
            <text:p text:style-name="P33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3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70"><text:span text:style-name="T43">using</text:span><text:span text:style-name="T29"> </text:span>std::string;</text:p>
            <text:p text:style-name="P70"><text:span text:style-name="T43">using</text:span><text:span text:style-name="T32"> </text:span>std::runtime_error;</text:p>
            <text:p text:style-name="P83"/>
            <text:p text:style-name="P33"><text:span text:style-name="T43">int</text:span><text:span text:style-name="T29"> </text:span><text:span text:style-name="T10">main</text:span><text:span text:style-name="T17">() {</text:span></text:p>
            <text:p text:style-name="P33"><text:span text:style-name="T71"><text:s text:c="4"/></text:span><text:span text:style-name="T55">try</text:span><text:span text:style-name="T71"> </text:span><text:span text:style-name="T79">{</text:span></text:p>
            <text:p text:style-name="P33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3"><text:span text:style-name="T34"><text:s text:c="8"/></text:span><text:span text:style-name="T26">cout</text:span><text:span text:style-name="T33"> </text:span><text:span text:style-name="T26">&lt;&lt;</text:span><text:span text:style-name="T33"> </text:span><text:span text:style-name="T26">commandLine.getFirstParameterAsFloat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128"><text:span text:style-name="T62"><text:s text:c="8"/>return</text:span><text:span text:style-name="T88"> EXIT_SUCCESS;</text:span></text:p>
            <text:p text:style-name="P115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5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2"><text:span text:style-name="T59"><text:s text:c="8"/>return</text:span><text:span text:style-name="T78"> </text:span><text:span text:style-name="T73">EXIT_FAILURE;</text:span></text:p>
            <text:p text:style-name="P108"><text:soft-page-break/><text:s text:c="4"/>}</text:p>
            <text:p text:style-name="P50">}</text:p>
          </table:table-cell>
        </table:table-row>
      </table:table>
      <text:p text:style-name="P133"><text:span text:style-name="Máquina_20_de_20_escrever_20_HTML"><text:span text:style-name="T20"/></text:span></text:p>
      <text:p text:style-name="P12">Output:</text:p>
      <text:p text:style-name="P58"/>
      <table:table table:name="Tabela64" table:style-name="Tabela64">
        <table:table-column table:style-name="Tabela64.A"/>
        <table:table-row table:style-name="Tabela64.1">
          <table:table-cell table:style-name="Tabela64.A1" office:value-type="string">
            <text:p text:style-name="P58">linux:/home/enzo # ./myapp 1.99 cents</text:p>
            <text:p text:style-name="P58">1.99</text:p>
          </table:table-cell>
        </table:table-row>
      </table:table>
      <text:p text:style-name="P37"><text:span text:style-name="Máquina_20_de_20_escrever_20_HTML"><text:span text:style-name="T40">_____________________________________________________________________</text:span></text:span><text:span text:style-name="s5"><text:span text:style-name="T25"><text:line-break/></text:span></text:span></text:p>
      <text:h text:style-name="Heading_20_1" text:outline-level="1"><text:span text:style-name="s10"><text:span text:style-name="T13">string getLastParameter()</text:span></text:span></text:h>
      <text:p text:style-name="P9"><text:span text:style-name="T35">Description:</text:span> Retrieves the last parameter on the command line for the current process.</text:p>
      <text:p text:style-name="P53"/>
      <text:p text:style-name="P22"><text:span text:style-name="T4">Example:</text:span><text:span text:style-name="T19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</table:table-cell>
          <table:table-cell table:style-name="Tabela65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LastParameter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53">linux:/home/enzo # ./myapp The C++ Standard Library</text:p>
            <text:p text:style-name="P53">Library</text:p>
          </table:table-cell>
        </table:table-row>
      </table:table>
      <text:p text:style-name="P29"><text:span text:style-name="Máquina_20_de_20_escrever_20_HTML"><text:span text:style-name="T39">_____________________________________________________________________</text:span></text:span></text:p>
      <text:p text:style-name="P53"/>
      <text:h text:style-name="Heading_20_1" text:outline-level="1"><text:span text:style-name="s10"><text:span text:style-name="T13">string getLastParameterAsInteger()</text:span></text:span></text:h>
      <text:p text:style-name="P13"><text:span text:style-name="T35">Description:</text:span> Retrieves the last parameter on the command line as integer for the current process.</text:p>
      <text:p text:style-name="P59"/>
      <text:p text:style-name="P27"><text:span text:style-name="T4">Example:</text:span><text:span text:style-name="T19"><text:line-break/></text:span></text:p>
      <table:table table:name="Tabela67" table:style-name="Tabela67">
        <table:table-column table:style-name="Tabela67.A"/>
        <table:table-column table:style-name="Tabela67.B"/>
        <table:table-row table:style-name="Tabela67.1">
          <table:table-cell table:style-name="Tabela67.A1" office:value-type="string">
            <text:p text:style-name="P77"><text:span text:style-name="Máquina_20_de_20_escrever_20_HTML"><text:span text:style-name="T38">1</text:span></text:span></text:p>
            <text:p text:style-name="P77"><text:span text:style-name="Máquina_20_de_20_escrever_20_HTML"><text:span text:style-name="T38">2</text:span></text:span></text:p>
            <text:p text:style-name="P77"><text:span text:style-name="Máquina_20_de_20_escrever_20_HTML"><text:span text:style-name="T38">3</text:span></text:span></text:p>
            <text:p text:style-name="P77"><text:span text:style-name="Máquina_20_de_20_escrever_20_HTML"><text:span text:style-name="T38">4</text:span></text:span></text:p>
            <text:p text:style-name="P77"><text:span text:style-name="Máquina_20_de_20_escrever_20_HTML"><text:span text:style-name="T38">5</text:span></text:span></text:p>
            <text:p text:style-name="P77"><text:span text:style-name="Máquina_20_de_20_escrever_20_HTML"><text:span text:style-name="T38">6</text:span></text:span></text:p>
            <text:p text:style-name="P77"><text:span text:style-name="Máquina_20_de_20_escrever_20_HTML"><text:span text:style-name="T38">7</text:span></text:span></text:p>
            <text:p text:style-name="P77"><text:span text:style-name="Máquina_20_de_20_escrever_20_HTML"><text:span text:style-name="T38">8</text:span></text:span></text:p>
            <text:p text:style-name="P77"><text:span text:style-name="Máquina_20_de_20_escrever_20_HTML"><text:span text:style-name="T38">9</text:span></text:span></text:p>
            <text:p text:style-name="P77"><text:span text:style-name="Máquina_20_de_20_escrever_20_HTML"><text:span text:style-name="T38">10</text:span></text:span></text:p>
            <text:p text:style-name="P77"><text:span text:style-name="Máquina_20_de_20_escrever_20_HTML"><text:span text:style-name="T38">11</text:span></text:span></text:p>
            <text:p text:style-name="P77"><text:soft-page-break/><text:span text:style-name="Máquina_20_de_20_escrever_20_HTML"><text:span text:style-name="T38">12</text:span></text:span></text:p>
            <text:p text:style-name="P96"><text:span text:style-name="Máquina_20_de_20_escrever_20_HTML">13</text:span></text:p>
            <text:p text:style-name="P96"><text:span text:style-name="Máquina_20_de_20_escrever_20_HTML">14</text:span></text:p>
            <text:p text:style-name="P96"><text:span text:style-name="Máquina_20_de_20_escrever_20_HTML">15</text:span></text:p>
            <text:p text:style-name="P96"><text:span text:style-name="Máquina_20_de_20_escrever_20_HTML">16</text:span></text:p>
            <text:p text:style-name="P96"><text:span text:style-name="Máquina_20_de_20_escrever_20_HTML">17</text:span></text:p>
            <text:p text:style-name="P96"><text:span text:style-name="Máquina_20_de_20_escrever_20_HTML">18</text:span></text:p>
            <text:p text:style-name="P96"><text:span text:style-name="Máquina_20_de_20_escrever_20_HTML">19</text:span></text:p>
            <text:p text:style-name="P96"><text:span text:style-name="Máquina_20_de_20_escrever_20_HTML">20</text:span></text:p>
            <text:p text:style-name="P96"><text:span text:style-name="Máquina_20_de_20_escrever_20_HTML">21</text:span></text:p>
            <text:p text:style-name="P96"><text:span text:style-name="Máquina_20_de_20_escrever_20_HTML">22</text:span></text:p>
          </table:table-cell>
          <table:table-cell table:style-name="Tabela67.B1" office:value-type="string">
            <text:p text:style-name="P102">#include &lt;CommandLine.h&gt;</text:p>
            <text:p text:style-name="P102"/>
            <text:p text:style-name="P102">#include &lt;iostream&gt;</text:p>
            <text:p text:style-name="P102">#include &lt;cstdlib&gt;</text:p>
            <text:p text:style-name="P102">#include &lt;stdexcept&gt;</text:p>
            <text:p text:style-name="P84"/>
            <text:p text:style-name="P34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4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71"><text:span text:style-name="T43">using</text:span><text:span text:style-name="T29"> </text:span>std::string;</text:p>
            <text:p text:style-name="P71"><text:span text:style-name="T43">using</text:span><text:span text:style-name="T32"> </text:span>std::runtime_error;</text:p>
            <text:p text:style-name="P84"/>
            <text:p text:style-name="P34"><text:soft-page-break/><text:span text:style-name="T43">int</text:span><text:span text:style-name="T29"> </text:span><text:span text:style-name="T10">main</text:span><text:span text:style-name="T17">() {</text:span></text:p>
            <text:p text:style-name="P34"><text:span text:style-name="T71"><text:s text:c="4"/></text:span><text:span text:style-name="T55">try</text:span><text:span text:style-name="T71"> </text:span><text:span text:style-name="T79">{</text:span></text:p>
            <text:p text:style-name="P34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4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LastParameterAsInteger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9"><text:span text:style-name="T62"><text:s text:c="8"/>return</text:span><text:span text:style-name="T88"> EXIT_SUCCESS;</text:span></text:p>
            <text:p text:style-name="P116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6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3"><text:span text:style-name="T59"><text:s text:c="8"/>return</text:span><text:span text:style-name="T78"> </text:span><text:span text:style-name="T73">EXIT_FAILURE;</text:span></text:p>
            <text:p text:style-name="P109"><text:s text:c="4"/>}</text:p>
            <text:p text:style-name="P51">}</text:p>
            <text:p text:style-name="P51"/>
          </table:table-cell>
        </table:table-row>
      </table:table>
      <text:p text:style-name="P134"><text:span text:style-name="Máquina_20_de_20_escrever_20_HTML"><text:span text:style-name="T20"/></text:span></text:p>
      <text:p text:style-name="P13">Output:</text:p>
      <text:p text:style-name="P59"/>
      <table:table table:name="Tabela68" table:style-name="Tabela68">
        <table:table-column table:style-name="Tabela68.A"/>
        <table:table-row table:style-name="Tabela68.1">
          <table:table-cell table:style-name="Tabela68.A1" office:value-type="string">
            <text:p text:style-name="P59">linux:/home/enzo # ./myapp Book price = 49.99</text:p>
            <text:p text:style-name="P59">49</text:p>
          </table:table-cell>
        </table:table-row>
      </table:table>
      <text:p text:style-name="P38"><text:span text:style-name="Máquina_20_de_20_escrever_20_HTML"><text:span text:style-name="T39">_____________________________________________________________________</text:span></text:span></text:p>
      <text:p text:style-name="P59"/>
      <text:h text:style-name="Heading_20_1" text:outline-level="1"><text:span text:style-name="s10"><text:span text:style-name="T13">string getLastParameterAsFloat()</text:span></text:span></text:h>
      <text:p text:style-name="P13"><text:span text:style-name="T35">Description:</text:span> Retrieves the last parameter on the command line as float for the current process.</text:p>
      <text:p text:style-name="P59"/>
      <text:p text:style-name="P27"><text:span text:style-name="T4">Example:</text:span><text:span text:style-name="T19"><text:line-break/></text:span></text:p>
      <table:table table:name="Tabela69" table:style-name="Tabela69">
        <table:table-column table:style-name="Tabela69.A"/>
        <table:table-column table:style-name="Tabela69.B"/>
        <table:table-row table:style-name="Tabela69.1">
          <table:table-cell table:style-name="Tabela69.A1" office:value-type="string">
            <text:p text:style-name="P77"><text:span text:style-name="Máquina_20_de_20_escrever_20_HTML"><text:span text:style-name="T38">1</text:span></text:span></text:p>
            <text:p text:style-name="P77"><text:span text:style-name="Máquina_20_de_20_escrever_20_HTML"><text:span text:style-name="T38">2</text:span></text:span></text:p>
            <text:p text:style-name="P77"><text:span text:style-name="Máquina_20_de_20_escrever_20_HTML"><text:span text:style-name="T38">3</text:span></text:span></text:p>
            <text:p text:style-name="P77"><text:span text:style-name="Máquina_20_de_20_escrever_20_HTML"><text:span text:style-name="T38">4</text:span></text:span></text:p>
            <text:p text:style-name="P77"><text:span text:style-name="Máquina_20_de_20_escrever_20_HTML"><text:span text:style-name="T38">5</text:span></text:span></text:p>
            <text:p text:style-name="P77"><text:span text:style-name="Máquina_20_de_20_escrever_20_HTML"><text:span text:style-name="T38">6</text:span></text:span></text:p>
            <text:p text:style-name="P77"><text:span text:style-name="Máquina_20_de_20_escrever_20_HTML"><text:span text:style-name="T38">7</text:span></text:span></text:p>
            <text:p text:style-name="P77"><text:span text:style-name="Máquina_20_de_20_escrever_20_HTML"><text:span text:style-name="T38">8</text:span></text:span></text:p>
            <text:p text:style-name="P77"><text:span text:style-name="Máquina_20_de_20_escrever_20_HTML"><text:span text:style-name="T38">9</text:span></text:span></text:p>
            <text:p text:style-name="P77"><text:span text:style-name="Máquina_20_de_20_escrever_20_HTML"><text:span text:style-name="T38">10</text:span></text:span></text:p>
            <text:p text:style-name="P77"><text:span text:style-name="Máquina_20_de_20_escrever_20_HTML"><text:span text:style-name="T38">11</text:span></text:span></text:p>
            <text:p text:style-name="P77"><text:span text:style-name="Máquina_20_de_20_escrever_20_HTML"><text:span text:style-name="T38">12</text:span></text:span></text:p>
            <text:p text:style-name="P96"><text:span text:style-name="Máquina_20_de_20_escrever_20_HTML">13</text:span></text:p>
            <text:p text:style-name="P96"><text:span text:style-name="Máquina_20_de_20_escrever_20_HTML">14</text:span></text:p>
            <text:p text:style-name="P96"><text:span text:style-name="Máquina_20_de_20_escrever_20_HTML">15</text:span></text:p>
            <text:p text:style-name="P96"><text:span text:style-name="Máquina_20_de_20_escrever_20_HTML">16</text:span></text:p>
            <text:p text:style-name="P96"><text:span text:style-name="Máquina_20_de_20_escrever_20_HTML">17</text:span></text:p>
            <text:p text:style-name="P96"><text:span text:style-name="Máquina_20_de_20_escrever_20_HTML">18</text:span></text:p>
            <text:p text:style-name="P96"><text:span text:style-name="Máquina_20_de_20_escrever_20_HTML">19</text:span></text:p>
            <text:p text:style-name="P96"><text:span text:style-name="Máquina_20_de_20_escrever_20_HTML">20</text:span></text:p>
            <text:p text:style-name="P96"><text:span text:style-name="Máquina_20_de_20_escrever_20_HTML">21</text:span></text:p>
            <text:p text:style-name="P96"><text:span text:style-name="Máquina_20_de_20_escrever_20_HTML">22</text:span></text:p>
          </table:table-cell>
          <table:table-cell table:style-name="Tabela69.B1" office:value-type="string">
            <text:p text:style-name="P102">#include &lt;CommandLine.h&gt;</text:p>
            <text:p text:style-name="P102"/>
            <text:p text:style-name="P102">#include &lt;iostream&gt;</text:p>
            <text:p text:style-name="P102">#include &lt;cstdlib&gt;</text:p>
            <text:p text:style-name="P102">#include &lt;stdexcept&gt;</text:p>
            <text:p text:style-name="P84"/>
            <text:p text:style-name="P34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4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71"><text:span text:style-name="T43">using</text:span><text:span text:style-name="T29"> </text:span>std::string;</text:p>
            <text:p text:style-name="P71"><text:span text:style-name="T43">using</text:span><text:span text:style-name="T32"> </text:span>std::runtime_error;</text:p>
            <text:p text:style-name="P84"/>
            <text:p text:style-name="P34"><text:span text:style-name="T43">int</text:span><text:span text:style-name="T29"> </text:span><text:span text:style-name="T10">main</text:span><text:span text:style-name="T17">() {</text:span></text:p>
            <text:p text:style-name="P34"><text:span text:style-name="T71"><text:s text:c="4"/></text:span><text:span text:style-name="T55">try</text:span><text:span text:style-name="T71"> </text:span><text:span text:style-name="T79">{</text:span></text:p>
            <text:p text:style-name="P34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4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LastParameterAsFloat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9"><text:span text:style-name="T62"><text:s text:c="8"/>return</text:span><text:span text:style-name="T88"> EXIT_SUCCESS;</text:span></text:p>
            <text:p text:style-name="P116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6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3"><text:span text:style-name="T59"><text:s text:c="8"/>return</text:span><text:span text:style-name="T78"> </text:span><text:span text:style-name="T73">EXIT_FAILURE;</text:span></text:p>
            <text:p text:style-name="P109"><text:s text:c="4"/>}</text:p>
            <text:p text:style-name="P51">}</text:p>
            <text:p text:style-name="P51"/>
          </table:table-cell>
        </table:table-row>
      </table:table>
      <text:p text:style-name="P134"><text:span text:style-name="Máquina_20_de_20_escrever_20_HTML"><text:span text:style-name="T20"/></text:span></text:p>
      <text:p text:style-name="P13">Output:</text:p>
      <text:p text:style-name="P59"/>
      <table:table table:name="Tabela70" table:style-name="Tabela70">
        <table:table-column table:style-name="Tabela70.A"/>
        <table:table-row table:style-name="Tabela70.1">
          <table:table-cell table:style-name="Tabela70.A1" office:value-type="string">
            <text:p text:style-name="P59">linux:/home/enzo # ./myapp Book price = 49.99</text:p>
            <text:p text:style-name="P59">49.99</text:p>
          </table:table-cell>
        </table:table-row>
      </table:table>
      <text:p text:style-name="P59"><text:span text:style-name="Máquina_20_de_20_escrever_20_HTML"><text:span text:style-name="T41">_____________________________________________________________________</text:span></text:span></text:p>
      <text:p text:style-name="P59"><text:span text:style-name="Máquina_20_de_20_escrever_20_HTML"><text:span text:style-name="T41"/></text:span></text:p>
      <text:h text:style-name="Heading_20_1" text:outline-level="1"><text:span text:style-name="s10"><text:span text:style-name="T13">setOptionPrefix( string optionPrefix )</text:span></text:span></text:h>
      <text:p text:style-name="P9"><text:span text:style-name="T35">Description:</text:span> Define the prefix (string added in front of the option name) used to recognize an option on the command line.</text:p>
      <text:p text:style-name="P5"/>
      <text:p text:style-name="P22"><text:span text:style-name="T4">Example:</text:span><text:span text:style-name="T19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oft-page-break/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73"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</table:table-cell>
          <table:table-cell table:style-name="Tabela36.B1" office:value-type="string">
            <text:p text:style-name="P98">#include &lt;CommandLine.h&gt;</text:p>
            <text:p text:style-name="P98"/>
            <text:p text:style-name="P98">#include &lt;iostream&gt;</text:p>
            <text:p text:style-name="P98"><text:soft-page-break/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mmandLine</text:span><text:span text:style-name="T17">.</text:span><text:span text:style-name="T10">setOptionPrefix</text:span><text:span text:style-name="T17">( </text:span><text:span text:style-name="T50">"--"</text:span><text:span text:style-name="T17"> )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OptionValue</text:span><text:span text:style-name="T17">( </text:span><text:span text:style-name="T50">"price"</text:span><text:span text:style-name="T17"> 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53">linux:/home/enzo # ./myapp --price 0.99</text:p>
            <text:p text:style-name="P53">0.99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5"/>
      <text:h text:style-name="Heading_20_1" text:outline-level="1"><text:span text:style-name="s10"><text:span text:style-name="T13">setOptionPostfix( string optionPostfix )</text:span></text:span></text:h>
      <text:p text:style-name="P22"><text:span text:style-name="T4">Description: </text:span><text:span text:style-name="T9">Define the postfix (string added to the end of the option name) used to recognize an option on the command line.</text:span><text:span text:style-name="T19"><text:line-break/></text:span></text:p>
      <text:p text:style-name="P22"><text:span text:style-name="T4">Example:</text:span><text:span text:style-name="T19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73"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  <text:p text:style-name="P73"><text:span text:style-name="Máquina_20_de_20_escrever_20_HTML"><text:span text:style-name="T38">24</text:span></text:span></text:p>
          </table:table-cell>
          <table:table-cell table:style-name="Tabela38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mmandLine</text:span><text:span text:style-name="T17">.</text:span><text:span text:style-name="T10">setOptionPostfix</text:span><text:span text:style-name="T17">( </text:span><text:span text:style-name="T50">"="</text:span><text:span text:style-name="T17"> )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OptionValue</text:span><text:span text:style-name="T17">( </text:span><text:span text:style-name="T50">"price"</text:span><text:span text:style-name="T17"> 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53">linux:/home/enzo # ./myapp price=0.99</text:p>
            <text:p text:style-name="P53"><text:soft-page-break/>0.99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10"><text:line-break/></text:span><text:span text:style-name="s10"><text:span text:style-name="T13">string getOptionPrefix()</text:span></text:span></text:h>
      <text:p text:style-name="P9"><text:span text:style-name="T35">Description:</text:span> Returns the prefix (string added in front of the option name) used to recognize an option on the command line.</text:p>
      <text:p text:style-name="P53"/>
      <text:p text:style-name="P22"><text:span text:style-name="T4">Example:</text:span><text:span text:style-name="T19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73"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  <text:p text:style-name="P73"><text:span text:style-name="Máquina_20_de_20_escrever_20_HTML"><text:span text:style-name="T38">24</text:span></text:span></text:p>
          </table:table-cell>
          <table:table-cell table:style-name="Tabela40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mmandLine</text:span><text:span text:style-name="T17">.</text:span><text:span text:style-name="T10">setOptionPrefix</text:span><text:span text:style-name="T17">( </text:span><text:span text:style-name="T50">"--"</text:span><text:span text:style-name="T17"> )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OptionPrefix</text:span><text:span text:style-name="T17">(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53">linux:/home/enzo # ./myapp</text:p>
            <text:p text:style-name="P53">--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10"><text:line-break/></text:span><text:span text:style-name="s10"><text:span text:style-name="T13">string getOptionPostfix()</text:span></text:span></text:h>
      <text:p text:style-name="P22"><text:span text:style-name="T4">Description:</text:span><text:span text:style-name="T9"> Returns the postfix (string added to the end of the option name) used to recognize an option on the command line.</text:span><text:span text:style-name="T19"><text:line-break/></text:span></text:p>
      <text:p text:style-name="P22"><text:span text:style-name="T4">Example:</text:span><text:span text:style-name="T19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73"><text:soft-page-break/><text:span text:style-name="Máquina_20_de_20_escrever_20_HTML"><text:span text:style-name="T38">14</text:span>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pan text:style-name="Máquina_20_de_20_escrever_20_HTML"><text:span text:style-name="T38">23</text:span></text:span></text:p>
            <text:p text:style-name="P73"><text:span text:style-name="Máquina_20_de_20_escrever_20_HTML"><text:span text:style-name="T38">24</text:span></text:span></text:p>
          </table:table-cell>
          <table:table-cell table:style-name="Tabela42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oft-page-break/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mmandLine</text:span><text:span text:style-name="T17">.</text:span><text:span text:style-name="T10">setOptionPostfix</text:span><text:span text:style-name="T17">( </text:span><text:span text:style-name="T50">"="</text:span><text:span text:style-name="T17"> );</text:span></text:p>
            <text:p text:style-name="P30"><text:span text:style-name="T31"><text:s text:c="8"/></text:span><text:span text:style-name="T26">cout</text:span><text:span text:style-name="T33"> </text:span><text:span text:style-name="T26">&lt;&lt;</text:span><text:span text:style-name="T33"> </text:span><text:span text:style-name="T26">commandLine.getOptionPostfix</text:span><text:span text:style-name="T17">()</text:span><text:span text:style-name="T32"> </text:span><text:span text:style-name="T26">&lt;&lt;</text:span><text:span text:style-name="T32"> </text:span><text:span text:style-name="T26">endl;</text:span>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4"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53">linux:/home/enzo # ./myapp</text:p>
            <text:p text:style-name="P53">=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20"><text:line-break/></text:span><text:span text:style-name="s10"><text:span text:style-name="T13">bool hasOption( string option )</text:span></text:span></text:h>
      <text:p text:style-name="P137"><text:span text:style-name="T5">Description:</text:span><text:span text:style-name="T9"> </text:span><text:span text:style-name="T6">Checks if the specified option exists.</text:span></text:p>
      <text:p text:style-name="P29"/>
      <text:p text:style-name="P22"><text:span text:style-name="T4">Example:</text:span><text:span text:style-name="T19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  <text:p text:style-name="P92"><text:span text:style-name="Máquina_20_de_20_escrever_20_HTML">26</text:span></text:p>
            <text:p text:style-name="P92"><text:span text:style-name="Máquina_20_de_20_escrever_20_HTML">27</text:span></text:p>
            <text:p text:style-name="P92"><text:span text:style-name="Máquina_20_de_20_escrever_20_HTML">28</text:span></text:p>
            <text:p text:style-name="P92"><text:span text:style-name="Máquina_20_de_20_escrever_20_HTML">29</text:span></text:p>
          </table:table-cell>
          <table:table-cell table:style-name="Tabela71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mmandLine</text:span><text:span text:style-name="T17">.</text:span><text:span text:style-name="T10">setOptionPostfix</text:span><text:span text:style-name="T17">( </text:span><text:span text:style-name="T50">":"</text:span><text:span text:style-name="T17"> );</text:span></text:p>
            <text:p text:style-name="P30"><text:span text:style-name="T30"><text:s text:c="8"/></text:span><text:span text:style-name="T54">if</text:span><text:span text:style-name="T18">(</text:span><text:span text:style-name="T29"> </text:span><text:span text:style-name="T10">commandLine</text:span><text:span text:style-name="T17">.</text:span><text:span text:style-name="T26">hasOption</text:span><text:span text:style-name="T17">( </text:span><text:span text:style-name="T50">"ISBN-10"</text:span><text:span text:style-name="T17"> )</text:span><text:span text:style-name="T29"> </text:span><text:span text:style-name="T17">) {</text:span></text:p>
            <text:p text:style-name="P79"><text:span text:style-name="T85"><text:s text:c="12"/></text:span><text:span text:style-name="T74">cout</text:span><text:span text:style-name="T87"> </text:span><text:span text:style-name="T78">&lt;&lt;</text:span><text:span text:style-name="T87"> </text:span><text:span text:style-name="T94">"yes"</text:span><text:span text:style-name="T87"> </text:span><text:span text:style-name="T78">&lt;&lt;</text:span><text:span text:style-name="T87"> </text:span><text:span text:style-name="T74">endl</text:span><text:span text:style-name="T78">;</text:span></text:p>
            <text:p text:style-name="P111"><text:s text:c="8"/>}</text:p>
            <text:p text:style-name="P79"><text:span text:style-name="T78"><text:s text:c="7"/></text:span><text:span text:style-name="T85"><text:s/></text:span><text:span text:style-name="T53">else </text:span><text:span text:style-name="T78">{</text:span></text:p>
            <text:p text:style-name="P79"><text:span text:style-name="T85"><text:s text:c="12"/></text:span><text:span text:style-name="T74">cout</text:span><text:span text:style-name="T87"> </text:span><text:span text:style-name="T78">&lt;&lt;</text:span><text:span text:style-name="T87"> </text:span><text:span text:style-name="T94">"no"</text:span><text:span text:style-name="T87"> </text:span><text:span text:style-name="T78">&lt;&lt;</text:span><text:span text:style-name="T87"> </text:span><text:span text:style-name="T74">endl</text:span><text:span text:style-name="T78">;</text:span></text:p>
            <text:p text:style-name="P111"><text:s text:c="8"/>}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53">linux:/home/enzo # ./myapp Paperback: 208 pages Publisher: O'Reilly Media; 1 edition (August 19, 2011) Language: English ISBN-10: 1449397670 <text:s text:c="2"/>Weight: 14.4 ounces</text:p>
            <text:p text:style-name="P53">yes</text:p>
          </table:table-cell>
        </table:table-row>
      </table:table>
      <text:p text:style-name="P36"><text:span text:style-name="Máquina_20_de_20_escrever_20_HTML"><text:span text:style-name="T39">_____________________________________________________________________</text:span></text:span></text:p>
      <text:h text:style-name="P141" text:outline-level="1"><text:soft-page-break/><text:line-break/><text:span text:style-name="s10"><text:span text:style-name="T13">string getOptionValue( string option )</text:span></text:span></text:h>
      <text:p text:style-name="P18"><text:span text:style-name="T46">Description:</text:span> <text:span text:style-name="T47">Retrieves the value of the specified option on the command line for the current process.</text:span></text:p>
      <text:p text:style-name="P29"/>
      <text:p text:style-name="P22"><text:span text:style-name="T4">Example:</text:span><text:span text:style-name="T19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</table:table-cell>
          <table:table-cell table:style-name="Tabela44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18"><text:s text:c="5"/></text:span><text:span text:style-name="T30"><text:s text:c="3"/></text:span><text:span text:style-name="T10">commandLine</text:span><text:span text:style-name="T17">.</text:span><text:span text:style-name="T10">setOptionPostfix</text:span><text:span text:style-name="T17">( </text:span><text:span text:style-name="T50">":"</text:span><text:span text:style-name="T17"> )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OptionValue</text:span><text:span text:style-name="T17">( </text:span><text:span text:style-name="T50">"Language"</text:span><text:span text:style-name="T17"> )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53">linux:/home/enzo # ./myapp Paperback: 208 pages Publisher: O'Reilly Media; 1 edition (August 19, 2011) Language: English ISBN-10: 1449397670 <text:s/>Weight: 14.4 ounces</text:p>
            <text:p text:style-name="P53">English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p text:style-name="P29"/>
      <text:h text:style-name="Heading_20_1" text:outline-level="1"><text:span text:style-name="s10"><text:span text:style-name="T13">int getOptionValueAsInteger( string option )</text:span></text:span></text:h>
      <text:p text:style-name="P20"><text:span text:style-name="T46">Description:</text:span> <text:span text:style-name="T47">Retrieves the value of the specified option on the command line as integer for the current process.</text:span></text:p>
      <text:p text:style-name="P39"/>
      <text:p text:style-name="P28"><text:span text:style-name="T4">Example:</text:span><text:span text:style-name="T19"><text:line-break/></text:span></text:p>
      <table:table table:name="Tabela46" table:style-name="Tabela46">
        <table:table-column table:style-name="Tabela46.A"/>
        <table:table-column table:style-name="Tabela46.B"/>
        <table:table-row table:style-name="Tabela46.1">
          <table:table-cell table:style-name="Tabela46.A1" office:value-type="string">
            <text:p text:style-name="P78"><text:span text:style-name="Máquina_20_de_20_escrever_20_HTML"><text:span text:style-name="T38">1</text:span></text:span></text:p>
            <text:p text:style-name="P78"><text:span text:style-name="Máquina_20_de_20_escrever_20_HTML"><text:span text:style-name="T38">2</text:span></text:span></text:p>
            <text:p text:style-name="P78"><text:span text:style-name="Máquina_20_de_20_escrever_20_HTML"><text:span text:style-name="T38">3</text:span></text:span></text:p>
            <text:p text:style-name="P78"><text:span text:style-name="Máquina_20_de_20_escrever_20_HTML"><text:span text:style-name="T38">4</text:span></text:span></text:p>
            <text:p text:style-name="P78"><text:span text:style-name="Máquina_20_de_20_escrever_20_HTML"><text:span text:style-name="T38">5</text:span></text:span></text:p>
            <text:p text:style-name="P78"><text:span text:style-name="Máquina_20_de_20_escrever_20_HTML"><text:span text:style-name="T38">6</text:span></text:span></text:p>
            <text:p text:style-name="P78"><text:span text:style-name="Máquina_20_de_20_escrever_20_HTML"><text:span text:style-name="T38">7</text:span></text:span></text:p>
            <text:p text:style-name="P78"><text:span text:style-name="Máquina_20_de_20_escrever_20_HTML"><text:span text:style-name="T38">8</text:span></text:span></text:p>
            <text:p text:style-name="P78"><text:span text:style-name="Máquina_20_de_20_escrever_20_HTML"><text:span text:style-name="T38">9</text:span></text:span></text:p>
            <text:p text:style-name="P78"><text:span text:style-name="Máquina_20_de_20_escrever_20_HTML"><text:span text:style-name="T38">10</text:span></text:span></text:p>
            <text:p text:style-name="P78"><text:span text:style-name="Máquina_20_de_20_escrever_20_HTML"><text:span text:style-name="T38">11</text:span></text:span></text:p>
            <text:p text:style-name="P78"><text:span text:style-name="Máquina_20_de_20_escrever_20_HTML"><text:span text:style-name="T38">12</text:span></text:span></text:p>
            <text:p text:style-name="P97"><text:span text:style-name="Máquina_20_de_20_escrever_20_HTML">13</text:span></text:p>
            <text:p text:style-name="P97"><text:span text:style-name="Máquina_20_de_20_escrever_20_HTML">14</text:span></text:p>
            <text:p text:style-name="P97"><text:span text:style-name="Máquina_20_de_20_escrever_20_HTML">15</text:span></text:p>
            <text:p text:style-name="P97"><text:span text:style-name="Máquina_20_de_20_escrever_20_HTML">16</text:span></text:p>
            <text:p text:style-name="P97"><text:soft-page-break/><text:span text:style-name="Máquina_20_de_20_escrever_20_HTML">17</text:span></text:p>
            <text:p text:style-name="P97"><text:span text:style-name="Máquina_20_de_20_escrever_20_HTML">18</text:span></text:p>
            <text:p text:style-name="P97"><text:span text:style-name="Máquina_20_de_20_escrever_20_HTML">19</text:span></text:p>
            <text:p text:style-name="P97"><text:span text:style-name="Máquina_20_de_20_escrever_20_HTML">20</text:span></text:p>
            <text:p text:style-name="P97"><text:span text:style-name="Máquina_20_de_20_escrever_20_HTML">21</text:span></text:p>
            <text:p text:style-name="P97"><text:span text:style-name="Máquina_20_de_20_escrever_20_HTML">22</text:span></text:p>
            <text:p text:style-name="P97"><text:span text:style-name="Máquina_20_de_20_escrever_20_HTML">23</text:span></text:p>
            <text:p text:style-name="P97"><text:span text:style-name="Máquina_20_de_20_escrever_20_HTML">24</text:span></text:p>
          </table:table-cell>
          <table:table-cell table:style-name="Tabela46.B1" office:value-type="string">
            <text:p text:style-name="P103">#include &lt;CommandLine.h&gt;</text:p>
            <text:p text:style-name="P103"/>
            <text:p text:style-name="P103">#include &lt;iostream&gt;</text:p>
            <text:p text:style-name="P103">#include &lt;cstdlib&gt;</text:p>
            <text:p text:style-name="P103">#include &lt;stdexcept&gt;</text:p>
            <text:p text:style-name="P85"/>
            <text:p text:style-name="P35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5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72"><text:span text:style-name="T43">using</text:span><text:span text:style-name="T29"> </text:span>std::string;</text:p>
            <text:p text:style-name="P72"><text:span text:style-name="T43">using</text:span><text:span text:style-name="T32"> </text:span>std::runtime_error;</text:p>
            <text:p text:style-name="P85"/>
            <text:p text:style-name="P35"><text:span text:style-name="T43">int</text:span><text:span text:style-name="T29"> </text:span><text:span text:style-name="T10">main</text:span><text:span text:style-name="T17">() {</text:span></text:p>
            <text:p text:style-name="P35"><text:span text:style-name="T71"><text:s text:c="4"/></text:span><text:span text:style-name="T55">try</text:span><text:span text:style-name="T71"> </text:span><text:span text:style-name="T79">{</text:span></text:p>
            <text:p text:style-name="P35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5"><text:span text:style-name="T30"><text:s text:c="8"/></text:span><text:span text:style-name="T10">commandLine</text:span><text:span text:style-name="T17">.</text:span><text:span text:style-name="T10">setOptionPostfix</text:span><text:span text:style-name="T17">( </text:span><text:span text:style-name="T50">":"</text:span><text:span text:style-name="T17"> );</text:span></text:p>
            <text:p text:style-name="P35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OptionValueAsInteger</text:span><text:span text:style-name="T17">( </text:span><text:span text:style-name="T50">"Weight"</text:span><text:span text:style-name="T17"> );<text:line-break/></text:span><text:soft-page-break/><text:span text:style-name="T17"> <text:s text:c="7"/></text:span><text:span text:style-name="T26">cout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30"><text:span text:style-name="T62"><text:s text:c="8"/>return</text:span><text:span text:style-name="T88"> EXIT_SUCCESS;</text:span></text:p>
            <text:p text:style-name="P117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7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4"><text:span text:style-name="T59"><text:s text:c="8"/>return</text:span><text:span text:style-name="T78"> </text:span><text:span text:style-name="T73">EXIT_FAILURE;</text:span></text:p>
            <text:p text:style-name="P110"><text:s text:c="4"/>}</text:p>
            <text:p text:style-name="P52">}</text:p>
            <text:p text:style-name="P52"/>
          </table:table-cell>
        </table:table-row>
      </table:table>
      <text:p text:style-name="P135"><text:span text:style-name="Máquina_20_de_20_escrever_20_HTML"><text:span text:style-name="T20"/></text:span></text:p>
      <text:p text:style-name="P14">Output:</text:p>
      <text:p text:style-name="P60"/>
      <table:table table:name="Tabela47" table:style-name="Tabela47">
        <table:table-column table:style-name="Tabela47.A"/>
        <table:table-row table:style-name="Tabela47.1">
          <table:table-cell table:style-name="Tabela47.A1" office:value-type="string">
            <text:p text:style-name="P60">linux:/home/enzo # ./myapp Paperback: 208 pages Publisher: O'Reilly Media; 1 edition (August 19, 2011) Language: English ISBN-10: 1449397670 <text:s/>Weight: 14.4 ounces</text:p>
            <text:p text:style-name="P60">14</text:p>
          </table:table-cell>
        </table:table-row>
      </table:table>
      <text:p text:style-name="P91"><text:span text:style-name="Máquina_20_de_20_escrever_20_HTML"><text:span text:style-name="T39">_____________________________________________________________________</text:span></text:span></text:p>
      <text:h text:style-name="P141" text:outline-level="1"><text:line-break/><text:span text:style-name="s10"><text:span text:style-name="T13">float getOptionValueAsFloat( string option )</text:span></text:span></text:h>
      <text:p text:style-name="P20"><text:span text:style-name="T46">Description:</text:span> <text:span text:style-name="T47">Retrieves the value of the specified option on the command line as float for the current process.</text:span></text:p>
      <text:p text:style-name="P39"/>
      <text:p text:style-name="P28"><text:span text:style-name="T4">Example:</text:span><text:span text:style-name="T19"><text:line-break/></text:span></text:p>
      <table:table table:name="Tabela48" table:style-name="Tabela48">
        <table:table-column table:style-name="Tabela48.A"/>
        <table:table-column table:style-name="Tabela48.B"/>
        <table:table-row table:style-name="Tabela48.1">
          <table:table-cell table:style-name="Tabela48.A1" office:value-type="string">
            <text:p text:style-name="P78"><text:span text:style-name="Máquina_20_de_20_escrever_20_HTML"><text:span text:style-name="T38">1</text:span></text:span></text:p>
            <text:p text:style-name="P78"><text:span text:style-name="Máquina_20_de_20_escrever_20_HTML"><text:span text:style-name="T38">2</text:span></text:span></text:p>
            <text:p text:style-name="P78"><text:span text:style-name="Máquina_20_de_20_escrever_20_HTML"><text:span text:style-name="T38">3</text:span></text:span></text:p>
            <text:p text:style-name="P78"><text:span text:style-name="Máquina_20_de_20_escrever_20_HTML"><text:span text:style-name="T38">4</text:span></text:span></text:p>
            <text:p text:style-name="P78"><text:span text:style-name="Máquina_20_de_20_escrever_20_HTML"><text:span text:style-name="T38">5</text:span></text:span></text:p>
            <text:p text:style-name="P78"><text:span text:style-name="Máquina_20_de_20_escrever_20_HTML"><text:span text:style-name="T38">6</text:span></text:span></text:p>
            <text:p text:style-name="P78"><text:span text:style-name="Máquina_20_de_20_escrever_20_HTML"><text:span text:style-name="T38">7</text:span></text:span></text:p>
            <text:p text:style-name="P78"><text:span text:style-name="Máquina_20_de_20_escrever_20_HTML"><text:span text:style-name="T38">8</text:span></text:span></text:p>
            <text:p text:style-name="P78"><text:span text:style-name="Máquina_20_de_20_escrever_20_HTML"><text:span text:style-name="T38">9</text:span></text:span></text:p>
            <text:p text:style-name="P78"><text:span text:style-name="Máquina_20_de_20_escrever_20_HTML"><text:span text:style-name="T38">10</text:span></text:span></text:p>
            <text:p text:style-name="P78"><text:span text:style-name="Máquina_20_de_20_escrever_20_HTML"><text:span text:style-name="T38">11</text:span></text:span></text:p>
            <text:p text:style-name="P78"><text:span text:style-name="Máquina_20_de_20_escrever_20_HTML"><text:span text:style-name="T38">12</text:span></text:span></text:p>
            <text:p text:style-name="P97"><text:span text:style-name="Máquina_20_de_20_escrever_20_HTML">13</text:span></text:p>
            <text:p text:style-name="P97"><text:span text:style-name="Máquina_20_de_20_escrever_20_HTML">14</text:span></text:p>
            <text:p text:style-name="P97"><text:span text:style-name="Máquina_20_de_20_escrever_20_HTML">15</text:span></text:p>
            <text:p text:style-name="P97"><text:span text:style-name="Máquina_20_de_20_escrever_20_HTML">16</text:span></text:p>
            <text:p text:style-name="P97"><text:span text:style-name="Máquina_20_de_20_escrever_20_HTML">17</text:span></text:p>
            <text:p text:style-name="P97"><text:span text:style-name="Máquina_20_de_20_escrever_20_HTML">18</text:span></text:p>
            <text:p text:style-name="P97"><text:span text:style-name="Máquina_20_de_20_escrever_20_HTML">19</text:span></text:p>
            <text:p text:style-name="P97"><text:span text:style-name="Máquina_20_de_20_escrever_20_HTML">20</text:span></text:p>
            <text:p text:style-name="P97"><text:span text:style-name="Máquina_20_de_20_escrever_20_HTML">21</text:span></text:p>
            <text:p text:style-name="P97"><text:span text:style-name="Máquina_20_de_20_escrever_20_HTML">22</text:span></text:p>
            <text:p text:style-name="P97"><text:span text:style-name="Máquina_20_de_20_escrever_20_HTML">23</text:span></text:p>
            <text:p text:style-name="P97"><text:span text:style-name="Máquina_20_de_20_escrever_20_HTML">24</text:span></text:p>
          </table:table-cell>
          <table:table-cell table:style-name="Tabela48.B1" office:value-type="string">
            <text:p text:style-name="P103">#include &lt;CommandLine.h&gt;</text:p>
            <text:p text:style-name="P103"/>
            <text:p text:style-name="P103">#include &lt;iostream&gt;</text:p>
            <text:p text:style-name="P103">#include &lt;cstdlib&gt;</text:p>
            <text:p text:style-name="P103">#include &lt;stdexcept&gt;</text:p>
            <text:p text:style-name="P85"/>
            <text:p text:style-name="P35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5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72"><text:span text:style-name="T43">using</text:span><text:span text:style-name="T29"> </text:span>std::string;</text:p>
            <text:p text:style-name="P72"><text:span text:style-name="T43">using</text:span><text:span text:style-name="T32"> </text:span>std::runtime_error;</text:p>
            <text:p text:style-name="P85"/>
            <text:p text:style-name="P35"><text:span text:style-name="T43">int</text:span><text:span text:style-name="T29"> </text:span><text:span text:style-name="T10">main</text:span><text:span text:style-name="T17">() {</text:span></text:p>
            <text:p text:style-name="P35"><text:span text:style-name="T71"><text:s text:c="4"/></text:span><text:span text:style-name="T55">try</text:span><text:span text:style-name="T71"> </text:span><text:span text:style-name="T79">{</text:span></text:p>
            <text:p text:style-name="P35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5"><text:span text:style-name="T30"><text:s text:c="8"/></text:span><text:span text:style-name="T10">commandLine</text:span><text:span text:style-name="T17">.</text:span><text:span text:style-name="T10">setOptionPostfix</text:span><text:span text:style-name="T17">( </text:span><text:span text:style-name="T50">"="</text:span><text:span text:style-name="T17"> );</text:span></text:p>
            <text:p text:style-name="P35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OptionValueAsFloat</text:span><text:span text:style-name="T17">( </text:span><text:span text:style-name="T50">"price"</text:span><text:span text:style-name="T17"> ) </text:span><text:span text:style-name="T10">+ 0.01;<text:line-break/> <text:s text:c="6"/></text:span><text:span text:style-name="T29"><text:s/></text:span><text:span text:style-name="T10">cout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30"><text:span text:style-name="T62"><text:s text:c="8"/>return</text:span><text:span text:style-name="T88"> EXIT_SUCCESS;</text:span></text:p>
            <text:p text:style-name="P117"><text:span text:style-name="T21"><text:s text:c="4"/></text:span><text:span text:style-name="T78">}</text:span><text:span text:style-name="T70"> 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7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24"><text:span text:style-name="T59"><text:s text:c="8"/>return</text:span><text:span text:style-name="T78"> </text:span><text:span text:style-name="T73">EXIT_FAILURE;</text:span></text:p>
            <text:p text:style-name="P110"><text:s text:c="4"/>}</text:p>
            <text:p text:style-name="P52">}</text:p>
            <text:p text:style-name="P52"/>
          </table:table-cell>
        </table:table-row>
      </table:table>
      <text:p text:style-name="P135"><text:span text:style-name="Máquina_20_de_20_escrever_20_HTML"><text:span text:style-name="T20"/></text:span></text:p>
      <text:p text:style-name="P14">Output:</text:p>
      <text:p text:style-name="P60"/>
      <table:table table:name="Tabela49" table:style-name="Tabela49">
        <table:table-column table:style-name="Tabela49.A"/>
        <table:table-row table:style-name="Tabela49.1">
          <table:table-cell table:style-name="Tabela49.A1" office:value-type="string">
            <text:p text:style-name="P60">linux:/home/enzo # ./myapp price=0.98</text:p>
            <text:p text:style-name="P60">0.99</text:p>
          </table:table-cell>
        </table:table-row>
      </table:table>
      <text:p text:style-name="P91"><text:span text:style-name="Máquina_20_de_20_escrever_20_HTML"><text:span text:style-name="T39">_____________________________________________________________________</text:span></text:span></text:p>
      <text:h text:style-name="P141" text:outline-level="1"><text:span text:style-name="T37"><text:line-break/></text:span><text:span text:style-name="s10"><text:span text:style-name="T13">string getOptionLongValue( string option )</text:span></text:span></text:h>
      <text:p text:style-name="P136"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29"/>
      <text:p text:style-name="P22"><text:span text:style-name="T4">Example:</text:span><text:span text:style-name="T19"><text:line-break/></text:span></text:p>
      <table:table table:name="Tabela50" table:style-name="Tabela50">
        <table:table-column table:style-name="Tabela50.A"/>
        <table:table-column table:style-name="Tabela50.B"/>
        <text:soft-page-break/>
        <table:table-row table:style-name="Tabela50.1">
          <table:table-cell table:style-name="Tabela50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</table:table-cell>
          <table:table-cell table:style-name="Tabela50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mmandLine</text:span><text:span text:style-name="T17">.</text:span><text:span text:style-name="T10">setOptionPrefix</text:span><text:span text:style-name="T17">( </text:span><text:span text:style-name="T50">"--"</text:span><text:span text:style-name="T17"> )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OptionLongValue</text:span><text:span text:style-name="T17">( </text:span><text:span text:style-name="T50">"peripheral"</text:span><text:span text:style-name="T17"> );<text:line-break/> <text:s text:c="7"/></text:span><text:span text:style-name="T26">cout</text:span><text:span text:style-name="T29"> </text:span><text:span text:style-name="T17">&lt;&lt;</text:span><text:span text:style-name="T29"> </text:span><text:span text:style-name="T10">endl</text:span><text:span text:style-name="T17">;</text:span></text:p>
            <text:p text:style-name="P127"><text:span text:style-name="T62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53">linux:/home/enzo # ./myapp --speed 100 --peripheral mouse display keyboard --price 1000</text:p>
            <text:p text:style-name="P53">mouse display keyboard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line-break/><text:span text:style-name="s10"><text:span text:style-name="T13">optionCaseSensitive()</text:span></text:span></text:h>
      <text:p text:style-name="P9"><text:span text:style-name="T35">Description:</text:span> Differ use of uppercase and lowercase letters on the option parameter for the other functions. Option parameter is case sensitive by default.</text:p>
      <text:p text:style-name="P29"/>
      <text:p text:style-name="P22"><text:span text:style-name="T4">Example:</text:span><text:span text:style-name="T19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73"><text:span text:style-name="Máquina_20_de_20_escrever_20_HTML"><text:span text:style-name="T38">15</text:span></text:span></text:p>
            <text:p text:style-name="P73"><text:span text:style-name="Máquina_20_de_20_escrever_20_HTML"><text:span text:style-name="T38">16</text:span></text:span></text:p>
            <text:p text:style-name="P73"><text:span text:style-name="Máquina_20_de_20_escrever_20_HTML"><text:span text:style-name="T38">17</text:span></text:span></text:p>
            <text:p text:style-name="P73"><text:span text:style-name="Máquina_20_de_20_escrever_20_HTML"><text:span text:style-name="T38">18</text:span></text:span></text:p>
            <text:p text:style-name="P73"><text:span text:style-name="Máquina_20_de_20_escrever_20_HTML"><text:span text:style-name="T38">19</text:span></text:span></text:p>
            <text:p text:style-name="P73"><text:span text:style-name="Máquina_20_de_20_escrever_20_HTML"><text:span text:style-name="T38">20</text:span></text:span></text:p>
            <text:p text:style-name="P73"><text:span text:style-name="Máquina_20_de_20_escrever_20_HTML"><text:span text:style-name="T38">21</text:span></text:span></text:p>
            <text:p text:style-name="P73"><text:span text:style-name="Máquina_20_de_20_escrever_20_HTML"><text:span text:style-name="T38">22</text:span></text:span></text:p>
            <text:p text:style-name="P73"><text:soft-page-break/><text:span text:style-name="Máquina_20_de_20_escrever_20_HTML"><text:span text:style-name="T38">23</text:span></text:span></text:p>
            <text:p text:style-name="P73"><text:span text:style-name="Máquina_20_de_20_escrever_20_HTML"><text:span text:style-name="T38">24</text:span></text:span></text:p>
            <text:p text:style-name="P73"><text:span text:style-name="Máquina_20_de_20_escrever_20_HTML"><text:span text:style-name="T38">25</text:span></text:span></text:p>
            <text:p text:style-name="P73"><text:span text:style-name="Máquina_20_de_20_escrever_20_HTML"><text:span text:style-name="T38">26</text:span></text:span></text:p>
          </table:table-cell>
          <table:table-cell table:style-name="Tabela52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mmandLine</text:span><text:span text:style-name="T17">.</text:span><text:span text:style-name="T10">optionCaseSensitive</text:span><text:span text:style-name="T17">();</text:span></text:p>
            <text:p text:style-name="P30"><text:span text:style-name="T30"><text:s text:c="8"/></text:span><text:span text:style-name="T10">commandLine</text:span><text:span text:style-name="T17">.</text:span><text:span text:style-name="T10">setOptionPrefix</text:span><text:span text:style-name="T17">(</text:span><text:span text:style-name="T29"> </text:span><text:span text:style-name="T50">"--"</text:span><text:span text:style-name="T29"> </text:span><text:span text:style-name="T17">);</text:span></text:p>
            <text:p text:style-name="P43"><text:span text:style-name="T31"><text:s text:c="8"/></text:span><text:span text:style-name="T24">cout</text:span><text:span text:style-name="T30"> </text:span><text:span text:style-name="T24">&lt;&lt;</text:span><text:span text:style-name="T30"> </text:span><text:span text:style-name="T24">commandLine.getOptionLongValue</text:span><text:span text:style-name="T18">(</text:span><text:span text:style-name="T31"> </text:span><text:span text:style-name="T51">"PERIPHERAL"</text:span><text:span text:style-name="T31"> </text:span><text:span text:style-name="T18">);</text:span></text:p>
            <text:p text:style-name="P43"><text:span text:style-name="T18"><text:s text:c="8"/></text:span><text:span text:style-name="T24">cout</text:span><text:span text:style-name="T30"> </text:span><text:span text:style-name="T18">&lt;&lt;</text:span><text:span text:style-name="T31"> </text:span><text:span text:style-name="T24">endl</text:span><text:span text:style-name="T18">;</text:span></text:p>
            <text:p text:style-name="P125"><text:span text:style-name="T61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oft-page-break/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53">linux:/home/enzo # ./myapp --peripheral mouse</text:p>
            <text:p text:style-name="Standard"><text:span text:style-name="Máquina_20_de_20_escrever_20_HTML"><text:span text:style-name="T38"/></text:span>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line-break/><text:span text:style-name="s10"><text:span text:style-name="T13">optionCaseInsensitive()</text:span></text:span></text:h>
      <text:p text:style-name="P9"><text:span text:style-name="T35">Description:</text:span> No differ use of uppercase and lowercase letters on the option parameter for the other functions.</text:p>
      <text:p text:style-name="P29"/>
      <text:p text:style-name="P22"><text:span text:style-name="T4">Example:</text:span><text:span text:style-name="T19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  <text:p text:style-name="P92"><text:span text:style-name="Máquina_20_de_20_escrever_20_HTML">26</text:span></text:p>
          </table:table-cell>
          <table:table-cell table:style-name="Tabela54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30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30"><text:span text:style-name="T30"><text:s text:c="8"/></text:span><text:span text:style-name="T10">commandLine</text:span><text:span text:style-name="T17">.</text:span><text:span text:style-name="T10">optionCaseInsensitive</text:span><text:span text:style-name="T17">();</text:span></text:p>
            <text:p text:style-name="P30"><text:span text:style-name="T30"><text:s text:c="8"/></text:span><text:span text:style-name="T10">commandLine</text:span><text:span text:style-name="T17">.</text:span><text:span text:style-name="T10">setOptionPrefix</text:span><text:span text:style-name="T17">(</text:span><text:span text:style-name="T29"> </text:span><text:span text:style-name="T50">"--"</text:span><text:span text:style-name="T29"> </text:span><text:span text:style-name="T17">);</text:span></text:p>
            <text:p text:style-name="P30"><text:span text:style-name="T30"><text:s text:c="8"/></text:span><text:span text:style-name="T10">cout</text:span><text:span text:style-name="T29"> </text:span><text:span text:style-name="T17">&lt;&lt;</text:span><text:span text:style-name="T29"> </text:span><text:span text:style-name="T10">commandLine</text:span><text:span text:style-name="T17">.</text:span><text:span text:style-name="T10">getOptionLongValue</text:span><text:span text:style-name="T17">(</text:span><text:span text:style-name="T29"> </text:span><text:span text:style-name="T50">"PERIPHERAL"</text:span><text:span text:style-name="T29"> </text:span><text:span text:style-name="T17">);</text:span></text:p>
            <text:p text:style-name="P43"><text:span text:style-name="T18"><text:s text:c="8"/></text:span><text:span text:style-name="T24">cout</text:span><text:span text:style-name="T31"> </text:span><text:span text:style-name="T18">&lt;&lt;</text:span><text:span text:style-name="T30"> </text:span><text:span text:style-name="T24">endl</text:span><text:span text:style-name="T18">;</text:span></text:p>
            <text:p text:style-name="P125"><text:span text:style-name="T61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53">linux:/home/enzo # ./myapp --peripheral mouse</text:p>
            <text:p text:style-name="P53">mouse</text:p>
          </table:table-cell>
        </table:table-row>
      </table:table>
      <text:p text:style-name="P88"><text:span text:style-name="Máquina_20_de_20_escrever_20_HTML"><text:span text:style-name="T39">_____________________________________________________________________</text:span></text:span></text:p>
      <text:h text:style-name="P141" text:outline-level="1"><text:line-break/><text:span text:style-name="s10"><text:span text:style-name="T13">bool isOptionCaseSensitive()</text:span></text:span></text:h>
      <text:p text:style-name="P18"><text:span text:style-name="T46">Description:</text:span> <text:span text:style-name="T47">Checks if the options are case sensitive.</text:span></text:p>
      <text:p text:style-name="P9"/>
      <text:p text:style-name="P22"><text:span text:style-name="T4">Example:</text:span><text:span text:style-name="T19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73"><text:span text:style-name="Máquina_20_de_20_escrever_20_HTML"><text:span text:style-name="T38">1</text:span></text:span></text:p>
            <text:p text:style-name="P73"><text:span text:style-name="Máquina_20_de_20_escrever_20_HTML"><text:span text:style-name="T38">2</text:span></text:span></text:p>
            <text:p text:style-name="P73"><text:span text:style-name="Máquina_20_de_20_escrever_20_HTML"><text:span text:style-name="T38">3</text:span></text:span></text:p>
            <text:p text:style-name="P73"><text:span text:style-name="Máquina_20_de_20_escrever_20_HTML"><text:span text:style-name="T38">4</text:span></text:span></text:p>
            <text:p text:style-name="P73"><text:soft-page-break/><text:span text:style-name="Máquina_20_de_20_escrever_20_HTML"><text:span text:style-name="T38">5</text:span></text:span></text:p>
            <text:p text:style-name="P73"><text:span text:style-name="Máquina_20_de_20_escrever_20_HTML"><text:span text:style-name="T38">6</text:span></text:span></text:p>
            <text:p text:style-name="P73"><text:span text:style-name="Máquina_20_de_20_escrever_20_HTML"><text:span text:style-name="T38">7</text:span></text:span></text:p>
            <text:p text:style-name="P73"><text:span text:style-name="Máquina_20_de_20_escrever_20_HTML"><text:span text:style-name="T38">8</text:span></text:span></text:p>
            <text:p text:style-name="P73"><text:span text:style-name="Máquina_20_de_20_escrever_20_HTML"><text:span text:style-name="T38">9</text:span></text:span></text:p>
            <text:p text:style-name="P73"><text:span text:style-name="Máquina_20_de_20_escrever_20_HTML"><text:span text:style-name="T38">10</text:span></text:span></text:p>
            <text:p text:style-name="P73"><text:span text:style-name="Máquina_20_de_20_escrever_20_HTML"><text:span text:style-name="T38">11</text:span></text:span></text:p>
            <text:p text:style-name="P73"><text:span text:style-name="Máquina_20_de_20_escrever_20_HTML"><text:span text:style-name="T38">12</text:span></text:span></text:p>
            <text:p text:style-name="P92"><text:span text:style-name="Máquina_20_de_20_escrever_20_HTML">13</text:span></text:p>
            <text:p text:style-name="P92"><text:span text:style-name="Máquina_20_de_20_escrever_20_HTML">14</text:span></text:p>
            <text:p text:style-name="P92"><text:span text:style-name="Máquina_20_de_20_escrever_20_HTML">15</text:span></text:p>
            <text:p text:style-name="P92"><text:span text:style-name="Máquina_20_de_20_escrever_20_HTML">16</text:span></text:p>
            <text:p text:style-name="P92"><text:span text:style-name="Máquina_20_de_20_escrever_20_HTML">17</text:span></text:p>
            <text:p text:style-name="P92"><text:span text:style-name="Máquina_20_de_20_escrever_20_HTML">18</text:span></text:p>
            <text:p text:style-name="P92"><text:span text:style-name="Máquina_20_de_20_escrever_20_HTML">19</text:span></text:p>
            <text:p text:style-name="P92"><text:span text:style-name="Máquina_20_de_20_escrever_20_HTML">20</text:span></text:p>
            <text:p text:style-name="P92"><text:span text:style-name="Máquina_20_de_20_escrever_20_HTML">21</text:span></text:p>
            <text:p text:style-name="P92"><text:span text:style-name="Máquina_20_de_20_escrever_20_HTML">22</text:span></text:p>
            <text:p text:style-name="P92"><text:span text:style-name="Máquina_20_de_20_escrever_20_HTML">23</text:span></text:p>
            <text:p text:style-name="P92"><text:span text:style-name="Máquina_20_de_20_escrever_20_HTML">24</text:span></text:p>
            <text:p text:style-name="P92"><text:span text:style-name="Máquina_20_de_20_escrever_20_HTML">25</text:span></text:p>
            <text:p text:style-name="P92"><text:span text:style-name="Máquina_20_de_20_escrever_20_HTML">26</text:span></text:p>
            <text:p text:style-name="P92"><text:span text:style-name="Máquina_20_de_20_escrever_20_HTML">27</text:span></text:p>
            <text:p text:style-name="P92"><text:span text:style-name="Máquina_20_de_20_escrever_20_HTML">28</text:span></text:p>
          </table:table-cell>
          <table:table-cell table:style-name="Tabela56.B1" office:value-type="string">
            <text:p text:style-name="P98">#include &lt;CommandLine.h&gt;</text:p>
            <text:p text:style-name="P98"/>
            <text:p text:style-name="P98">#include &lt;iostream&gt;</text:p>
            <text:p text:style-name="P98">#include &lt;cstdlib&gt;</text:p>
            <text:p text:style-name="P98"><text:soft-page-break/>#include &lt;stdexcept&gt;</text:p>
            <text:p text:style-name="P80"/>
            <text:p text:style-name="P30"><text:span text:style-name="T43">using</text:span><text:span text:style-name="T29"> </text:span><text:span text:style-name="T10">std</text:span><text:span text:style-name="T17">::</text:span><text:span text:style-name="T10">cout</text:span><text:span text:style-name="T17">;</text:span></text:p>
            <text:p text:style-name="P30"><text:span text:style-name="T43">using</text:span><text:span text:style-name="T29"> </text:span><text:span text:style-name="T10">std</text:span><text:span text:style-name="T17">::</text:span><text:span text:style-name="T10">endl</text:span><text:span text:style-name="T17">;</text:span></text:p>
            <text:p text:style-name="P67"><text:span text:style-name="T43">using</text:span><text:span text:style-name="T29"> </text:span>std::string;</text:p>
            <text:p text:style-name="P67"><text:span text:style-name="T43">using</text:span><text:span text:style-name="T32"> </text:span>std::runtime_error;</text:p>
            <text:p text:style-name="P80"/>
            <text:p text:style-name="P30"><text:span text:style-name="T43">int</text:span><text:span text:style-name="T29"> </text:span><text:span text:style-name="T10">main</text:span><text:span text:style-name="T17">() {</text:span></text:p>
            <text:p text:style-name="P30"><text:span text:style-name="T71"><text:s text:c="4"/></text:span><text:span text:style-name="T55">try</text:span><text:span text:style-name="T71"> </text:span><text:span text:style-name="T79">{</text:span></text:p>
            <text:p text:style-name="P42"><text:span text:style-name="T30"><text:s text:c="8"/></text:span><text:span text:style-name="T10">util</text:span><text:span text:style-name="T17">::</text:span><text:span text:style-name="T10">CommandLine</text:span><text:span text:style-name="T29"> </text:span><text:span text:style-name="T10">commandLine</text:span><text:span text:style-name="T17">;</text:span></text:p>
            <text:p text:style-name="P87"><text:span text:style-name="T95"><text:s text:c="8"/></text:span><text:span text:style-name="T53">if</text:span><text:span text:style-name="T78">(</text:span><text:span text:style-name="T96"> </text:span><text:span text:style-name="T74">commandLine</text:span><text:span text:style-name="T78">.</text:span><text:span text:style-name="T86">isOptionCaseSensitive</text:span><text:span text:style-name="T78">()</text:span><text:span text:style-name="T96"> </text:span><text:span text:style-name="T78">) {</text:span><text:span text:style-name="T17"><text:line-break/> <text:s text:c="5"/></text:span><text:span text:style-name="T95"><text:s text:c="6"/></text:span><text:span text:style-name="T74">cout</text:span><text:span text:style-name="T96"> </text:span><text:span text:style-name="T78">&lt;&lt;</text:span><text:span text:style-name="T96"> </text:span><text:span text:style-name="T94">"yes"</text:span><text:span text:style-name="T96"> </text:span><text:span text:style-name="T78">&lt;&lt;</text:span><text:span text:style-name="T96"> </text:span><text:span text:style-name="T74">endl</text:span><text:span text:style-name="T78">;</text:span></text:p>
            <text:p text:style-name="P105"><text:s text:c="8"/>}</text:p>
            <text:p text:style-name="P87"><text:span text:style-name="T78"><text:s text:c="7"/></text:span><text:span text:style-name="T95"><text:s/></text:span><text:span text:style-name="T53">else </text:span><text:span text:style-name="T78">{</text:span><text:span text:style-name="T17"><text:line-break/></text:span><text:span text:style-name="T85"> <text:s text:c="11"/></text:span><text:span text:style-name="T74">cout</text:span><text:span text:style-name="T96"> </text:span><text:span text:style-name="T78">&lt;&lt;</text:span><text:span text:style-name="T96"> </text:span><text:span text:style-name="T94">"no"</text:span><text:span text:style-name="T96"> </text:span><text:span text:style-name="T78">&lt;&lt;</text:span><text:span text:style-name="T96"> </text:span><text:span text:style-name="T74">endl</text:span><text:span text:style-name="T78">;</text:span></text:p>
            <text:p text:style-name="P105"><text:s text:c="8"/>}</text:p>
            <text:p text:style-name="P125"><text:span text:style-name="T61"><text:s text:c="8"/>return</text:span><text:span text:style-name="T88"> EXIT_SUCCESS;</text:span></text:p>
            <text:p text:style-name="P112"><text:span text:style-name="T21"><text:s text:c="4"/></text:span><text:span text:style-name="T78">}</text:span></text:p>
            <text:p text:style-name="P112"><text:span text:style-name="T78"><text:s text:c="3"/></text:span><text:span text:style-name="T70"><text:s/></text:span><text:span text:style-name="T53">catch</text:span><text:span text:style-name="T70"> </text:span><text:span text:style-name="T78">(</text:span><text:span text:style-name="T70"> </text:span><text:span text:style-name="T74">runtime_error</text:span><text:span text:style-name="T70"> </text:span><text:span text:style-name="T78">&amp;</text:span><text:span text:style-name="T74">error</text:span><text:span text:style-name="T70"> </text:span><text:span text:style-name="T78">)</text:span><text:span text:style-name="T70"> </text:span><text:span text:style-name="T78">{</text:span></text:p>
            <text:p text:style-name="P112"><text:span text:style-name="T74"><text:s text:c="8"/>cout</text:span><text:span text:style-name="T70"> </text:span><text:span text:style-name="T78">&lt;&lt;</text:span><text:span text:style-name="T70"> </text:span><text:span text:style-name="T94">"Exception occurred: "</text:span><text:span text:style-name="T70"> </text:span><text:span text:style-name="T78">&lt;&lt;</text:span><text:span text:style-name="T70"> </text:span><text:span text:style-name="T74">error</text:span><text:span text:style-name="T78">.</text:span><text:span text:style-name="T74">what</text:span><text:span text:style-name="T78">()</text:span><text:span text:style-name="T70"> </text:span><text:span text:style-name="T78">&lt;&lt;</text:span><text:span text:style-name="T70"> </text:span><text:span text:style-name="T74">endl</text:span><text:span text:style-name="T78">;</text:span></text:p>
            <text:p text:style-name="P119"><text:span text:style-name="T59"><text:s text:c="8"/>return</text:span><text:span text:style-name="T78"> </text:span><text:span text:style-name="T73">EXIT_FAILURE;</text:span></text:p>
            <text:p text:style-name="P105"><text:s text:c="4"/>}</text:p>
            <text:p text:style-name="P47">}</text:p>
            <text:p text:style-name="P47"/>
          </table:table-cell>
        </table:table-row>
      </table:table>
      <text:p text:style-name="Standard"><text:span text:style-name="Máquina_20_de_20_escrever_20_HTML"><text:span text:style-name="T20"/></text:span></text:p>
      <text:p text:style-name="P9">Output:</text:p>
      <text:p text:style-name="P53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53">linux:/home/enzo # ./myapp</text:p>
            <text:p text:style-name="P53">yes</text:p>
          </table:table-cell>
        </table:table-row>
      </table:table>
      <text:p text:style-name="P88"><text:span text:style-name="Máquina_20_de_20_escrever_20_HTML"><text:span text:style-name="T4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fo:font-size="20pt" fo:font-weight="bold" style:font-size-asian="20pt" style:font-weight-asian="bold" style:font-name-complex="Garamond" style:font-family-complex="Garamond" style:font-family-generic-complex="roman" style:font-pitch-complex="variable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ódigo_20_HTML" style:display-name="Código HTML" style:family="text" style:parent-style-name="Fonte_20_parág._20_padrão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Exemplo_20_HTML" style:display-name="Exemplo HTML" style:family="text" style:parent-style-name="Fonte_20_parág._20_padrão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7.2681in" table:align="margins" style:writing-mode="lr-tb"/>
    </style:style>
    <style:style style:name="Tabela58.A" style:family="table-column">
      <style:table-column-properties style:column-width="6.7813in" style:rel-column-width="61145*"/>
    </style:style>
    <style:style style:name="Tabela58.B" style:family="table-column">
      <style:table-column-properties style:column-width="0.4868in" style:rel-column-width="4390*"/>
    </style:style>
    <style:style style:name="Tabela58.A1" style:family="table-cell">
      <style:table-cell-properties fo:padding="0.0382in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2" style:family="text">
      <style:text-properties style:font-name="Verdana" fo:font-size="9pt" style:text-underline-style="none" style:font-size-asian="9pt" style:font-name-complex="Verdana" style:font-size-complex="9pt"/>
    </style:style>
    <style:style style:name="MT3" style:family="text">
      <style:text-properties style:font-name="Verdana" fo:font-size="9pt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loext:char-shading-value="0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loext:char-shading-value="0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a xlink:type="simple" xlink:href="https://github.com/FreeSource"><draw:frame draw:style-name="Mfr1" draw:name="HTTPS://GITHUB.COM/FREESOURCE" text:anchor-type="paragraph" svg:x="0.0008in" svg:y="-0.0071in" svg:width="0.1827in" svg:height="0.1827in" draw:z-index="31"><draw:image xlink:href="Pictures/2000002100002E4F00002E4F3E81200B.svm" xlink:type="simple" xlink:show="embed" xlink:actuate="onLoad"/></draw:frame></draw:a><text:a xlink:type="simple" xlink:href="https://github.com/FreeSource" text:style-name="Internet_20_link" text:visited-style-name="Visited_20_Internet_20_Link"><text:span text:style-name="MT1">https://github.com/FreeSource</text:span></text:a><text:span text:style-name="MT2"> </text:span><text:span text:style-name="MT3"><text:s text:c="66"/></text:span><text:a xlink:type="simple" xlink:href="#ClassCommandLine" text:style-name="Internet_20_link" text:visited-style-name="Visited_20_Internet_20_Link"><text:span text:style-name="s10"><text:span text:style-name="MT4"></text:span></text:span></text:a><text:span text:style-name="s10"><text:span text:style-name="MT5"> </text:span></text:span><text:span text:style-name="MT3">Class CommandLine</text:span></text:p>
            </table:table-cell>
            <table:table-cell table:style-name="Tabela58.A1" office:value-type="string">
              <text:p text:style-name="MP1"><text:page-number text:select-page="current">24</text:page-number>/<text:page-count>24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5-06-28T22:30:33.812000000</dc:date>
    <meta:print-date>2012-02-21T21:42:00</meta:print-date>
    <meta:editing-cycles>726</meta:editing-cycles>
    <meta:editing-duration>P1DT5H56M35S</meta:editing-duration>
    <meta:generator>LibreOffice/4.4.3.2$Windows_x86 LibreOffice_project/88805f81e9fe61362df02b9941de8e38a9b5fd16</meta:generator>
    <meta:keyword>Class CommandLine</meta:keyword>
    <dc:subject>Class CommandLine</dc:subject>
    <dc:title>Class CommandLine</dc:title>
    <meta:document-statistic meta:table-count="76" meta:image-count="2" meta:object-count="0" meta:page-count="24" meta:paragraph-count="1918" meta:word-count="4205" meta:character-count="31524" meta:non-whitespace-character-count="26568"/>
    <meta:user-defined meta:name="Informações 1"/>
    <meta:user-defined meta:name="Informações 2"/>
    <meta:user-defined meta:name="Informações 3"/>
    <meta:user-defined meta:name="Informações 4"/>
  </office:meta>
</office:document-meta>
</file>